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30"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24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貨供銷情形0" table:style-name="ta1">
        <table:table-column table:style-name="co1" table:default-cell-style-name="ce2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38" table:default-cell-style-name="ce1"/>
        <table:table-row table:style-name="ro1">
          <table:table-cell office:value-type="string" table:style-name="ce27">
            <text:p><text:s text:c="3"/>21‧魚貨供銷情形<text:s text:c="21"/></text:p>
          </table:table-cell>
          <table:table-cell table:number-columns-repeated="7" table:style-name="ce27"/>
          <table:table-cell office:value-type="string" table:style-name="ce27">
            <text:p>21‧Supply and Sale of Fishes</text:p>
          </table:table-cell>
          <table:table-cell table:number-columns-repeated="9" table:style-name="ce27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table:style-name="ce19"/>
          <table:table-cell table:number-columns-repeated="7" table:style-name="ce4"/>
          <table:table-cell office:value-type="string" table:style-name="ce5">
            <text:p>單位:公斤</text:p>
          </table:table-cell>
          <table:table-cell table:number-columns-repeated="5" table:style-name="ce4"/>
          <table:table-cell office:value-type="string" table:style-name="ce5">
            <text:p>Unit:K.G.</text:p>
          </table:table-cell>
          <table:table-cell table:number-columns-repeated="16369" table:style-name="ce4"/>
        </table:table-row>
        <table:table-row table:style-name="ro3">
          <table:table-cell table:style-name="ce20"/>
          <table:table-cell table:style-name="ce7"/>
          <table:table-cell office:value-type="string" table:number-columns-spanned="4" table:number-rows-spanned="1" table:style-name="ce39">
            <text:p>供應量</text:p>
          </table:table-cell>
          <table:covered-table-cell table:number-columns-repeated="3"/>
          <table:table-cell table:style-name="ce8"/>
          <table:table-cell table:style-name="ce7"/>
          <table:table-cell office:value-type="string" table:number-columns-spanned="7" table:number-rows-spanned="1" table:style-name="ce30">
            <text:p>銷售量</text:p>
          </table:table-cell>
          <table:covered-table-cell table:number-columns-repeated="6"/>
          <table:table-cell table:number-columns-repeated="2" table:style-name="ce8"/>
          <table:table-cell table:style-name="ce7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4" table:number-rows-spanned="1" table:style-name="ce40">
            <text:p>Supply</text:p>
          </table:table-cell>
          <table:covered-table-cell table:number-columns-repeated="3"/>
          <table:table-cell table:style-name="ce5"/>
          <table:table-cell table:style-name="ce10"/>
          <table:table-cell office:value-type="string" table:number-columns-spanned="7" table:number-rows-spanned="1" table:style-name="ce34">
            <text:p>Selling For</text:p>
          </table:table-cell>
          <table:covered-table-cell table:number-columns-repeated="6"/>
          <table:table-cell table:number-columns-repeated="2" table:style-name="ce11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table:style-name="ce6"/>
          <table:table-cell table:style-name="ce10"/>
          <table:table-cell table:style-name="ce9"/>
          <table:table-cell table:style-name="ce10"/>
          <table:table-cell office:value-type="string" table:number-columns-spanned="2" table:number-rows-spanned="1" table:style-name="ce38">
            <text:p>合計</text:p>
          </table:table-cell>
          <table:covered-table-cell/>
          <table:table-cell office:value-type="string" table:number-columns-spanned="6" table:number-rows-spanned="1" table:style-name="ce39">
            <text:p>當地銷貨</text:p>
          </table:table-cell>
          <table:covered-table-cell table:number-columns-repeated="5"/>
          <table:table-cell table:style-name="ce6"/>
          <table:table-cell table:style-name="ce7"/>
          <table:table-cell table:style-name="ce6"/>
          <table:table-cell table:style-name="ce7"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市場別</text:p>
          </table:table-cell>
          <table:covered-table-cell/>
          <table:table-cell office:value-type="string" table:number-columns-spanned="2" table:number-rows-spanned="1" table:style-name="ce41">
            <text:p>當地供應</text:p>
          </table:table-cell>
          <table:covered-table-cell/>
          <table:table-cell office:value-type="string" table:number-columns-spanned="2" table:number-rows-spanned="1" table:style-name="ce41">
            <text:p>其他地區供應</text:p>
          </table:table-cell>
          <table:covered-table-cell/>
          <table:table-cell table:style-name="ce5"/>
          <table:table-cell table:style-name="ce10"/>
          <table:table-cell office:value-type="string" table:number-columns-spanned="6" table:number-rows-spanned="1" table:style-name="ce40">
            <text:p>Local</text:p>
          </table:table-cell>
          <table:covered-table-cell table:number-columns-repeated="5"/>
          <table:table-cell office:value-type="string" table:number-columns-spanned="2" table:number-rows-spanned="1" table:style-name="ce41">
            <text:p>其他鄉鎮市</text:p>
          </table:table-cell>
          <table:covered-table-cell/>
          <table:table-cell office:value-type="string" table:number-columns-spanned="2" table:number-rows-spanned="1" table:style-name="ce41">
            <text:p>外銷</text:p>
          </table:table-cell>
          <table:covered-table-cell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2" table:number-rows-spanned="1" table:style-name="ce41">
            <text:p>Local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39">
            <text:p>直接銷售</text:p>
          </table:table-cell>
          <table:covered-table-cell/>
          <table:table-cell office:value-type="string" table:number-columns-spanned="2" table:number-rows-spanned="1" table:style-name="ce39">
            <text:p>加工業用</text:p>
          </table:table-cell>
          <table:covered-table-cell/>
          <table:table-cell office:value-type="string" table:number-columns-spanned="2" table:number-rows-spanned="1" table:style-name="ce39">
            <text:p>小計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41">
            <text:p>Export</text:p>
          </table:table-cell>
          <table:covered-table-cell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Market</text:p>
          </table:table-cell>
          <table:covered-table-cell/>
          <table:table-cell table:style-name="ce13"/>
          <table:table-cell table:style-name="ce10"/>
          <table:table-cell table:style-name="ce9"/>
          <table:table-cell table:style-name="ce10"/>
          <table:table-cell table:style-name="ce5"/>
          <table:table-cell table:style-name="ce10"/>
          <table:table-cell office:value-type="string" table:number-columns-spanned="2" table:number-rows-spanned="1" table:style-name="ce40">
            <text:p>Direct</text:p>
          </table:table-cell>
          <table:covered-table-cell/>
          <table:table-cell office:value-type="string" table:number-columns-spanned="2" table:number-rows-spanned="1" table:style-name="ce40">
            <text:p>Processing</text:p>
          </table:table-cell>
          <table:covered-table-cell/>
          <table:table-cell office:value-type="string" table:number-columns-spanned="2" table:number-rows-spanned="1" table:style-name="ce40">
            <text:p>Sub Total</text:p>
          </table:table-cell>
          <table:covered-table-cell/>
          <table:table-cell table:style-name="ce13"/>
          <table:table-cell table:style-name="ce12"/>
          <table:table-cell table:style-name="ce13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table:number-columns-repeated="16366" table:style-name="ce4"/>
        </table:table-row>
        <table:table-row table:style-name="ro3">
          <table:table-cell table:style-name="ce22"/>
          <table:table-cell table:style-name="ce12"/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合計</text:p>
          </table:table-cell>
          <table:table-cell office:value-type="string" table:style-name="ce10">
            <text:p>Total</text:p>
          </table:table-cell>
          <table:table-cell office:value-type="float" office:value="367958015.06" table:formula="msoxl:=IF(SUM(C38,'魚貨供銷情形2(續完)'!C37)=0,&quot;-&quot;,SUM(C38,'魚貨供銷情形2(續完)'!C37))" table:style-name="ce17">
            <text:p>367,958,015<text:s/></text:p>
          </table:table-cell>
          <table:table-cell office:value-type="percentage" office:value="0.75096832426842464" table:formula="msoxl:=IF(AND(SUM(C12)&gt;0,SUM(G12)&gt;0),C12/G12,&quot;-&quot;)" table:style-name="ce18">
            <text:p>75.10%</text:p>
          </table:table-cell>
          <table:table-cell office:value-type="float" office:value="122020061.47" table:formula="msoxl:=IF(SUM(E38,'魚貨供銷情形2(續完)'!E37)=0,&quot;-&quot;,SUM(E38,'魚貨供銷情形2(續完)'!E37))" table:style-name="ce17">
            <text:p>122,020,061<text:s/></text:p>
          </table:table-cell>
          <table:table-cell office:value-type="percentage" office:value="0.24903167573157542" table:formula="msoxl:=IF(AND(SUM(E12)&gt;0,SUM(G12)&gt;0),E12/G12,&quot;-&quot;)" table:style-name="ce18">
            <text:p>24.90%</text:p>
          </table:table-cell>
          <table:table-cell office:value-type="float" office:value="489978076.52999997" table:formula="msoxl:=IF(SUM(C12,E12)=0,&quot;-&quot;,SUM(C12,E12))" table:style-name="ce17">
            <text:p>489,978,077<text:s/></text:p>
          </table:table-cell>
          <table:table-cell office:value-type="percentage" office:value="1" table:formula="msoxl:=IF(SUM(G12)&gt;0,G12/G12,&quot;-&quot;)" table:style-name="ce18">
            <text:p>100.00%</text:p>
          </table:table-cell>
          <table:table-cell office:value-type="float" office:value="259689825.78" table:formula="msoxl:=IF(SUM(I38,'魚貨供銷情形2(續完)'!I37)=0,&quot;-&quot;,SUM(I38,'魚貨供銷情形2(續完)'!I37))" table:style-name="ce17">
            <text:p>259,689,826<text:s/></text:p>
          </table:table-cell>
          <table:table-cell office:value-type="percentage" office:value="0.5300029495587032" table:formula="msoxl:=IF(AND(SUM(I12)&gt;0,SUM(G12)&gt;0),I12/G12,&quot;-&quot;)" table:style-name="ce18">
            <text:p>53.00%</text:p>
          </table:table-cell>
          <table:table-cell office:value-type="float" office:value="47063118.990000002" table:formula="msoxl:=IF(SUM(K38,'魚貨供銷情形2(續完)'!K37)=0,&quot;-&quot;,SUM(K38,'魚貨供銷情形2(續完)'!K37))" table:style-name="ce17">
            <text:p>47,063,119<text:s/></text:p>
          </table:table-cell>
          <table:table-cell office:value-type="percentage" office:value="9.6051479125961389E-2" table:formula="msoxl:=IF(AND(SUM(K12)&gt;0,SUM(G12)&gt;0),K12/G12,&quot;-&quot;)" table:style-name="ce18">
            <text:p>9.61%</text:p>
          </table:table-cell>
          <table:table-cell office:value-type="float" office:value="306752944.76999998" table:formula="msoxl:=IF(SUM(I12,K12)=0,&quot;-&quot;,SUM(I12,K12))" table:style-name="ce17">
            <text:p>306,752,945<text:s/></text:p>
          </table:table-cell>
          <table:table-cell office:value-type="percentage" office:value="0.62605442868466454" table:formula="msoxl:=IF(AND(SUM(M12)&gt;0,SUM(G12)&gt;0),M12/G12,&quot;-&quot;)" table:style-name="ce18">
            <text:p>62.61%</text:p>
          </table:table-cell>
          <table:table-cell office:value-type="float" office:value="67180631.569999993" table:formula="msoxl:=IF(SUM(O38,'魚貨供銷情形2(續完)'!O37)=0,&quot;-&quot;,SUM(O38,'魚貨供銷情形2(續完)'!O37))" table:style-name="ce17">
            <text:p>67,180,632<text:s/></text:p>
          </table:table-cell>
          <table:table-cell office:value-type="percentage" office:value="0.13710946425556392" table:formula="msoxl:=IF(AND(SUM(O12)&gt;0,SUM(M12,O12,Q12)&gt;0),O12/SUM(M12,O12,Q12),&quot;-&quot;)" table:style-name="ce18">
            <text:p>13.71%</text:p>
          </table:table-cell>
          <table:table-cell office:value-type="float" office:value="116044500.19" table:formula="msoxl:=IF(SUM(Q38,'魚貨供銷情形2(續完)'!Q37)=0,&quot;-&quot;,SUM(Q38,'魚貨供銷情形2(續完)'!Q37))" table:style-name="ce17">
            <text:p>116,044,500<text:s/></text:p>
          </table:table-cell>
          <table:table-cell office:value-type="percentage" office:value="0.23683610705977151" table:formula="msoxl:=IF(AND(SUM(Q12)&gt;0,SUM(M12,O12,Q12)&gt;0),Q12/SUM(M12,O12,Q12),&quot;-&quot;)" table:style-name="ce18">
            <text:p>23.68%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9" table:style-name="ce2"/>
          <table:table-cell table:style-name="ce18"/>
          <table:table-cell table:style-name="ce2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台北</text:p>
          </table:table-cell>
          <table:table-cell office:value-type="string" table:style-name="ce10">
            <text:p>Taipei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15)&gt;0,SUM(G15)&gt;0),C15/G15,&quot;-&quot;)" table:style-name="ce18">
            <text:p>-</text:p>
          </table:table-cell>
          <table:table-cell office:value-type="float" office:value="24399808.390000001" table:style-name="ce16">
            <text:p>24,399,808<text:s/></text:p>
          </table:table-cell>
          <table:table-cell office:value-type="percentage" office:value="1" table:formula="msoxl:=IF(AND(SUM(E15)&gt;0,SUM(G15)&gt;0),E15/G15,&quot;-&quot;)" table:style-name="ce18">
            <text:p>100.00%</text:p>
          </table:table-cell>
          <table:table-cell office:value-type="float" office:value="24399808.390000001" table:formula="msoxl:=IF(SUM(C15,E15)=0,&quot;-&quot;,SUM(C15,E15))" table:style-name="ce17">
            <text:p>24,399,808<text:s/></text:p>
          </table:table-cell>
          <table:table-cell office:value-type="percentage" office:value="1" table:formula="msoxl:=IF(SUM(G15)&gt;0,G15/G15,&quot;-&quot;)" table:style-name="ce18">
            <text:p>100.00%</text:p>
          </table:table-cell>
          <table:table-cell office:value-type="float" office:value="10247919.5" table:style-name="ce16">
            <text:p>10,247,920<text:s/></text:p>
          </table:table-cell>
          <table:table-cell office:value-type="percentage" office:value="0.41999999902458252" table:formula="msoxl:=IF(AND(SUM(I15)&gt;0,SUM(G15)&gt;0),I15/G15,&quot;-&quot;)" table:style-name="ce18">
            <text:p>42.00%</text:p>
          </table:table-cell>
          <table:table-cell office:value-type="float" office:value="487996.2" table:style-name="ce16">
            <text:p>487,996<text:s/></text:p>
          </table:table-cell>
          <table:table-cell office:value-type="percentage" office:value="2.0000001319682496E-2" table:formula="msoxl:=IF(AND(SUM(K15)&gt;0,SUM(G15)&gt;0),K15/G15,&quot;-&quot;)" table:style-name="ce18">
            <text:p>2.00%</text:p>
          </table:table-cell>
          <table:table-cell office:value-type="float" office:value="10735915.699999999" table:formula="msoxl:=IF(SUM(I15,K15)=0,&quot;-&quot;,SUM(I15,K15))" table:style-name="ce17">
            <text:p>10,735,916<text:s/></text:p>
          </table:table-cell>
          <table:table-cell office:value-type="percentage" office:value="0.44000000034426495" table:formula="msoxl:=IF(AND(SUM(M15)&gt;0,SUM(G15)&gt;0),M15/G15,&quot;-&quot;)" table:style-name="ce18">
            <text:p>44.00%</text:p>
          </table:table-cell>
          <table:table-cell office:value-type="float" office:value="13663892.689999999" table:style-name="ce16">
            <text:p>13,663,893<text:s/></text:p>
          </table:table-cell>
          <table:table-cell office:value-type="percentage" office:value="0.55999999965573499" table:formula="msoxl:=IF(AND(SUM(O15)&gt;0,SUM(M15,O15,Q15)&gt;0),O15/SUM(M15,O15,Q15),&quot;-&quot;)" table:style-name="ce18">
            <text:p>56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5)&gt;0,SUM(M15,O15,Q15)&gt;0),Q15/SUM(M15,O15,Q1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三重</text:p>
          </table:table-cell>
          <table:table-cell office:value-type="string" table:style-name="ce10">
            <text:p>Sanchung</text:p>
          </table:table-cell>
          <table:table-cell office:value-type="float" office:value="6000394" table:style-name="ce16">
            <text:p>6,000,394<text:s/></text:p>
          </table:table-cell>
          <table:table-cell office:value-type="percentage" office:value="0.60000003999737617" table:formula="msoxl:=IF(AND(SUM(C16)&gt;0,SUM(G16)&gt;0),C16/G16,&quot;-&quot;)" table:style-name="ce18">
            <text:p>60.00%</text:p>
          </table:table-cell>
          <table:table-cell office:value-type="float" office:value="4000262" table:style-name="ce16">
            <text:p>4,000,262<text:s/></text:p>
          </table:table-cell>
          <table:table-cell office:value-type="percentage" office:value="0.39999996000262383" table:formula="msoxl:=IF(AND(SUM(E16)&gt;0,SUM(G16)&gt;0),E16/G16,&quot;-&quot;)" table:style-name="ce18">
            <text:p>40.00%</text:p>
          </table:table-cell>
          <table:table-cell office:value-type="float" office:value="10000656" table:formula="msoxl:=IF(SUM(C16,E16)=0,&quot;-&quot;,SUM(C16,E16))" table:style-name="ce17">
            <text:p>10,000,656<text:s/></text:p>
          </table:table-cell>
          <table:table-cell office:value-type="percentage" office:value="1" table:formula="msoxl:=IF(SUM(G16)&gt;0,G16/G16,&quot;-&quot;)" table:style-name="ce18">
            <text:p>100.00%</text:p>
          </table:table-cell>
          <table:table-cell office:value-type="float" office:value="10000656" table:style-name="ce16">
            <text:p>10,000,656<text:s/></text:p>
          </table:table-cell>
          <table:table-cell office:value-type="percentage" office:value="1" table:formula="msoxl:=IF(AND(SUM(I16)&gt;0,SUM(G16)&gt;0),I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6)&gt;0,SUM(G16)&gt;0),K16/G16,&quot;-&quot;)" table:style-name="ce18">
            <text:p>-</text:p>
          </table:table-cell>
          <table:table-cell office:value-type="float" office:value="10000656" table:formula="msoxl:=IF(SUM(I16,K16)=0,&quot;-&quot;,SUM(I16,K16))" table:style-name="ce17">
            <text:p>10,000,656<text:s/></text:p>
          </table:table-cell>
          <table:table-cell office:value-type="percentage" office:value="1" table:formula="msoxl:=IF(AND(SUM(M16)&gt;0,SUM(G16)&gt;0),M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6)&gt;0,SUM(M16,O16,Q16)&gt;0),O16/SUM(M16,O16,Q16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6)&gt;0,SUM(M16,O16,Q16)&gt;0),Q16/SUM(M16,O16,Q1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桃園</text:p>
          </table:table-cell>
          <table:table-cell office:value-type="string" table:style-name="ce10">
            <text:p>Taoyuan</text:p>
          </table:table-cell>
          <table:table-cell office:value-type="float" office:value="681124" table:style-name="ce16">
            <text:p>681,124<text:s/></text:p>
          </table:table-cell>
          <table:table-cell office:value-type="percentage" office:value="0.12000000704717538" table:formula="msoxl:=IF(AND(SUM(C17)&gt;0,SUM(G17)&gt;0),C17/G17,&quot;-&quot;)" table:style-name="ce18">
            <text:p>12.00%</text:p>
          </table:table-cell>
          <table:table-cell office:value-type="float" office:value="4994909" table:style-name="ce16">
            <text:p>4,994,909<text:s/></text:p>
          </table:table-cell>
          <table:table-cell office:value-type="percentage" office:value="0.87999999295282461" table:formula="msoxl:=IF(AND(SUM(E17)&gt;0,SUM(G17)&gt;0),E17/G17,&quot;-&quot;)" table:style-name="ce18">
            <text:p>88.00%</text:p>
          </table:table-cell>
          <table:table-cell office:value-type="float" office:value="5676033" table:formula="msoxl:=IF(SUM(C17,E17)=0,&quot;-&quot;,SUM(C17,E17))" table:style-name="ce17">
            <text:p>5,676,033<text:s/></text:p>
          </table:table-cell>
          <table:table-cell office:value-type="percentage" office:value="1" table:formula="msoxl:=IF(SUM(G17)&gt;0,G17/G17,&quot;-&quot;)" table:style-name="ce18">
            <text:p>100.00%</text:p>
          </table:table-cell>
          <table:table-cell office:value-type="float" office:value="2270413" table:style-name="ce16">
            <text:p>2,270,413<text:s/></text:p>
          </table:table-cell>
          <table:table-cell office:value-type="percentage" office:value="0.39999996476412314" table:formula="msoxl:=IF(AND(SUM(I17)&gt;0,SUM(G17)&gt;0),I17/G17,&quot;-&quot;)" table:style-name="ce18">
            <text:p>4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7)&gt;0,SUM(G17)&gt;0),K17/G17,&quot;-&quot;)" table:style-name="ce18">
            <text:p>-</text:p>
          </table:table-cell>
          <table:table-cell office:value-type="float" office:value="2270413" table:formula="msoxl:=IF(SUM(I17,K17)=0,&quot;-&quot;,SUM(I17,K17))" table:style-name="ce17">
            <text:p>2,270,413<text:s/></text:p>
          </table:table-cell>
          <table:table-cell office:value-type="percentage" office:value="0.39999996476412314" table:formula="msoxl:=IF(AND(SUM(M17)&gt;0,SUM(G17)&gt;0),M17/G17,&quot;-&quot;)" table:style-name="ce18">
            <text:p>40.00%</text:p>
          </table:table-cell>
          <table:table-cell office:value-type="float" office:value="3405620" table:style-name="ce16">
            <text:p>3,405,620<text:s/></text:p>
          </table:table-cell>
          <table:table-cell office:value-type="percentage" office:value="0.60000003523587686" table:formula="msoxl:=IF(AND(SUM(O17)&gt;0,SUM(M17,O17,Q17)&gt;0),O17/SUM(M17,O17,Q17),&quot;-&quot;)" table:style-name="ce18">
            <text:p>6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7)&gt;0,SUM(M17,O17,Q17)&gt;0),Q17/SUM(M17,O17,Q17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中壢</text:p>
          </table:table-cell>
          <table:table-cell office:value-type="string" table:style-name="ce10">
            <text:p>Chungli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18)&gt;0,SUM(G18)&gt;0),C18/G1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8)&gt;0,SUM(G18)&gt;0),E18/G18,&quot;-&quot;)" table:style-name="ce18">
            <text:p>-</text:p>
          </table:table-cell>
          <table:table-cell office:value-type="string" office:string-value="-" table:formula="msoxl:=IF(SUM(C18,E18)=0,&quot;-&quot;,SUM(C18,E18))" table:style-name="ce17">
            <text:p>-</text:p>
          </table:table-cell>
          <table:table-cell office:value-type="string" office:string-value="-" table:formula="msoxl:=IF(SUM(G18)&gt;0,G18/G1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18)&gt;0,SUM(G18)&gt;0),I18/G1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8)&gt;0,SUM(G18)&gt;0),K18/G18,&quot;-&quot;)" table:style-name="ce18">
            <text:p>-</text:p>
          </table:table-cell>
          <table:table-cell office:value-type="string" office:string-value="-" table:formula="msoxl:=IF(SUM(I18,K18)=0,&quot;-&quot;,SUM(I18,K18))" table:style-name="ce17">
            <text:p>-</text:p>
          </table:table-cell>
          <table:table-cell office:value-type="string" office:string-value="-" table:formula="msoxl:=IF(AND(SUM(M18)&gt;0,SUM(G18)&gt;0),M18/G1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8)&gt;0,SUM(M18,O18,Q18)&gt;0),O18/SUM(M18,O18,Q18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8)&gt;0,SUM(M18,O18,Q18)&gt;0),Q18/SUM(M18,O18,Q18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新竹</text:p>
          </table:table-cell>
          <table:table-cell office:value-type="string" table:style-name="ce10">
            <text:p>Hsinchu</text:p>
          </table:table-cell>
          <table:table-cell office:value-type="float" office:value="3383050" table:style-name="ce16">
            <text:p>3,383,050<text:s/></text:p>
          </table:table-cell>
          <table:table-cell office:value-type="percentage" office:value="0.55000000000000004" table:formula="msoxl:=IF(AND(SUM(C19)&gt;0,SUM(G19)&gt;0),C19/G19,&quot;-&quot;)" table:style-name="ce18">
            <text:p>55.00%</text:p>
          </table:table-cell>
          <table:table-cell office:value-type="float" office:value="2767950" table:style-name="ce16">
            <text:p>2,767,950<text:s/></text:p>
          </table:table-cell>
          <table:table-cell office:value-type="percentage" office:value="0.45" table:formula="msoxl:=IF(AND(SUM(E19)&gt;0,SUM(G19)&gt;0),E19/G19,&quot;-&quot;)" table:style-name="ce18">
            <text:p>45.00%</text:p>
          </table:table-cell>
          <table:table-cell office:value-type="float" office:value="6151000" table:formula="msoxl:=IF(SUM(C19,E19)=0,&quot;-&quot;,SUM(C19,E19))" table:style-name="ce17">
            <text:p>6,151,000<text:s/></text:p>
          </table:table-cell>
          <table:table-cell office:value-type="percentage" office:value="1" table:formula="msoxl:=IF(SUM(G19)&gt;0,G19/G19,&quot;-&quot;)" table:style-name="ce18">
            <text:p>100.00%</text:p>
          </table:table-cell>
          <table:table-cell office:value-type="float" office:value="4736270" table:style-name="ce16">
            <text:p>4,736,270<text:s/></text:p>
          </table:table-cell>
          <table:table-cell office:value-type="percentage" office:value="0.77" table:formula="msoxl:=IF(AND(SUM(I19)&gt;0,SUM(G19)&gt;0),I19/G19,&quot;-&quot;)" table:style-name="ce18">
            <text:p>77.00%</text:p>
          </table:table-cell>
          <table:table-cell office:value-type="float" office:value="184530" table:style-name="ce16">
            <text:p>184,530<text:s/></text:p>
          </table:table-cell>
          <table:table-cell office:value-type="percentage" office:value="0.03" table:formula="msoxl:=IF(AND(SUM(K19)&gt;0,SUM(G19)&gt;0),K19/G19,&quot;-&quot;)" table:style-name="ce18">
            <text:p>3.00%</text:p>
          </table:table-cell>
          <table:table-cell office:value-type="float" office:value="4920800" table:formula="msoxl:=IF(SUM(I19,K19)=0,&quot;-&quot;,SUM(I19,K19))" table:style-name="ce17">
            <text:p>4,920,800<text:s/></text:p>
          </table:table-cell>
          <table:table-cell office:value-type="percentage" office:value="0.8" table:formula="msoxl:=IF(AND(SUM(M19)&gt;0,SUM(G19)&gt;0),M19/G19,&quot;-&quot;)" table:style-name="ce18">
            <text:p>80.00%</text:p>
          </table:table-cell>
          <table:table-cell office:value-type="float" office:value="1230200" table:style-name="ce16">
            <text:p>1,230,200<text:s/></text:p>
          </table:table-cell>
          <table:table-cell office:value-type="percentage" office:value="0.2" table:formula="msoxl:=IF(AND(SUM(O19)&gt;0,SUM(M19,O19,Q19)&gt;0),O19/SUM(M19,O19,Q19),&quot;-&quot;)" table:style-name="ce18">
            <text:p>2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9)&gt;0,SUM(M19,O19,Q19)&gt;0),Q19/SUM(M19,O19,Q19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7"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苗栗</text:p>
          </table:table-cell>
          <table:table-cell office:value-type="string" table:style-name="ce10">
            <text:p>Miaoli</text:p>
          </table:table-cell>
          <table:table-cell office:value-type="float" office:value="58310" table:style-name="ce16">
            <text:p>58,310<text:s/></text:p>
          </table:table-cell>
          <table:table-cell office:value-type="percentage" office:value="0.02" table:formula="msoxl:=IF(AND(SUM(C22)&gt;0,SUM(G22)&gt;0),C22/G22,&quot;-&quot;)" table:style-name="ce18">
            <text:p>2.00%</text:p>
          </table:table-cell>
          <table:table-cell office:value-type="float" office:value="2857190" table:style-name="ce16">
            <text:p>2,857,190<text:s/></text:p>
          </table:table-cell>
          <table:table-cell office:value-type="percentage" office:value="0.98" table:formula="msoxl:=IF(AND(SUM(E22)&gt;0,SUM(G22)&gt;0),E22/G22,&quot;-&quot;)" table:style-name="ce18">
            <text:p>98.00%</text:p>
          </table:table-cell>
          <table:table-cell office:value-type="float" office:value="2915500" table:formula="msoxl:=IF(SUM(C22,E22)=0,&quot;-&quot;,SUM(C22,E22))" table:style-name="ce17">
            <text:p>2,915,500<text:s/></text:p>
          </table:table-cell>
          <table:table-cell office:value-type="percentage" office:value="1" table:formula="msoxl:=IF(SUM(G22)&gt;0,G22/G22,&quot;-&quot;)" table:style-name="ce18">
            <text:p>100.00%</text:p>
          </table:table-cell>
          <table:table-cell office:value-type="float" office:value="2227740" table:style-name="ce16">
            <text:p>2,227,740<text:s/></text:p>
          </table:table-cell>
          <table:table-cell office:value-type="percentage" office:value="0.76410221231349684" table:formula="msoxl:=IF(AND(SUM(I22)&gt;0,SUM(G22)&gt;0),I22/G22,&quot;-&quot;)" table:style-name="ce18">
            <text:p>76.41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2)&gt;0,SUM(G22)&gt;0),K22/G22,&quot;-&quot;)" table:style-name="ce18">
            <text:p>-</text:p>
          </table:table-cell>
          <table:table-cell office:value-type="float" office:value="2227740" table:formula="msoxl:=IF(SUM(I22,K22)=0,&quot;-&quot;,SUM(I22,K22))" table:style-name="ce17">
            <text:p>2,227,740<text:s/></text:p>
          </table:table-cell>
          <table:table-cell office:value-type="percentage" office:value="0.76410221231349684" table:formula="msoxl:=IF(AND(SUM(M22)&gt;0,SUM(G22)&gt;0),M22/G22,&quot;-&quot;)" table:style-name="ce18">
            <text:p>76.41%</text:p>
          </table:table-cell>
          <table:table-cell office:value-type="float" office:value="687760" table:style-name="ce16">
            <text:p>687,760<text:s/></text:p>
          </table:table-cell>
          <table:table-cell office:value-type="percentage" office:value="0.23589778768650319" table:formula="msoxl:=IF(AND(SUM(O22)&gt;0,SUM(M22,O22,Q22)&gt;0),O22/SUM(M22,O22,Q22),&quot;-&quot;)" table:style-name="ce18">
            <text:p>23.59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2)&gt;0,SUM(M22,O22,Q22)&gt;0),Q22/SUM(M22,O22,Q22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彰化</text:p>
          </table:table-cell>
          <table:table-cell office:value-type="string" table:style-name="ce10">
            <text:p>Changhwa</text:p>
          </table:table-cell>
          <table:table-cell office:value-type="float" office:value="79108" table:style-name="ce16">
            <text:p>79,108<text:s/></text:p>
          </table:table-cell>
          <table:table-cell office:value-type="percentage" office:value="9.9999130436848015E-3" table:formula="msoxl:=IF(AND(SUM(C23)&gt;0,SUM(G23)&gt;0),C23/G23,&quot;-&quot;)" table:style-name="ce18">
            <text:p>1.00%</text:p>
          </table:table-cell>
          <table:table-cell office:value-type="float" office:value="7831760.79" table:style-name="ce16">
            <text:p>7,831,761<text:s/></text:p>
          </table:table-cell>
          <table:table-cell office:value-type="percentage" office:value="0.99000008695631525" table:formula="msoxl:=IF(AND(SUM(E23)&gt;0,SUM(G23)&gt;0),E23/G23,&quot;-&quot;)" table:style-name="ce18">
            <text:p>99.00%</text:p>
          </table:table-cell>
          <table:table-cell office:value-type="float" office:value="7910868.79" table:formula="msoxl:=IF(SUM(C23,E23)=0,&quot;-&quot;,SUM(C23,E23))" table:style-name="ce17">
            <text:p>7,910,869<text:s/></text:p>
          </table:table-cell>
          <table:table-cell office:value-type="percentage" office:value="1" table:formula="msoxl:=IF(SUM(G23)&gt;0,G23/G23,&quot;-&quot;)" table:style-name="ce18">
            <text:p>100.00%</text:p>
          </table:table-cell>
          <table:table-cell office:value-type="float" office:value="6170477.5899999999" table:style-name="ce16">
            <text:p>6,170,478<text:s/></text:p>
          </table:table-cell>
          <table:table-cell office:value-type="percentage" office:value="0.77999999163176614" table:formula="msoxl:=IF(AND(SUM(I23)&gt;0,SUM(G23)&gt;0),I23/G23,&quot;-&quot;)" table:style-name="ce18">
            <text:p>78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3)&gt;0,SUM(G23)&gt;0),K23/G23,&quot;-&quot;)" table:style-name="ce18">
            <text:p>-</text:p>
          </table:table-cell>
          <table:table-cell office:value-type="float" office:value="6170477.5899999999" table:formula="msoxl:=IF(SUM(I23,K23)=0,&quot;-&quot;,SUM(I23,K23))" table:style-name="ce17">
            <text:p>6,170,478<text:s/></text:p>
          </table:table-cell>
          <table:table-cell office:value-type="percentage" office:value="0.77999999163176614" table:formula="msoxl:=IF(AND(SUM(M23)&gt;0,SUM(G23)&gt;0),M23/G23,&quot;-&quot;)" table:style-name="ce18">
            <text:p>78.00%</text:p>
          </table:table-cell>
          <table:table-cell office:value-type="float" office:value="1740391.19" table:style-name="ce16">
            <text:p>1,740,391<text:s/></text:p>
          </table:table-cell>
          <table:table-cell office:value-type="percentage" office:value="0.22000000738224862" table:formula="msoxl:=IF(AND(SUM(O23)&gt;0,SUM(M23,O23,Q23)&gt;0),O23/SUM(M23,O23,Q23),&quot;-&quot;)" table:style-name="ce18">
            <text:p>22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3)&gt;0,SUM(M23,O23,Q23)&gt;0),Q23/SUM(M23,O23,Q23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埔心</text:p>
          </table:table-cell>
          <table:table-cell office:value-type="string" table:style-name="ce10">
            <text:p>Pushin</text:p>
          </table:table-cell>
          <table:table-cell office:value-type="float" office:value="294970" table:style-name="ce16">
            <text:p>294,970<text:s/></text:p>
          </table:table-cell>
          <table:table-cell office:value-type="percentage" office:value="3.128102903206547E-2" table:formula="msoxl:=IF(AND(SUM(C24)&gt;0,SUM(G24)&gt;0),C24/G24,&quot;-&quot;)" table:style-name="ce18">
            <text:p>3.13%</text:p>
          </table:table-cell>
          <table:table-cell office:value-type="float" office:value="9134707" table:style-name="ce16">
            <text:p>9,134,707<text:s/></text:p>
          </table:table-cell>
          <table:table-cell office:value-type="percentage" office:value="0.96871897096793458" table:formula="msoxl:=IF(AND(SUM(E24)&gt;0,SUM(G24)&gt;0),E24/G24,&quot;-&quot;)" table:style-name="ce18">
            <text:p>96.87%</text:p>
          </table:table-cell>
          <table:table-cell office:value-type="float" office:value="9429677" table:formula="msoxl:=IF(SUM(C24,E24)=0,&quot;-&quot;,SUM(C24,E24))" table:style-name="ce17">
            <text:p>9,429,677<text:s/></text:p>
          </table:table-cell>
          <table:table-cell office:value-type="percentage" office:value="1" table:formula="msoxl:=IF(SUM(G24)&gt;0,G24/G24,&quot;-&quot;)" table:style-name="ce18">
            <text:p>100.00%</text:p>
          </table:table-cell>
          <table:table-cell office:value-type="float" office:value="6355602" table:style-name="ce16">
            <text:p>6,355,602<text:s/></text:p>
          </table:table-cell>
          <table:table-cell office:value-type="percentage" office:value="0.67399996839764498" table:formula="msoxl:=IF(AND(SUM(I24)&gt;0,SUM(G24)&gt;0),I24/G24,&quot;-&quot;)" table:style-name="ce18">
            <text:p>67.4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4)&gt;0,SUM(G24)&gt;0),K24/G24,&quot;-&quot;)" table:style-name="ce18">
            <text:p>-</text:p>
          </table:table-cell>
          <table:table-cell office:value-type="float" office:value="6355602" table:formula="msoxl:=IF(SUM(I24,K24)=0,&quot;-&quot;,SUM(I24,K24))" table:style-name="ce17">
            <text:p>6,355,602<text:s/></text:p>
          </table:table-cell>
          <table:table-cell office:value-type="percentage" office:value="0.67399996839764498" table:formula="msoxl:=IF(AND(SUM(M24)&gt;0,SUM(G24)&gt;0),M24/G24,&quot;-&quot;)" table:style-name="ce18">
            <text:p>67.40%</text:p>
          </table:table-cell>
          <table:table-cell office:value-type="float" office:value="3074075" table:style-name="ce16">
            <text:p>3,074,075<text:s/></text:p>
          </table:table-cell>
          <table:table-cell office:value-type="percentage" office:value="0.32600003160235497" table:formula="msoxl:=IF(AND(SUM(O24)&gt;0,SUM(M24,O24,Q24)&gt;0),O24/SUM(M24,O24,Q24),&quot;-&quot;)" table:style-name="ce18">
            <text:p>32.6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4)&gt;0,SUM(M24,O24,Q24)&gt;0),Q24/SUM(M24,O24,Q24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南投</text:p>
          </table:table-cell>
          <table:table-cell office:value-type="string" table:style-name="ce10">
            <text:p>Nantou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5)&gt;0,SUM(G25)&gt;0),C25/G25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5)&gt;0,SUM(G25)&gt;0),E25/G25,&quot;-&quot;)" table:style-name="ce18">
            <text:p>-</text:p>
          </table:table-cell>
          <table:table-cell office:value-type="string" office:string-value="-" table:formula="msoxl:=IF(SUM(C25,E25)=0,&quot;-&quot;,SUM(C25,E25))" table:style-name="ce17">
            <text:p>-</text:p>
          </table:table-cell>
          <table:table-cell office:value-type="string" office:string-value="-" table:formula="msoxl:=IF(SUM(G25)&gt;0,G25/G25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5)&gt;0,SUM(G25)&gt;0),I25/G25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5)&gt;0,SUM(G25)&gt;0),K25/G25,&quot;-&quot;)" table:style-name="ce18">
            <text:p>-</text:p>
          </table:table-cell>
          <table:table-cell office:value-type="string" office:string-value="-" table:formula="msoxl:=IF(SUM(I25,K25)=0,&quot;-&quot;,SUM(I25,K25))" table:style-name="ce17">
            <text:p>-</text:p>
          </table:table-cell>
          <table:table-cell office:value-type="string" office:string-value="-" table:formula="msoxl:=IF(AND(SUM(M25)&gt;0,SUM(G25)&gt;0),M25/G25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5)&gt;0,SUM(M25,O25,Q25)&gt;0),O25/SUM(M25,O25,Q25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5)&gt;0,SUM(M25,O25,Q25)&gt;0),Q25/SUM(M25,O25,Q2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埔里</text:p>
          </table:table-cell>
          <table:table-cell office:value-type="string" table:style-name="ce10">
            <text:p>Puli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6)&gt;0,SUM(G26)&gt;0),C26/G26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6)&gt;0,SUM(G26)&gt;0),E26/G26,&quot;-&quot;)" table:style-name="ce18">
            <text:p>-</text:p>
          </table:table-cell>
          <table:table-cell office:value-type="string" office:string-value="-" table:formula="msoxl:=IF(SUM(C26,E26)=0,&quot;-&quot;,SUM(C26,E26))" table:style-name="ce17">
            <text:p>-</text:p>
          </table:table-cell>
          <table:table-cell office:value-type="string" office:string-value="-" table:formula="msoxl:=IF(SUM(G26)&gt;0,G26/G26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6)&gt;0,SUM(G26)&gt;0),I26/G26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6)&gt;0,SUM(G26)&gt;0),K26/G26,&quot;-&quot;)" table:style-name="ce18">
            <text:p>-</text:p>
          </table:table-cell>
          <table:table-cell office:value-type="string" office:string-value="-" table:formula="msoxl:=IF(SUM(I26,K26)=0,&quot;-&quot;,SUM(I26,K26))" table:style-name="ce17">
            <text:p>-</text:p>
          </table:table-cell>
          <table:table-cell office:value-type="string" office:string-value="-" table:formula="msoxl:=IF(AND(SUM(M26)&gt;0,SUM(G26)&gt;0),M26/G26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6)&gt;0,SUM(M26,O26,Q26)&gt;0),O26/SUM(M26,O26,Q26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6)&gt;0,SUM(M26,O26,Q26)&gt;0),Q26/SUM(M26,O26,Q26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7"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竹山</text:p>
          </table:table-cell>
          <table:table-cell office:value-type="string" table:style-name="ce10">
            <text:p>Chushan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9)&gt;0,SUM(G29)&gt;0),C29/G29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9)&gt;0,SUM(G29)&gt;0),E29/G29,&quot;-&quot;)" table:style-name="ce18">
            <text:p>-</text:p>
          </table:table-cell>
          <table:table-cell office:value-type="string" office:string-value="-" table:formula="msoxl:=IF(SUM(C29,E29)=0,&quot;-&quot;,SUM(C29,E29))" table:style-name="ce17">
            <text:p>-</text:p>
          </table:table-cell>
          <table:table-cell office:value-type="string" office:string-value="-" table:formula="msoxl:=IF(SUM(G29)&gt;0,G29/G29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9)&gt;0,SUM(G29)&gt;0),I29/G29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9)&gt;0,SUM(G29)&gt;0),K29/G29,&quot;-&quot;)" table:style-name="ce18">
            <text:p>-</text:p>
          </table:table-cell>
          <table:table-cell office:value-type="string" office:string-value="-" table:formula="msoxl:=IF(SUM(I29,K29)=0,&quot;-&quot;,SUM(I29,K29))" table:style-name="ce17">
            <text:p>-</text:p>
          </table:table-cell>
          <table:table-cell office:value-type="string" office:string-value="-" table:formula="msoxl:=IF(AND(SUM(M29)&gt;0,SUM(G29)&gt;0),M29/G29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9)&gt;0,SUM(M29,O29,Q29)&gt;0),O29/SUM(M29,O29,Q29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9)&gt;0,SUM(M29,O29,Q29)&gt;0),Q29/SUM(M29,O29,Q29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斗南</text:p>
          </table:table-cell>
          <table:table-cell office:value-type="string" table:style-name="ce10">
            <text:p>Dounan</text:p>
          </table:table-cell>
          <table:table-cell office:value-type="float" office:value="130710" table:style-name="ce16">
            <text:p>130,710<text:s/></text:p>
          </table:table-cell>
          <table:table-cell office:value-type="percentage" office:value="3.0720157485755704E-2" table:formula="msoxl:=IF(AND(SUM(C30)&gt;0,SUM(G30)&gt;0),C30/G30,&quot;-&quot;)" table:style-name="ce18">
            <text:p>3.07%</text:p>
          </table:table-cell>
          <table:table-cell office:value-type="float" office:value="4124151" table:style-name="ce16">
            <text:p>4,124,151<text:s/></text:p>
          </table:table-cell>
          <table:table-cell office:value-type="percentage" office:value="0.96927984251424426" table:formula="msoxl:=IF(AND(SUM(E30)&gt;0,SUM(G30)&gt;0),E30/G30,&quot;-&quot;)" table:style-name="ce18">
            <text:p>96.93%</text:p>
          </table:table-cell>
          <table:table-cell office:value-type="float" office:value="4254861" table:formula="msoxl:=IF(SUM(C30,E30)=0,&quot;-&quot;,SUM(C30,E30))" table:style-name="ce17">
            <text:p>4,254,861<text:s/></text:p>
          </table:table-cell>
          <table:table-cell office:value-type="percentage" office:value="1" table:formula="msoxl:=IF(SUM(G30)&gt;0,G30/G30,&quot;-&quot;)" table:style-name="ce18">
            <text:p>100.00%</text:p>
          </table:table-cell>
          <table:table-cell office:value-type="float" office:value="1697600" table:style-name="ce16">
            <text:p>1,697,600<text:s/></text:p>
          </table:table-cell>
          <table:table-cell office:value-type="percentage" office:value="0.39897895606930522" table:formula="msoxl:=IF(AND(SUM(I30)&gt;0,SUM(G30)&gt;0),I30/G30,&quot;-&quot;)" table:style-name="ce18">
            <text:p>39.90%</text:p>
          </table:table-cell>
          <table:table-cell office:value-type="float" office:value="4400" table:style-name="ce16">
            <text:p>4,400<text:s/></text:p>
          </table:table-cell>
          <table:table-cell office:value-type="percentage" office:value="1.0341113375971623E-3" table:formula="msoxl:=IF(AND(SUM(K30)&gt;0,SUM(G30)&gt;0),K30/G30,&quot;-&quot;)" table:style-name="ce18">
            <text:p>0.10%</text:p>
          </table:table-cell>
          <table:table-cell office:value-type="float" office:value="1702000" table:formula="msoxl:=IF(SUM(I30,K30)=0,&quot;-&quot;,SUM(I30,K30))" table:style-name="ce17">
            <text:p>1,702,000<text:s/></text:p>
          </table:table-cell>
          <table:table-cell office:value-type="percentage" office:value="0.40001306740690235" table:formula="msoxl:=IF(AND(SUM(M30)&gt;0,SUM(G30)&gt;0),M30/G30,&quot;-&quot;)" table:style-name="ce18">
            <text:p>40.00%</text:p>
          </table:table-cell>
          <table:table-cell office:value-type="float" office:value="2552861" table:style-name="ce16">
            <text:p>2,552,861<text:s/></text:p>
          </table:table-cell>
          <table:table-cell office:value-type="percentage" office:value="0.59998693259309765" table:formula="msoxl:=IF(AND(SUM(O30)&gt;0,SUM(M30,O30,Q30)&gt;0),O30/SUM(M30,O30,Q30),&quot;-&quot;)" table:style-name="ce18">
            <text:p>6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0)&gt;0,SUM(M30,O30,Q30)&gt;0),Q30/SUM(M30,O30,Q30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嘉義</text:p>
          </table:table-cell>
          <table:table-cell office:value-type="string" table:style-name="ce10">
            <text:p>Chiayi</text:p>
          </table:table-cell>
          <table:table-cell office:value-type="float" office:value="3863411" table:style-name="ce16">
            <text:p>3,863,411<text:s/></text:p>
          </table:table-cell>
          <table:table-cell office:value-type="percentage" office:value="0.34891028387420264" table:formula="msoxl:=IF(AND(SUM(C31)&gt;0,SUM(G31)&gt;0),C31/G31,&quot;-&quot;)" table:style-name="ce18">
            <text:p>34.89%</text:p>
          </table:table-cell>
          <table:table-cell office:value-type="float" office:value="7209381" table:style-name="ce16">
            <text:p>7,209,381<text:s/></text:p>
          </table:table-cell>
          <table:table-cell office:value-type="percentage" office:value="0.65108971612579736" table:formula="msoxl:=IF(AND(SUM(E31)&gt;0,SUM(G31)&gt;0),E31/G31,&quot;-&quot;)" table:style-name="ce18">
            <text:p>65.11%</text:p>
          </table:table-cell>
          <table:table-cell office:value-type="float" office:value="11072792" table:formula="msoxl:=IF(SUM(C31,E31)=0,&quot;-&quot;,SUM(C31,E31))" table:style-name="ce17">
            <text:p>11,072,792<text:s/></text:p>
          </table:table-cell>
          <table:table-cell office:value-type="percentage" office:value="1" table:formula="msoxl:=IF(SUM(G31)&gt;0,G31/G31,&quot;-&quot;)" table:style-name="ce18">
            <text:p>100.00%</text:p>
          </table:table-cell>
          <table:table-cell office:value-type="float" office:value="7086587" table:style-name="ce16">
            <text:p>7,086,587<text:s/></text:p>
          </table:table-cell>
          <table:table-cell office:value-type="percentage" office:value="0.64000001083737512" table:formula="msoxl:=IF(AND(SUM(I31)&gt;0,SUM(G31)&gt;0),I31/G31,&quot;-&quot;)" table:style-name="ce18">
            <text:p>64.00%</text:p>
          </table:table-cell>
          <table:table-cell office:value-type="float" office:value="221456" table:style-name="ce16">
            <text:p>221,456<text:s/></text:p>
          </table:table-cell>
          <table:table-cell office:value-type="percentage" office:value="2.0000014449833431E-2" table:formula="msoxl:=IF(AND(SUM(K31)&gt;0,SUM(G31)&gt;0),K31/G31,&quot;-&quot;)" table:style-name="ce18">
            <text:p>2.00%</text:p>
          </table:table-cell>
          <table:table-cell office:value-type="float" office:value="7308043" table:formula="msoxl:=IF(SUM(I31,K31)=0,&quot;-&quot;,SUM(I31,K31))" table:style-name="ce17">
            <text:p>7,308,043<text:s/></text:p>
          </table:table-cell>
          <table:table-cell office:value-type="percentage" office:value="0.66000002528720847" table:formula="msoxl:=IF(AND(SUM(M31)&gt;0,SUM(G31)&gt;0),M31/G31,&quot;-&quot;)" table:style-name="ce18">
            <text:p>66.00%</text:p>
          </table:table-cell>
          <table:table-cell office:value-type="float" office:value="3764749" table:style-name="ce16">
            <text:p>3,764,749<text:s/></text:p>
          </table:table-cell>
          <table:table-cell office:value-type="percentage" office:value="0.33999997471279148" table:formula="msoxl:=IF(AND(SUM(O31)&gt;0,SUM(M31,O31,Q31)&gt;0),O31/SUM(M31,O31,Q31),&quot;-&quot;)" table:style-name="ce18">
            <text:p>34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1)&gt;0,SUM(M31,O31,Q31)&gt;0),Q31/SUM(M31,O31,Q31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新營</text:p>
          </table:table-cell>
          <table:table-cell office:value-type="string" table:style-name="ce10">
            <text:p>Hsinying</text:p>
          </table:table-cell>
          <table:table-cell office:value-type="float" office:value="200121" table:style-name="ce16">
            <text:p>200,121<text:s/></text:p>
          </table:table-cell>
          <table:table-cell office:value-type="percentage" office:value="0.19286726226616938" table:formula="msoxl:=IF(AND(SUM(C32)&gt;0,SUM(G32)&gt;0),C32/G32,&quot;-&quot;)" table:style-name="ce18">
            <text:p>19.29%</text:p>
          </table:table-cell>
          <table:table-cell office:value-type="float" office:value="837489" table:style-name="ce16">
            <text:p>837,489<text:s/></text:p>
          </table:table-cell>
          <table:table-cell office:value-type="percentage" office:value="0.80713273773383065" table:formula="msoxl:=IF(AND(SUM(E32)&gt;0,SUM(G32)&gt;0),E32/G32,&quot;-&quot;)" table:style-name="ce18">
            <text:p>80.71%</text:p>
          </table:table-cell>
          <table:table-cell office:value-type="float" office:value="1037610" table:formula="msoxl:=IF(SUM(C32,E32)=0,&quot;-&quot;,SUM(C32,E32))" table:style-name="ce17">
            <text:p>1,037,610<text:s/></text:p>
          </table:table-cell>
          <table:table-cell office:value-type="percentage" office:value="1" table:formula="msoxl:=IF(SUM(G32)&gt;0,G32/G32,&quot;-&quot;)" table:style-name="ce18">
            <text:p>100.00%</text:p>
          </table:table-cell>
          <table:table-cell office:value-type="float" office:value="647200" table:style-name="ce16">
            <text:p>647,200<text:s/></text:p>
          </table:table-cell>
          <table:table-cell office:value-type="percentage" office:value="0.62374109732943972" table:formula="msoxl:=IF(AND(SUM(I32)&gt;0,SUM(G32)&gt;0),I32/G32,&quot;-&quot;)" table:style-name="ce18">
            <text:p>62.37%</text:p>
          </table:table-cell>
          <table:table-cell office:value-type="float" office:value="48556" table:style-name="ce16">
            <text:p>48,556<text:s/></text:p>
          </table:table-cell>
          <table:table-cell office:value-type="percentage" office:value="4.6796002351557904E-2" table:formula="msoxl:=IF(AND(SUM(K32)&gt;0,SUM(G32)&gt;0),K32/G32,&quot;-&quot;)" table:style-name="ce18">
            <text:p>4.68%</text:p>
          </table:table-cell>
          <table:table-cell office:value-type="float" office:value="695756" table:formula="msoxl:=IF(SUM(I32,K32)=0,&quot;-&quot;,SUM(I32,K32))" table:style-name="ce17">
            <text:p>695,756<text:s/></text:p>
          </table:table-cell>
          <table:table-cell office:value-type="percentage" office:value="0.67053709968099773" table:formula="msoxl:=IF(AND(SUM(M32)&gt;0,SUM(G32)&gt;0),M32/G32,&quot;-&quot;)" table:style-name="ce18">
            <text:p>67.05%</text:p>
          </table:table-cell>
          <table:table-cell office:value-type="float" office:value="341854" table:style-name="ce16">
            <text:p>341,854<text:s/></text:p>
          </table:table-cell>
          <table:table-cell office:value-type="percentage" office:value="0.32946290031900233" table:formula="msoxl:=IF(AND(SUM(O32)&gt;0,SUM(M32,O32,Q32)&gt;0),O32/SUM(M32,O32,Q32),&quot;-&quot;)" table:style-name="ce18">
            <text:p>32.95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2)&gt;0,SUM(M32,O32,Q32)&gt;0),Q32/SUM(M32,O32,Q32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佳里</text:p>
          </table:table-cell>
          <table:table-cell office:value-type="string" table:style-name="ce10">
            <text:p>Chiali</text:p>
          </table:table-cell>
          <table:table-cell office:value-type="float" office:value="390400" table:style-name="ce16">
            <text:p>390,400<text:s/></text:p>
          </table:table-cell>
          <table:table-cell office:value-type="percentage" office:value="0.4" table:formula="msoxl:=IF(AND(SUM(C33)&gt;0,SUM(G33)&gt;0),C33/G33,&quot;-&quot;)" table:style-name="ce18">
            <text:p>40.00%</text:p>
          </table:table-cell>
          <table:table-cell office:value-type="float" office:value="585600" table:style-name="ce16">
            <text:p>585,600<text:s/></text:p>
          </table:table-cell>
          <table:table-cell office:value-type="percentage" office:value="0.6" table:formula="msoxl:=IF(AND(SUM(E33)&gt;0,SUM(G33)&gt;0),E33/G33,&quot;-&quot;)" table:style-name="ce18">
            <text:p>60.00%</text:p>
          </table:table-cell>
          <table:table-cell office:value-type="float" office:value="976000" table:formula="msoxl:=IF(SUM(C33,E33)=0,&quot;-&quot;,SUM(C33,E33))" table:style-name="ce17">
            <text:p>976,000<text:s/></text:p>
          </table:table-cell>
          <table:table-cell office:value-type="percentage" office:value="1" table:formula="msoxl:=IF(SUM(G33)&gt;0,G33/G33,&quot;-&quot;)" table:style-name="ce18">
            <text:p>100.00%</text:p>
          </table:table-cell>
          <table:table-cell office:value-type="float" office:value="273280" table:style-name="ce16">
            <text:p>273,280<text:s/></text:p>
          </table:table-cell>
          <table:table-cell office:value-type="percentage" office:value="0.28000000000000003" table:formula="msoxl:=IF(AND(SUM(I33)&gt;0,SUM(G33)&gt;0),I33/G33,&quot;-&quot;)" table:style-name="ce18">
            <text:p>28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3)&gt;0,SUM(G33)&gt;0),K33/G33,&quot;-&quot;)" table:style-name="ce18">
            <text:p>-</text:p>
          </table:table-cell>
          <table:table-cell office:value-type="float" office:value="273280" table:formula="msoxl:=IF(SUM(I33,K33)=0,&quot;-&quot;,SUM(I33,K33))" table:style-name="ce17">
            <text:p>273,280<text:s/></text:p>
          </table:table-cell>
          <table:table-cell office:value-type="percentage" office:value="0.28000000000000003" table:formula="msoxl:=IF(AND(SUM(M33)&gt;0,SUM(G33)&gt;0),M33/G33,&quot;-&quot;)" table:style-name="ce18">
            <text:p>28.00%</text:p>
          </table:table-cell>
          <table:table-cell office:value-type="float" office:value="702720" table:style-name="ce16">
            <text:p>702,720<text:s/></text:p>
          </table:table-cell>
          <table:table-cell office:value-type="percentage" office:value="0.72" table:formula="msoxl:=IF(AND(SUM(O33)&gt;0,SUM(M33,O33,Q33)&gt;0),O33/SUM(M33,O33,Q33),&quot;-&quot;)" table:style-name="ce18">
            <text:p>72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3)&gt;0,SUM(M33,O33,Q33)&gt;0),Q33/SUM(M33,O33,Q33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7" table:style-name="ce2"/>
          <table:table-cell table:style-name="ce18"/>
          <table:table-cell table:style-name="ce2"/>
          <table:table-cell table:style-name="ce18"/>
          <table:table-cell table:style-name="ce2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岡山</text:p>
          </table:table-cell>
          <table:table-cell office:value-type="string" table:style-name="ce10">
            <text:p>Kangshan</text:p>
          </table:table-cell>
          <table:table-cell office:value-type="float" office:value="1027954" table:style-name="ce16">
            <text:p>1,027,954<text:s/></text:p>
          </table:table-cell>
          <table:table-cell office:value-type="percentage" office:value="0.34204932651866049" table:formula="msoxl:=IF(AND(SUM(C36)&gt;0,SUM(G36)&gt;0),C36/G36,&quot;-&quot;)" table:style-name="ce18">
            <text:p>34.20%</text:p>
          </table:table-cell>
          <table:table-cell office:value-type="float" office:value="1977326" table:style-name="ce16">
            <text:p>1,977,326<text:s/></text:p>
          </table:table-cell>
          <table:table-cell office:value-type="percentage" office:value="0.65795067348133951" table:formula="msoxl:=IF(AND(SUM(E36)&gt;0,SUM(G36)&gt;0),E36/G36,&quot;-&quot;)" table:style-name="ce18">
            <text:p>65.80%</text:p>
          </table:table-cell>
          <table:table-cell office:value-type="float" office:value="3005280" table:formula="msoxl:=IF(SUM(C36,E36)=0,&quot;-&quot;,SUM(C36,E36))" table:style-name="ce17">
            <text:p>3,005,280<text:s/></text:p>
          </table:table-cell>
          <table:table-cell office:value-type="percentage" office:value="1" table:formula="msoxl:=IF(SUM(G36)&gt;0,G36/G36,&quot;-&quot;)" table:style-name="ce18">
            <text:p>100.00%</text:p>
          </table:table-cell>
          <table:table-cell office:value-type="float" office:value="1025415" table:style-name="ce16">
            <text:p>1,025,415<text:s/></text:p>
          </table:table-cell>
          <table:table-cell office:value-type="percentage" office:value="0.3412044801149976" table:formula="msoxl:=IF(AND(SUM(I36)&gt;0,SUM(G36)&gt;0),I36/G36,&quot;-&quot;)" table:style-name="ce18">
            <text:p>34.12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6)&gt;0,SUM(G36)&gt;0),K36/G36,&quot;-&quot;)" table:style-name="ce18">
            <text:p>-</text:p>
          </table:table-cell>
          <table:table-cell office:value-type="float" office:value="1025415" table:formula="msoxl:=IF(SUM(I36,K36)=0,&quot;-&quot;,SUM(I36,K36))" table:style-name="ce17">
            <text:p>1,025,415<text:s/></text:p>
          </table:table-cell>
          <table:table-cell office:value-type="percentage" office:value="0.3412044801149976" table:formula="msoxl:=IF(AND(SUM(M36)&gt;0,SUM(G36)&gt;0),M36/G36,&quot;-&quot;)" table:style-name="ce18">
            <text:p>34.12%</text:p>
          </table:table-cell>
          <table:table-cell office:value-type="float" office:value="1979865" table:style-name="ce16">
            <text:p>1,979,865<text:s/></text:p>
          </table:table-cell>
          <table:table-cell office:value-type="percentage" office:value="0.6587955198850024" table:formula="msoxl:=IF(AND(SUM(O36)&gt;0,SUM(M36,O36,Q36)&gt;0),O36/SUM(M36,O36,Q36),&quot;-&quot;)" table:style-name="ce18">
            <text:p>65.88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6)&gt;0,SUM(M36,O36,Q36)&gt;0),Q36/SUM(M36,O36,Q3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台中</text:p>
          </table:table-cell>
          <table:table-cell office:value-type="string" table:style-name="ce10">
            <text:p>Taichung</text:p>
          </table:table-cell>
          <table:table-cell office:value-type="float" office:value="2695145.79" table:style-name="ce16">
            <text:p>2,695,146<text:s/></text:p>
          </table:table-cell>
          <table:table-cell office:value-type="percentage" office:value="0.1513236666442381" table:formula="msoxl:=IF(AND(SUM(C37)&gt;0,SUM(G37)&gt;0),C37/G37,&quot;-&quot;)" table:style-name="ce18">
            <text:p>15.13%</text:p>
          </table:table-cell>
          <table:table-cell office:value-type="float" office:value="15115325.300000001" table:style-name="ce16">
            <text:p>15,115,325<text:s/></text:p>
          </table:table-cell>
          <table:table-cell office:value-type="percentage" office:value="0.84867633335576198" table:formula="msoxl:=IF(AND(SUM(E37)&gt;0,SUM(G37)&gt;0),E37/G37,&quot;-&quot;)" table:style-name="ce18">
            <text:p>84.87%</text:p>
          </table:table-cell>
          <table:table-cell office:value-type="float" office:value="17810471.09" table:formula="msoxl:=IF(SUM(C37,E37)=0,&quot;-&quot;,SUM(C37,E37))" table:style-name="ce17">
            <text:p>17,810,471<text:s/></text:p>
          </table:table-cell>
          <table:table-cell office:value-type="percentage" office:value="1" table:formula="msoxl:=IF(SUM(G37)&gt;0,G37/G37,&quot;-&quot;)" table:style-name="ce18">
            <text:p>100.00%</text:p>
          </table:table-cell>
          <table:table-cell office:value-type="float" office:value="17810471.100000001" table:style-name="ce16">
            <text:p>17,810,471<text:s/></text:p>
          </table:table-cell>
          <table:table-cell office:value-type="percentage" office:value="1.0000000005614675" table:formula="msoxl:=IF(AND(SUM(I37)&gt;0,SUM(G37)&gt;0),I37/G3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7)&gt;0,SUM(G37)&gt;0),K37/G37,&quot;-&quot;)" table:style-name="ce18">
            <text:p>-</text:p>
          </table:table-cell>
          <table:table-cell office:value-type="float" office:value="17810471.100000001" table:formula="msoxl:=IF(SUM(I37,K37)=0,&quot;-&quot;,SUM(I37,K37))" table:style-name="ce17">
            <text:p>17,810,471<text:s/></text:p>
          </table:table-cell>
          <table:table-cell office:value-type="percentage" office:value="1.0000000005614675" table:formula="msoxl:=IF(AND(SUM(M37)&gt;0,SUM(G37)&gt;0),M37/G3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7)&gt;0,SUM(M37,O37,Q37)&gt;0),O37/SUM(M37,O37,Q37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7)&gt;0,SUM(M37,O37,Q37)&gt;0),Q37/SUM(M37,O37,Q37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消費地小計</text:p>
          </table:table-cell>
          <table:table-cell office:value-type="string" table:style-name="ce10">
            <text:p>Total</text:p>
          </table:table-cell>
          <table:table-cell office:value-type="float" office:value="18804697.789999999" table:formula="msoxl:=IF(SUM(C13:C37)=0,&quot;-&quot;,SUM(C13:C37))" table:style-name="ce17">
            <text:p>18,804,698<text:s/></text:p>
          </table:table-cell>
          <table:table-cell office:value-type="percentage" office:value="0.17970754629563906" table:formula="msoxl:=IF(AND(SUM(C38)&gt;0,SUM(G38)&gt;0),C38/G38,&quot;-&quot;)" table:style-name="ce18">
            <text:p>17.97%</text:p>
          </table:table-cell>
          <table:table-cell office:value-type="float" office:value="85835859.480000004" table:formula="msoxl:=IF(SUM(E13:E37)=0,&quot;-&quot;,SUM(E13:E37))" table:style-name="ce17">
            <text:p>85,835,859<text:s/></text:p>
          </table:table-cell>
          <table:table-cell office:value-type="percentage" office:value="0.82029245370436088" table:formula="msoxl:=IF(AND(SUM(E38)&gt;0,SUM(G38)&gt;0),E38/G38,&quot;-&quot;)" table:style-name="ce18">
            <text:p>82.03%</text:p>
          </table:table-cell>
          <table:table-cell office:value-type="float" office:value="104640557.27000001" table:formula="msoxl:=IF(SUM(C38,E38)=0,&quot;-&quot;,SUM(C38,E38))" table:style-name="ce17">
            <text:p>104,640,557<text:s/></text:p>
          </table:table-cell>
          <table:table-cell office:value-type="percentage" office:value="1" table:formula="msoxl:=IF(SUM(G38)&gt;0,G38/G38,&quot;-&quot;)" table:style-name="ce18">
            <text:p>100.00%</text:p>
          </table:table-cell>
          <table:table-cell office:value-type="float" office:value="70549631.189999998" table:formula="msoxl:=IF(SUM(I13:I37)=0,&quot;-&quot;,SUM(I13:I37))" table:style-name="ce17">
            <text:p>70,549,631<text:s/></text:p>
          </table:table-cell>
          <table:table-cell office:value-type="percentage" office:value="0.67420924573216379" table:formula="msoxl:=IF(AND(SUM(I38)&gt;0,SUM(G38)&gt;0),I38/G38,&quot;-&quot;)" table:style-name="ce18">
            <text:p>67.42%</text:p>
          </table:table-cell>
          <table:table-cell office:value-type="float" office:value="946938.2" table:formula="msoxl:=IF(SUM(K13:K37)=0,&quot;-&quot;,SUM(K13:K37))" table:style-name="ce17">
            <text:p>946,938<text:s/></text:p>
          </table:table-cell>
          <table:table-cell office:value-type="percentage" office:value="9.0494376626516979E-3" table:formula="msoxl:=IF(AND(SUM(K38)&gt;0,SUM(G38)&gt;0),K38/G38,&quot;-&quot;)" table:style-name="ce18">
            <text:p>0.90%</text:p>
          </table:table-cell>
          <table:table-cell office:value-type="float" office:value="71496569.390000001" table:formula="msoxl:=IF(SUM(I38,K38)=0,&quot;-&quot;,SUM(I38,K38))" table:style-name="ce17">
            <text:p>71,496,569<text:s/></text:p>
          </table:table-cell>
          <table:table-cell office:value-type="percentage" office:value="0.68325868339481555" table:formula="msoxl:=IF(AND(SUM(M38)&gt;0,SUM(G38)&gt;0),M38/G38,&quot;-&quot;)" table:style-name="ce18">
            <text:p>68.33%</text:p>
          </table:table-cell>
          <table:table-cell office:value-type="float" office:value="33143987.879999999" table:formula="msoxl:=IF(SUM(O13:O37)=0,&quot;-&quot;,SUM(O13:O37))" table:style-name="ce17">
            <text:p>33,143,988<text:s/></text:p>
          </table:table-cell>
          <table:table-cell office:value-type="percentage" office:value="0.3167413166051844" table:formula="msoxl:=IF(AND(SUM(O38)&gt;0,SUM(M38,O38,Q38)&gt;0),O38/SUM(M38,O38,Q38),&quot;-&quot;)" table:style-name="ce18">
            <text:p>31.67%</text:p>
          </table:table-cell>
          <table:table-cell office:value-type="string" office:string-value="-" table:formula="msoxl:=IF(SUM(Q13:Q37)=0,&quot;-&quot;,SUM(Q13:Q37))" table:style-name="ce17">
            <text:p>-</text:p>
          </table:table-cell>
          <table:table-cell office:value-type="string" office:string-value="-" table:formula="msoxl:=IF(AND(SUM(Q38)&gt;0,SUM(M38,O38,Q38)&gt;0),Q38/SUM(M38,O38,Q38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2">
            <text:p><text:s text:c="7"/></text:p>
          </table:table-cell>
          <table:table-cell office:value-type="string" table:style-name="ce12">
            <text:p><text:s text:c="7"/></text:p>
          </table:table-cell>
          <table:table-cell table:number-columns-repeated="7" table:style-name="ce3"/>
          <table:table-cell table:style-name="ce24"/>
          <table:table-cell table:style-name="ce3"/>
          <table:table-cell table:style-name="ce24"/>
          <table:table-cell table:style-name="ce3"/>
          <table:table-cell table:style-name="ce24"/>
          <table:table-cell table:number-columns-repeated="4" table:style-name="ce3"/>
          <table:table-cell table:number-columns-repeated="16366" table:style-name="ce4"/>
        </table:table-row>
        <table:table-row table:number-rows-repeated="1048537" table:style-name="ro2">
          <table:table-cell table:number-columns-repeated="16384"/>
        </table:table-row>
      </table:table>
      <table:table table:name="魚貨供銷情形1(續)" table:style-name="ta1">
        <table:table-column table:style-name="co1" table:default-cell-style-name="ce2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38" table:default-cell-style-name="ce1"/>
        <table:table-row table:style-name="ro1">
          <table:table-cell office:value-type="string" table:style-name="ce27">
            <text:p><text:s text:c="3"/>21‧魚貨供銷情形(續)<text:s text:c="20"/></text:p>
          </table:table-cell>
          <table:table-cell table:number-columns-repeated="7" table:style-name="ce27"/>
          <table:table-cell office:value-type="string" table:style-name="ce27">
            <text:p>21‧Supply and Sale of Fishes(Continued)</text:p>
          </table:table-cell>
          <table:table-cell table:number-columns-repeated="9" table:style-name="ce27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table:style-name="ce19"/>
          <table:table-cell table:number-columns-repeated="7" table:style-name="ce4"/>
          <table:table-cell office:value-type="string" table:style-name="ce5">
            <text:p>單位:公斤</text:p>
          </table:table-cell>
          <table:table-cell table:number-columns-repeated="5" table:style-name="ce4"/>
          <table:table-cell office:value-type="string" table:style-name="ce5">
            <text:p>Unit:K.G.</text:p>
          </table:table-cell>
          <table:table-cell table:number-columns-repeated="16369" table:style-name="ce4"/>
        </table:table-row>
        <table:table-row table:style-name="ro3">
          <table:table-cell table:style-name="ce20"/>
          <table:table-cell table:style-name="ce7"/>
          <table:table-cell office:value-type="string" table:number-columns-spanned="4" table:number-rows-spanned="1" table:style-name="ce39">
            <text:p>供應量</text:p>
          </table:table-cell>
          <table:covered-table-cell table:number-columns-repeated="3"/>
          <table:table-cell table:style-name="ce8"/>
          <table:table-cell table:style-name="ce7"/>
          <table:table-cell office:value-type="string" table:number-columns-spanned="7" table:number-rows-spanned="1" table:style-name="ce30">
            <text:p>銷售量</text:p>
          </table:table-cell>
          <table:covered-table-cell table:number-columns-repeated="6"/>
          <table:table-cell table:number-columns-repeated="2" table:style-name="ce8"/>
          <table:table-cell table:style-name="ce7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4" table:number-rows-spanned="1" table:style-name="ce40">
            <text:p>Supply</text:p>
          </table:table-cell>
          <table:covered-table-cell table:number-columns-repeated="3"/>
          <table:table-cell table:style-name="ce5"/>
          <table:table-cell table:style-name="ce10"/>
          <table:table-cell office:value-type="string" table:number-columns-spanned="7" table:number-rows-spanned="1" table:style-name="ce34">
            <text:p>Selling For</text:p>
          </table:table-cell>
          <table:covered-table-cell table:number-columns-repeated="6"/>
          <table:table-cell table:number-columns-repeated="2" table:style-name="ce11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table:style-name="ce6"/>
          <table:table-cell table:style-name="ce10"/>
          <table:table-cell table:style-name="ce9"/>
          <table:table-cell table:style-name="ce10"/>
          <table:table-cell office:value-type="string" table:number-columns-spanned="2" table:number-rows-spanned="1" table:style-name="ce38">
            <text:p>合計</text:p>
          </table:table-cell>
          <table:covered-table-cell/>
          <table:table-cell office:value-type="string" table:number-columns-spanned="6" table:number-rows-spanned="1" table:style-name="ce39">
            <text:p>當地銷貨</text:p>
          </table:table-cell>
          <table:covered-table-cell table:number-columns-repeated="5"/>
          <table:table-cell table:style-name="ce6"/>
          <table:table-cell table:style-name="ce7"/>
          <table:table-cell table:style-name="ce6"/>
          <table:table-cell table:style-name="ce7"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市場別</text:p>
          </table:table-cell>
          <table:covered-table-cell/>
          <table:table-cell office:value-type="string" table:number-columns-spanned="2" table:number-rows-spanned="1" table:style-name="ce41">
            <text:p>當地供應</text:p>
          </table:table-cell>
          <table:covered-table-cell/>
          <table:table-cell office:value-type="string" table:number-columns-spanned="2" table:number-rows-spanned="1" table:style-name="ce41">
            <text:p>其他地區供應</text:p>
          </table:table-cell>
          <table:covered-table-cell/>
          <table:table-cell table:style-name="ce5"/>
          <table:table-cell table:style-name="ce10"/>
          <table:table-cell office:value-type="string" table:number-columns-spanned="6" table:number-rows-spanned="1" table:style-name="ce40">
            <text:p>Local</text:p>
          </table:table-cell>
          <table:covered-table-cell table:number-columns-repeated="5"/>
          <table:table-cell office:value-type="string" table:number-columns-spanned="2" table:number-rows-spanned="1" table:style-name="ce41">
            <text:p>其他鄉鎮市</text:p>
          </table:table-cell>
          <table:covered-table-cell/>
          <table:table-cell office:value-type="string" table:number-columns-spanned="2" table:number-rows-spanned="1" table:style-name="ce41">
            <text:p>外銷</text:p>
          </table:table-cell>
          <table:covered-table-cell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2" table:number-rows-spanned="1" table:style-name="ce41">
            <text:p>Local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39">
            <text:p>直接銷售</text:p>
          </table:table-cell>
          <table:covered-table-cell/>
          <table:table-cell office:value-type="string" table:number-columns-spanned="2" table:number-rows-spanned="1" table:style-name="ce39">
            <text:p>加工業用</text:p>
          </table:table-cell>
          <table:covered-table-cell/>
          <table:table-cell office:value-type="string" table:number-columns-spanned="2" table:number-rows-spanned="1" table:style-name="ce39">
            <text:p>小計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41">
            <text:p>Export</text:p>
          </table:table-cell>
          <table:covered-table-cell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Market</text:p>
          </table:table-cell>
          <table:covered-table-cell/>
          <table:table-cell table:style-name="ce13"/>
          <table:table-cell table:style-name="ce10"/>
          <table:table-cell table:style-name="ce9"/>
          <table:table-cell table:style-name="ce10"/>
          <table:table-cell table:style-name="ce5"/>
          <table:table-cell table:style-name="ce10"/>
          <table:table-cell office:value-type="string" table:number-columns-spanned="2" table:number-rows-spanned="1" table:style-name="ce40">
            <text:p>Direct</text:p>
          </table:table-cell>
          <table:covered-table-cell/>
          <table:table-cell office:value-type="string" table:number-columns-spanned="2" table:number-rows-spanned="1" table:style-name="ce40">
            <text:p>Processing</text:p>
          </table:table-cell>
          <table:covered-table-cell/>
          <table:table-cell office:value-type="string" table:number-columns-spanned="2" table:number-rows-spanned="1" table:style-name="ce40">
            <text:p>Sub Total</text:p>
          </table:table-cell>
          <table:covered-table-cell/>
          <table:table-cell table:style-name="ce13"/>
          <table:table-cell table:style-name="ce12"/>
          <table:table-cell table:style-name="ce13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table:number-columns-repeated="16366" table:style-name="ce4"/>
        </table:table-row>
        <table:table-row table:style-name="ro3">
          <table:table-cell table:style-name="ce22"/>
          <table:table-cell table:style-name="ce12"/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16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蘇澳</text:p>
          </table:table-cell>
          <table:table-cell office:value-type="string" table:style-name="ce10">
            <text:p>Suao</text:p>
          </table:table-cell>
          <table:table-cell office:value-type="float" office:value="72478466" table:style-name="ce16">
            <text:p>72,478,466<text:s/></text:p>
          </table:table-cell>
          <table:table-cell office:value-type="percentage" office:value="1" table:formula="msoxl:=IF(AND(SUM(C13)&gt;0,SUM(G13)&gt;0),C13/G1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3)&gt;0,SUM(G13)&gt;0),E13/G13,&quot;-&quot;)" table:style-name="ce18">
            <text:p>-</text:p>
          </table:table-cell>
          <table:table-cell office:value-type="float" office:value="72478466" table:formula="msoxl:=IF(SUM(C13,E13)=0,&quot;-&quot;,SUM(C13,E13))" table:style-name="ce17">
            <text:p>72,478,466<text:s/></text:p>
          </table:table-cell>
          <table:table-cell office:value-type="percentage" office:value="1" table:formula="msoxl:=IF(SUM(G13)&gt;0,G13/G13,&quot;-&quot;)" table:style-name="ce18">
            <text:p>100.00%</text:p>
          </table:table-cell>
          <table:table-cell office:value-type="float" office:value="1449569" table:style-name="ce16">
            <text:p>1,449,569<text:s/></text:p>
          </table:table-cell>
          <table:table-cell office:value-type="percentage" office:value="1.999999558489552E-2" table:formula="msoxl:=IF(AND(SUM(I13)&gt;0,SUM(G13)&gt;0),I13/G13,&quot;-&quot;)" table:style-name="ce18">
            <text:p>2.00%</text:p>
          </table:table-cell>
          <table:table-cell office:value-type="float" office:value="21743540" table:style-name="ce16">
            <text:p>21,743,540<text:s/></text:p>
          </table:table-cell>
          <table:table-cell office:value-type="percentage" office:value="0.30000000275944028" table:formula="msoxl:=IF(AND(SUM(K13)&gt;0,SUM(G13)&gt;0),K13/G13,&quot;-&quot;)" table:style-name="ce18">
            <text:p>30.00%</text:p>
          </table:table-cell>
          <table:table-cell office:value-type="float" office:value="23193109" table:formula="msoxl:=IF(SUM(I13,K13)=0,&quot;-&quot;,SUM(I13,K13))" table:style-name="ce17">
            <text:p>23,193,109<text:s/></text:p>
          </table:table-cell>
          <table:table-cell office:value-type="percentage" office:value="0.31999999834433585" table:formula="msoxl:=IF(AND(SUM(M13)&gt;0,SUM(G13)&gt;0),M13/G13,&quot;-&quot;)" table:style-name="ce18">
            <text:p>32.00%</text:p>
          </table:table-cell>
          <table:table-cell office:value-type="float" office:value="2899139" table:style-name="ce16">
            <text:p>2,899,139<text:s/></text:p>
          </table:table-cell>
          <table:table-cell office:value-type="percentage" office:value="4.000000496699254E-2" table:formula="msoxl:=IF(AND(SUM(O13)&gt;0,SUM(M13,O13,Q13)&gt;0),O13/SUM(M13,O13,Q13),&quot;-&quot;)" table:style-name="ce18">
            <text:p>4.00%</text:p>
          </table:table-cell>
          <table:table-cell office:value-type="float" office:value="46386218" table:style-name="ce16">
            <text:p>46,386,218<text:s/></text:p>
          </table:table-cell>
          <table:table-cell office:value-type="percentage" office:value="0.63999999668867169" table:formula="msoxl:=IF(AND(SUM(Q13)&gt;0,SUM(M13,O13,Q13)&gt;0),Q13/SUM(M13,O13,Q13),&quot;-&quot;)" table:style-name="ce18">
            <text:p>64.00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頭城</text:p>
          </table:table-cell>
          <table:table-cell office:value-type="string" table:style-name="ce10">
            <text:p>Touchen</text:p>
          </table:table-cell>
          <table:table-cell office:value-type="float" office:value="6787750" table:style-name="ce16">
            <text:p>6,787,750<text:s/></text:p>
          </table:table-cell>
          <table:table-cell office:value-type="percentage" office:value="0.95" table:formula="msoxl:=IF(AND(SUM(C14)&gt;0,SUM(G14)&gt;0),C14/G14,&quot;-&quot;)" table:style-name="ce18">
            <text:p>95.00%</text:p>
          </table:table-cell>
          <table:table-cell office:value-type="float" office:value="357250" table:style-name="ce16">
            <text:p>357,250<text:s/></text:p>
          </table:table-cell>
          <table:table-cell office:value-type="percentage" office:value="0.05" table:formula="msoxl:=IF(AND(SUM(E14)&gt;0,SUM(G14)&gt;0),E14/G14,&quot;-&quot;)" table:style-name="ce18">
            <text:p>5.00%</text:p>
          </table:table-cell>
          <table:table-cell office:value-type="float" office:value="7145000" table:formula="msoxl:=IF(SUM(C14,E14)=0,&quot;-&quot;,SUM(C14,E14))" table:style-name="ce17">
            <text:p>7,145,000<text:s/></text:p>
          </table:table-cell>
          <table:table-cell office:value-type="percentage" office:value="1" table:formula="msoxl:=IF(SUM(G14)&gt;0,G14/G14,&quot;-&quot;)" table:style-name="ce18">
            <text:p>100.00%</text:p>
          </table:table-cell>
          <table:table-cell office:value-type="float" office:value="5001500" table:style-name="ce16">
            <text:p>5,001,500<text:s/></text:p>
          </table:table-cell>
          <table:table-cell office:value-type="percentage" office:value="0.7" table:formula="msoxl:=IF(AND(SUM(I14)&gt;0,SUM(G14)&gt;0),I14/G14,&quot;-&quot;)" table:style-name="ce18">
            <text:p>70.00%</text:p>
          </table:table-cell>
          <table:table-cell office:value-type="float" office:value="1071750" table:style-name="ce16">
            <text:p>1,071,750<text:s/></text:p>
          </table:table-cell>
          <table:table-cell office:value-type="percentage" office:value="0.15" table:formula="msoxl:=IF(AND(SUM(K14)&gt;0,SUM(G14)&gt;0),K14/G14,&quot;-&quot;)" table:style-name="ce18">
            <text:p>15.00%</text:p>
          </table:table-cell>
          <table:table-cell office:value-type="float" office:value="6073250" table:formula="msoxl:=IF(SUM(I14,K14)=0,&quot;-&quot;,SUM(I14,K14))" table:style-name="ce17">
            <text:p>6,073,250<text:s/></text:p>
          </table:table-cell>
          <table:table-cell office:value-type="percentage" office:value="0.85" table:formula="msoxl:=IF(AND(SUM(M14)&gt;0,SUM(G14)&gt;0),M14/G14,&quot;-&quot;)" table:style-name="ce18">
            <text:p>85.00%</text:p>
          </table:table-cell>
          <table:table-cell office:value-type="float" office:value="857400" table:style-name="ce16">
            <text:p>857,400<text:s/></text:p>
          </table:table-cell>
          <table:table-cell office:value-type="percentage" office:value="0.12" table:formula="msoxl:=IF(AND(SUM(O14)&gt;0,SUM(M14,O14,Q14)&gt;0),O14/SUM(M14,O14,Q14),&quot;-&quot;)" table:style-name="ce18">
            <text:p>12.00%</text:p>
          </table:table-cell>
          <table:table-cell office:value-type="float" office:value="214350" table:style-name="ce16">
            <text:p>214,350<text:s/></text:p>
          </table:table-cell>
          <table:table-cell office:value-type="percentage" office:value="0.03" table:formula="msoxl:=IF(AND(SUM(Q14)&gt;0,SUM(M14,O14,Q14)&gt;0),Q14/SUM(M14,O14,Q14),&quot;-&quot;)" table:style-name="ce18">
            <text:p>3.00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淡水</text:p>
          </table:table-cell>
          <table:table-cell office:value-type="string" table:style-name="ce10">
            <text:p>Tanshui</text:p>
          </table:table-cell>
          <table:table-cell office:value-type="float" office:value="332770" table:style-name="ce16">
            <text:p>332,770<text:s/></text:p>
          </table:table-cell>
          <table:table-cell office:value-type="percentage" office:value="1" table:formula="msoxl:=IF(AND(SUM(C15)&gt;0,SUM(G15)&gt;0),C15/G1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5)&gt;0,SUM(G15)&gt;0),E15/G15,&quot;-&quot;)" table:style-name="ce18">
            <text:p>-</text:p>
          </table:table-cell>
          <table:table-cell office:value-type="float" office:value="332770" table:formula="msoxl:=IF(SUM(C15,E15)=0,&quot;-&quot;,SUM(C15,E15))" table:style-name="ce17">
            <text:p>332,770<text:s/></text:p>
          </table:table-cell>
          <table:table-cell office:value-type="percentage" office:value="1" table:formula="msoxl:=IF(SUM(G15)&gt;0,G15/G15,&quot;-&quot;)" table:style-name="ce18">
            <text:p>100.00%</text:p>
          </table:table-cell>
          <table:table-cell office:value-type="float" office:value="332770" table:style-name="ce16">
            <text:p>332,770<text:s/></text:p>
          </table:table-cell>
          <table:table-cell office:value-type="percentage" office:value="1" table:formula="msoxl:=IF(AND(SUM(I15)&gt;0,SUM(G15)&gt;0),I15/G1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5)&gt;0,SUM(G15)&gt;0),K15/G15,&quot;-&quot;)" table:style-name="ce18">
            <text:p>-</text:p>
          </table:table-cell>
          <table:table-cell office:value-type="float" office:value="332770" table:formula="msoxl:=IF(SUM(I15,K15)=0,&quot;-&quot;,SUM(I15,K15))" table:style-name="ce17">
            <text:p>332,770<text:s/></text:p>
          </table:table-cell>
          <table:table-cell office:value-type="percentage" office:value="1" table:formula="msoxl:=IF(AND(SUM(M15)&gt;0,SUM(G15)&gt;0),M15/G1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5)&gt;0,SUM(M15,O15,Q15)&gt;0),O15/SUM(M15,O15,Q15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5)&gt;0,SUM(M15,O15,Q15)&gt;0),Q15/SUM(M15,O15,Q1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貢寮(澳底)</text:p>
          </table:table-cell>
          <table:table-cell office:value-type="string" table:style-name="ce10">
            <text:p>Kungliao(Wotin)</text:p>
          </table:table-cell>
          <table:table-cell office:value-type="float" office:value="4976000" table:style-name="ce16">
            <text:p>4,976,000<text:s/></text:p>
          </table:table-cell>
          <table:table-cell office:value-type="percentage" office:value="1" table:formula="msoxl:=IF(AND(SUM(C16)&gt;0,SUM(G16)&gt;0),C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6)&gt;0,SUM(G16)&gt;0),E16/G16,&quot;-&quot;)" table:style-name="ce18">
            <text:p>-</text:p>
          </table:table-cell>
          <table:table-cell office:value-type="float" office:value="4976000" table:formula="msoxl:=IF(SUM(C16,E16)=0,&quot;-&quot;,SUM(C16,E16))" table:style-name="ce17">
            <text:p>4,976,000<text:s/></text:p>
          </table:table-cell>
          <table:table-cell office:value-type="percentage" office:value="1" table:formula="msoxl:=IF(SUM(G16)&gt;0,G16/G16,&quot;-&quot;)" table:style-name="ce18">
            <text:p>100.00%</text:p>
          </table:table-cell>
          <table:table-cell office:value-type="float" office:value="4976000" table:style-name="ce16">
            <text:p>4,976,000<text:s/></text:p>
          </table:table-cell>
          <table:table-cell office:value-type="percentage" office:value="1" table:formula="msoxl:=IF(AND(SUM(I16)&gt;0,SUM(G16)&gt;0),I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6)&gt;0,SUM(G16)&gt;0),K16/G16,&quot;-&quot;)" table:style-name="ce18">
            <text:p>-</text:p>
          </table:table-cell>
          <table:table-cell office:value-type="float" office:value="4976000" table:formula="msoxl:=IF(SUM(I16,K16)=0,&quot;-&quot;,SUM(I16,K16))" table:style-name="ce17">
            <text:p>4,976,000<text:s/></text:p>
          </table:table-cell>
          <table:table-cell office:value-type="percentage" office:value="1" table:formula="msoxl:=IF(AND(SUM(M16)&gt;0,SUM(G16)&gt;0),M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6)&gt;0,SUM(M16,O16,Q16)&gt;0),O16/SUM(M16,O16,Q16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6)&gt;0,SUM(M16,O16,Q16)&gt;0),Q16/SUM(M16,O16,Q1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金山</text:p>
          </table:table-cell>
          <table:table-cell office:value-type="string" table:style-name="ce10">
            <text:p>Chinshan</text:p>
          </table:table-cell>
          <table:table-cell office:value-type="float" office:value="1248976" table:style-name="ce16">
            <text:p>1,248,976<text:s/></text:p>
          </table:table-cell>
          <table:table-cell office:value-type="percentage" office:value="1" table:formula="msoxl:=IF(AND(SUM(C17)&gt;0,SUM(G17)&gt;0),C17/G1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7)&gt;0,SUM(G17)&gt;0),E17/G17,&quot;-&quot;)" table:style-name="ce18">
            <text:p>-</text:p>
          </table:table-cell>
          <table:table-cell office:value-type="float" office:value="1248976" table:formula="msoxl:=IF(SUM(C17,E17)=0,&quot;-&quot;,SUM(C17,E17))" table:style-name="ce17">
            <text:p>1,248,976<text:s/></text:p>
          </table:table-cell>
          <table:table-cell office:value-type="percentage" office:value="1" table:formula="msoxl:=IF(SUM(G17)&gt;0,G17/G17,&quot;-&quot;)" table:style-name="ce18">
            <text:p>100.00%</text:p>
          </table:table-cell>
          <table:table-cell office:value-type="float" office:value="1248976" table:style-name="ce16">
            <text:p>1,248,976<text:s/></text:p>
          </table:table-cell>
          <table:table-cell office:value-type="percentage" office:value="1" table:formula="msoxl:=IF(AND(SUM(I17)&gt;0,SUM(G17)&gt;0),I17/G1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7)&gt;0,SUM(G17)&gt;0),K17/G17,&quot;-&quot;)" table:style-name="ce18">
            <text:p>-</text:p>
          </table:table-cell>
          <table:table-cell office:value-type="float" office:value="1248976" table:formula="msoxl:=IF(SUM(I17,K17)=0,&quot;-&quot;,SUM(I17,K17))" table:style-name="ce17">
            <text:p>1,248,976<text:s/></text:p>
          </table:table-cell>
          <table:table-cell office:value-type="percentage" office:value="1" table:formula="msoxl:=IF(AND(SUM(M17)&gt;0,SUM(G17)&gt;0),M17/G1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7)&gt;0,SUM(M17,O17,Q17)&gt;0),O17/SUM(M17,O17,Q17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7)&gt;0,SUM(M17,O17,Q17)&gt;0),Q17/SUM(M17,O17,Q17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萬里</text:p>
          </table:table-cell>
          <table:table-cell office:value-type="string" table:style-name="ce10">
            <text:p>Wanli</text:p>
          </table:table-cell>
          <table:table-cell office:value-type="float" office:value="1912204.41" table:style-name="ce16">
            <text:p>1,912,204<text:s/></text:p>
          </table:table-cell>
          <table:table-cell office:value-type="percentage" office:value="1" table:formula="msoxl:=IF(AND(SUM(C20)&gt;0,SUM(G20)&gt;0),C20/G2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0)&gt;0,SUM(G20)&gt;0),E20/G20,&quot;-&quot;)" table:style-name="ce18">
            <text:p>-</text:p>
          </table:table-cell>
          <table:table-cell office:value-type="float" office:value="1912204.41" table:formula="msoxl:=IF(SUM(C20,E20)=0,&quot;-&quot;,SUM(C20,E20))" table:style-name="ce17">
            <text:p>1,912,204<text:s/></text:p>
          </table:table-cell>
          <table:table-cell office:value-type="percentage" office:value="1" table:formula="msoxl:=IF(SUM(G20)&gt;0,G20/G20,&quot;-&quot;)" table:style-name="ce18">
            <text:p>100.00%</text:p>
          </table:table-cell>
          <table:table-cell office:value-type="float" office:value="1912204.41" table:style-name="ce16">
            <text:p>1,912,204<text:s/></text:p>
          </table:table-cell>
          <table:table-cell office:value-type="percentage" office:value="1" table:formula="msoxl:=IF(AND(SUM(I20)&gt;0,SUM(G20)&gt;0),I20/G2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0)&gt;0,SUM(G20)&gt;0),K20/G20,&quot;-&quot;)" table:style-name="ce18">
            <text:p>-</text:p>
          </table:table-cell>
          <table:table-cell office:value-type="float" office:value="1912204.41" table:formula="msoxl:=IF(SUM(I20,K20)=0,&quot;-&quot;,SUM(I20,K20))" table:style-name="ce17">
            <text:p>1,912,204<text:s/></text:p>
          </table:table-cell>
          <table:table-cell office:value-type="percentage" office:value="1" table:formula="msoxl:=IF(AND(SUM(M20)&gt;0,SUM(G20)&gt;0),M20/G2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0)&gt;0,SUM(M20,O20,Q20)&gt;0),O20/SUM(M20,O20,Q20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0)&gt;0,SUM(M20,O20,Q20)&gt;0),Q20/SUM(M20,O20,Q20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桃園(竹圍)</text:p>
          </table:table-cell>
          <table:table-cell office:value-type="string" table:style-name="ce10">
            <text:p>Taoyuan(chuwei)</text:p>
          </table:table-cell>
          <table:table-cell office:value-type="float" office:value="394872.4" table:style-name="ce16">
            <text:p>394,872<text:s/></text:p>
          </table:table-cell>
          <table:table-cell office:value-type="percentage" office:value="1" table:formula="msoxl:=IF(AND(SUM(C21)&gt;0,SUM(G21)&gt;0),C21/G2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1)&gt;0,SUM(G21)&gt;0),E21/G21,&quot;-&quot;)" table:style-name="ce18">
            <text:p>-</text:p>
          </table:table-cell>
          <table:table-cell office:value-type="float" office:value="394872.4" table:formula="msoxl:=IF(SUM(C21,E21)=0,&quot;-&quot;,SUM(C21,E21))" table:style-name="ce17">
            <text:p>394,872<text:s/></text:p>
          </table:table-cell>
          <table:table-cell office:value-type="percentage" office:value="1" table:formula="msoxl:=IF(SUM(G21)&gt;0,G21/G21,&quot;-&quot;)" table:style-name="ce18">
            <text:p>100.00%</text:p>
          </table:table-cell>
          <table:table-cell office:value-type="float" office:value="394872.4" table:style-name="ce16">
            <text:p>394,872<text:s/></text:p>
          </table:table-cell>
          <table:table-cell office:value-type="percentage" office:value="1" table:formula="msoxl:=IF(AND(SUM(I21)&gt;0,SUM(G21)&gt;0),I21/G2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1)&gt;0,SUM(G21)&gt;0),K21/G21,&quot;-&quot;)" table:style-name="ce18">
            <text:p>-</text:p>
          </table:table-cell>
          <table:table-cell office:value-type="float" office:value="394872.4" table:formula="msoxl:=IF(SUM(I21,K21)=0,&quot;-&quot;,SUM(I21,K21))" table:style-name="ce17">
            <text:p>394,872<text:s/></text:p>
          </table:table-cell>
          <table:table-cell office:value-type="percentage" office:value="1" table:formula="msoxl:=IF(AND(SUM(M21)&gt;0,SUM(G21)&gt;0),M21/G2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1)&gt;0,SUM(M21,O21,Q21)&gt;0),O21/SUM(M21,O21,Q21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1)&gt;0,SUM(M21,O21,Q21)&gt;0),Q21/SUM(M21,O21,Q21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中壢(永安港)</text:p>
          </table:table-cell>
          <table:table-cell office:value-type="string" table:style-name="ce10">
            <text:p>Chungli</text:p>
          </table:table-cell>
          <table:table-cell office:value-type="float" office:value="316360" table:style-name="ce16">
            <text:p>316,360<text:s/></text:p>
          </table:table-cell>
          <table:table-cell office:value-type="percentage" office:value="1" table:formula="msoxl:=IF(AND(SUM(C22)&gt;0,SUM(G22)&gt;0),C22/G22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2)&gt;0,SUM(G22)&gt;0),E22/G22,&quot;-&quot;)" table:style-name="ce18">
            <text:p>-</text:p>
          </table:table-cell>
          <table:table-cell office:value-type="float" office:value="316360" table:formula="msoxl:=IF(SUM(C22,E22)=0,&quot;-&quot;,SUM(C22,E22))" table:style-name="ce17">
            <text:p>316,360<text:s/></text:p>
          </table:table-cell>
          <table:table-cell office:value-type="percentage" office:value="1" table:formula="msoxl:=IF(SUM(G22)&gt;0,G22/G22,&quot;-&quot;)" table:style-name="ce18">
            <text:p>100.00%</text:p>
          </table:table-cell>
          <table:table-cell office:value-type="float" office:value="253088" table:style-name="ce16">
            <text:p>253,088<text:s/></text:p>
          </table:table-cell>
          <table:table-cell office:value-type="percentage" office:value="0.8" table:formula="msoxl:=IF(AND(SUM(I22)&gt;0,SUM(G22)&gt;0),I22/G22,&quot;-&quot;)" table:style-name="ce18">
            <text:p>8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2)&gt;0,SUM(G22)&gt;0),K22/G22,&quot;-&quot;)" table:style-name="ce18">
            <text:p>-</text:p>
          </table:table-cell>
          <table:table-cell office:value-type="float" office:value="253088" table:formula="msoxl:=IF(SUM(I22,K22)=0,&quot;-&quot;,SUM(I22,K22))" table:style-name="ce17">
            <text:p>253,088<text:s/></text:p>
          </table:table-cell>
          <table:table-cell office:value-type="percentage" office:value="0.8" table:formula="msoxl:=IF(AND(SUM(M22)&gt;0,SUM(G22)&gt;0),M22/G22,&quot;-&quot;)" table:style-name="ce18">
            <text:p>80.00%</text:p>
          </table:table-cell>
          <table:table-cell office:value-type="float" office:value="63272" table:style-name="ce16">
            <text:p>63,272<text:s/></text:p>
          </table:table-cell>
          <table:table-cell office:value-type="percentage" office:value="0.2" table:formula="msoxl:=IF(AND(SUM(O22)&gt;0,SUM(M22,O22,Q22)&gt;0),O22/SUM(M22,O22,Q22),&quot;-&quot;)" table:style-name="ce18">
            <text:p>2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2)&gt;0,SUM(M22,O22,Q22)&gt;0),Q22/SUM(M22,O22,Q22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南龍</text:p>
          </table:table-cell>
          <table:table-cell office:value-type="string" table:style-name="ce10">
            <text:p>Nanlung</text:p>
          </table:table-cell>
          <table:table-cell office:value-type="float" office:value="242430" table:style-name="ce16">
            <text:p>242,430<text:s/></text:p>
          </table:table-cell>
          <table:table-cell office:value-type="percentage" office:value="0.98548780487804877" table:formula="msoxl:=IF(AND(SUM(C23)&gt;0,SUM(G23)&gt;0),C23/G23,&quot;-&quot;)" table:style-name="ce18">
            <text:p>98.55%</text:p>
          </table:table-cell>
          <table:table-cell office:value-type="float" office:value="3570" table:style-name="ce16">
            <text:p>3,570<text:s/></text:p>
          </table:table-cell>
          <table:table-cell office:value-type="percentage" office:value="1.451219512195122E-2" table:formula="msoxl:=IF(AND(SUM(E23)&gt;0,SUM(G23)&gt;0),E23/G23,&quot;-&quot;)" table:style-name="ce18">
            <text:p>1.45%</text:p>
          </table:table-cell>
          <table:table-cell office:value-type="float" office:value="246000" table:formula="msoxl:=IF(SUM(C23,E23)=0,&quot;-&quot;,SUM(C23,E23))" table:style-name="ce17">
            <text:p>246,000<text:s/></text:p>
          </table:table-cell>
          <table:table-cell office:value-type="percentage" office:value="1" table:formula="msoxl:=IF(SUM(G23)&gt;0,G23/G23,&quot;-&quot;)" table:style-name="ce18">
            <text:p>100.00%</text:p>
          </table:table-cell>
          <table:table-cell office:value-type="float" office:value="246000" table:style-name="ce16">
            <text:p>246,000<text:s/></text:p>
          </table:table-cell>
          <table:table-cell office:value-type="percentage" office:value="1" table:formula="msoxl:=IF(AND(SUM(I23)&gt;0,SUM(G23)&gt;0),I23/G2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3)&gt;0,SUM(G23)&gt;0),K23/G23,&quot;-&quot;)" table:style-name="ce18">
            <text:p>-</text:p>
          </table:table-cell>
          <table:table-cell office:value-type="float" office:value="246000" table:formula="msoxl:=IF(SUM(I23,K23)=0,&quot;-&quot;,SUM(I23,K23))" table:style-name="ce17">
            <text:p>246,000<text:s/></text:p>
          </table:table-cell>
          <table:table-cell office:value-type="percentage" office:value="1" table:formula="msoxl:=IF(AND(SUM(M23)&gt;0,SUM(G23)&gt;0),M23/G2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3)&gt;0,SUM(M23,O23,Q23)&gt;0),O23/SUM(M23,O23,Q23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3)&gt;0,SUM(M23,O23,Q23)&gt;0),Q23/SUM(M23,O23,Q23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通苑</text:p>
          </table:table-cell>
          <table:table-cell office:value-type="string" table:style-name="ce10">
            <text:p>Tungwan</text:p>
          </table:table-cell>
          <table:table-cell office:value-type="float" office:value="406230" table:style-name="ce16">
            <text:p>406,230<text:s/></text:p>
          </table:table-cell>
          <table:table-cell office:value-type="percentage" office:value="1" table:formula="msoxl:=IF(AND(SUM(C24)&gt;0,SUM(G24)&gt;0),C24/G24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4)&gt;0,SUM(G24)&gt;0),E24/G24,&quot;-&quot;)" table:style-name="ce18">
            <text:p>-</text:p>
          </table:table-cell>
          <table:table-cell office:value-type="float" office:value="406230" table:formula="msoxl:=IF(SUM(C24,E24)=0,&quot;-&quot;,SUM(C24,E24))" table:style-name="ce17">
            <text:p>406,230<text:s/></text:p>
          </table:table-cell>
          <table:table-cell office:value-type="percentage" office:value="1" table:formula="msoxl:=IF(SUM(G24)&gt;0,G24/G24,&quot;-&quot;)" table:style-name="ce18">
            <text:p>100.00%</text:p>
          </table:table-cell>
          <table:table-cell office:value-type="float" office:value="406230" table:style-name="ce16">
            <text:p>406,230<text:s/></text:p>
          </table:table-cell>
          <table:table-cell office:value-type="percentage" office:value="1" table:formula="msoxl:=IF(AND(SUM(I24)&gt;0,SUM(G24)&gt;0),I24/G24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4)&gt;0,SUM(G24)&gt;0),K24/G24,&quot;-&quot;)" table:style-name="ce18">
            <text:p>-</text:p>
          </table:table-cell>
          <table:table-cell office:value-type="float" office:value="406230" table:formula="msoxl:=IF(SUM(I24,K24)=0,&quot;-&quot;,SUM(I24,K24))" table:style-name="ce17">
            <text:p>406,230<text:s/></text:p>
          </table:table-cell>
          <table:table-cell office:value-type="percentage" office:value="1" table:formula="msoxl:=IF(AND(SUM(M24)&gt;0,SUM(G24)&gt;0),M24/G24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4)&gt;0,SUM(M24,O24,Q24)&gt;0),O24/SUM(M24,O24,Q24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4)&gt;0,SUM(M24,O24,Q24)&gt;0),Q24/SUM(M24,O24,Q24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台中港</text:p>
          </table:table-cell>
          <table:table-cell office:value-type="string" table:style-name="ce10">
            <text:p>Taichungkang</text:p>
          </table:table-cell>
          <table:table-cell office:value-type="float" office:value="672273" table:style-name="ce16">
            <text:p>672,273<text:s/></text:p>
          </table:table-cell>
          <table:table-cell office:value-type="percentage" office:value="1" table:formula="msoxl:=IF(AND(SUM(C27)&gt;0,SUM(G27)&gt;0),C27/G2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7)&gt;0,SUM(G27)&gt;0),E27/G27,&quot;-&quot;)" table:style-name="ce18">
            <text:p>-</text:p>
          </table:table-cell>
          <table:table-cell office:value-type="float" office:value="672273" table:formula="msoxl:=IF(SUM(C27,E27)=0,&quot;-&quot;,SUM(C27,E27))" table:style-name="ce17">
            <text:p>672,273<text:s/></text:p>
          </table:table-cell>
          <table:table-cell office:value-type="percentage" office:value="1" table:formula="msoxl:=IF(SUM(G27)&gt;0,G27/G27,&quot;-&quot;)" table:style-name="ce18">
            <text:p>100.00%</text:p>
          </table:table-cell>
          <table:table-cell office:value-type="float" office:value="672273" table:style-name="ce16">
            <text:p>672,273<text:s/></text:p>
          </table:table-cell>
          <table:table-cell office:value-type="percentage" office:value="1" table:formula="msoxl:=IF(AND(SUM(I27)&gt;0,SUM(G27)&gt;0),I27/G2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7)&gt;0,SUM(G27)&gt;0),K27/G27,&quot;-&quot;)" table:style-name="ce18">
            <text:p>-</text:p>
          </table:table-cell>
          <table:table-cell office:value-type="float" office:value="672273" table:formula="msoxl:=IF(SUM(I27,K27)=0,&quot;-&quot;,SUM(I27,K27))" table:style-name="ce17">
            <text:p>672,273<text:s/></text:p>
          </table:table-cell>
          <table:table-cell office:value-type="percentage" office:value="1" table:formula="msoxl:=IF(AND(SUM(M27)&gt;0,SUM(G27)&gt;0),M27/G2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7)&gt;0,SUM(M27,O27,Q27)&gt;0),O27/SUM(M27,O27,Q27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7)&gt;0,SUM(M27,O27,Q27)&gt;0),Q27/SUM(M27,O27,Q27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王功等七分場</text:p>
          </table:table-cell>
          <table:table-cell office:value-type="string" table:style-name="ce10">
            <text:p>Wangkong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8)&gt;0,SUM(G28)&gt;0),C28/G2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8)&gt;0,SUM(G28)&gt;0),E28/G28,&quot;-&quot;)" table:style-name="ce18">
            <text:p>-</text:p>
          </table:table-cell>
          <table:table-cell office:value-type="string" office:string-value="-" table:formula="msoxl:=IF(SUM(C28,E28)=0,&quot;-&quot;,SUM(C28,E28))" table:style-name="ce17">
            <text:p>-</text:p>
          </table:table-cell>
          <table:table-cell office:value-type="string" office:string-value="-" table:formula="msoxl:=IF(SUM(G28)&gt;0,G28/G2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8)&gt;0,SUM(G28)&gt;0),I28/G2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8)&gt;0,SUM(G28)&gt;0),K28/G28,&quot;-&quot;)" table:style-name="ce18">
            <text:p>-</text:p>
          </table:table-cell>
          <table:table-cell office:value-type="string" office:string-value="-" table:formula="msoxl:=IF(SUM(I28,K28)=0,&quot;-&quot;,SUM(I28,K28))" table:style-name="ce17">
            <text:p>-</text:p>
          </table:table-cell>
          <table:table-cell office:value-type="string" office:string-value="-" table:formula="msoxl:=IF(AND(SUM(M28)&gt;0,SUM(G28)&gt;0),M28/G28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8)&gt;0,SUM(M28,O28,Q28)&gt;0),O28/SUM(M28,O28,Q28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8)&gt;0,SUM(M28,O28,Q28)&gt;0),Q28/SUM(M28,O28,Q28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雲林(四湖)</text:p>
          </table:table-cell>
          <table:table-cell office:value-type="string" table:style-name="ce10">
            <text:p>Yunlin</text:p>
          </table:table-cell>
          <table:table-cell office:value-type="float" office:value="2609" table:style-name="ce16">
            <text:p>2,609<text:s/></text:p>
          </table:table-cell>
          <table:table-cell office:value-type="percentage" office:value="1" table:formula="msoxl:=IF(AND(SUM(C29)&gt;0,SUM(G29)&gt;0),C29/G29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9)&gt;0,SUM(G29)&gt;0),E29/G29,&quot;-&quot;)" table:style-name="ce18">
            <text:p>-</text:p>
          </table:table-cell>
          <table:table-cell office:value-type="float" office:value="2609" table:formula="msoxl:=IF(SUM(C29,E29)=0,&quot;-&quot;,SUM(C29,E29))" table:style-name="ce17">
            <text:p>2,609<text:s/></text:p>
          </table:table-cell>
          <table:table-cell office:value-type="percentage" office:value="1" table:formula="msoxl:=IF(SUM(G29)&gt;0,G29/G29,&quot;-&quot;)" table:style-name="ce18">
            <text:p>100.00%</text:p>
          </table:table-cell>
          <table:table-cell office:value-type="float" office:value="2609" table:style-name="ce16">
            <text:p>2,609<text:s/></text:p>
          </table:table-cell>
          <table:table-cell office:value-type="percentage" office:value="1" table:formula="msoxl:=IF(AND(SUM(I29)&gt;0,SUM(G29)&gt;0),I29/G29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9)&gt;0,SUM(G29)&gt;0),K29/G29,&quot;-&quot;)" table:style-name="ce18">
            <text:p>-</text:p>
          </table:table-cell>
          <table:table-cell office:value-type="float" office:value="2609" table:formula="msoxl:=IF(SUM(I29,K29)=0,&quot;-&quot;,SUM(I29,K29))" table:style-name="ce17">
            <text:p>2,609<text:s/></text:p>
          </table:table-cell>
          <table:table-cell office:value-type="percentage" office:value="1" table:formula="msoxl:=IF(AND(SUM(M29)&gt;0,SUM(G29)&gt;0),M29/G29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9)&gt;0,SUM(M29,O29,Q29)&gt;0),O29/SUM(M29,O29,Q29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9)&gt;0,SUM(M29,O29,Q29)&gt;0),Q29/SUM(M29,O29,Q29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東石</text:p>
          </table:table-cell>
          <table:table-cell office:value-type="string" table:style-name="ce10">
            <text:p>Tunghih</text:p>
          </table:table-cell>
          <table:table-cell office:value-type="float" office:value="499686" table:style-name="ce16">
            <text:p>499,686<text:s/></text:p>
          </table:table-cell>
          <table:table-cell office:value-type="percentage" office:value="0.69999915947315783" table:formula="msoxl:=IF(AND(SUM(C30)&gt;0,SUM(G30)&gt;0),C30/G30,&quot;-&quot;)" table:style-name="ce18">
            <text:p>70.00%</text:p>
          </table:table-cell>
          <table:table-cell office:value-type="float" office:value="214152" table:style-name="ce16">
            <text:p>214,152<text:s/></text:p>
          </table:table-cell>
          <table:table-cell office:value-type="percentage" office:value="0.30000084052684223" table:formula="msoxl:=IF(AND(SUM(E30)&gt;0,SUM(G30)&gt;0),E30/G30,&quot;-&quot;)" table:style-name="ce18">
            <text:p>30.00%</text:p>
          </table:table-cell>
          <table:table-cell office:value-type="float" office:value="713838" table:formula="msoxl:=IF(SUM(C30,E30)=0,&quot;-&quot;,SUM(C30,E30))" table:style-name="ce17">
            <text:p>713,838<text:s/></text:p>
          </table:table-cell>
          <table:table-cell office:value-type="percentage" office:value="1" table:formula="msoxl:=IF(SUM(G30)&gt;0,G30/G30,&quot;-&quot;)" table:style-name="ce18">
            <text:p>100.00%</text:p>
          </table:table-cell>
          <table:table-cell office:value-type="float" office:value="713838" table:style-name="ce16">
            <text:p>713,838<text:s/></text:p>
          </table:table-cell>
          <table:table-cell office:value-type="percentage" office:value="1" table:formula="msoxl:=IF(AND(SUM(I30)&gt;0,SUM(G30)&gt;0),I30/G3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0)&gt;0,SUM(G30)&gt;0),K30/G30,&quot;-&quot;)" table:style-name="ce18">
            <text:p>-</text:p>
          </table:table-cell>
          <table:table-cell office:value-type="float" office:value="713838" table:formula="msoxl:=IF(SUM(I30,K30)=0,&quot;-&quot;,SUM(I30,K30))" table:style-name="ce17">
            <text:p>713,838<text:s/></text:p>
          </table:table-cell>
          <table:table-cell office:value-type="percentage" office:value="1" table:formula="msoxl:=IF(AND(SUM(M30)&gt;0,SUM(G30)&gt;0),M30/G3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0)&gt;0,SUM(M30,O30,Q30)&gt;0),O30/SUM(M30,O30,Q30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0)&gt;0,SUM(M30,O30,Q30)&gt;0),Q30/SUM(M30,O30,Q30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布袋</text:p>
          </table:table-cell>
          <table:table-cell office:value-type="string" table:style-name="ce10">
            <text:p>Budai</text:p>
          </table:table-cell>
          <table:table-cell office:value-type="float" office:value="117186.69" table:style-name="ce16">
            <text:p>117,187<text:s/></text:p>
          </table:table-cell>
          <table:table-cell office:value-type="percentage" office:value="1" table:formula="msoxl:=IF(AND(SUM(C31)&gt;0,SUM(G31)&gt;0),C31/G3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1)&gt;0,SUM(G31)&gt;0),E31/G31,&quot;-&quot;)" table:style-name="ce18">
            <text:p>-</text:p>
          </table:table-cell>
          <table:table-cell office:value-type="float" office:value="117186.69" table:formula="msoxl:=IF(SUM(C31,E31)=0,&quot;-&quot;,SUM(C31,E31))" table:style-name="ce17">
            <text:p>117,187<text:s/></text:p>
          </table:table-cell>
          <table:table-cell office:value-type="percentage" office:value="1" table:formula="msoxl:=IF(SUM(G31)&gt;0,G31/G31,&quot;-&quot;)" table:style-name="ce18">
            <text:p>100.00%</text:p>
          </table:table-cell>
          <table:table-cell office:value-type="float" office:value="117186.69" table:style-name="ce16">
            <text:p>117,187<text:s/></text:p>
          </table:table-cell>
          <table:table-cell office:value-type="percentage" office:value="1" table:formula="msoxl:=IF(AND(SUM(I31)&gt;0,SUM(G31)&gt;0),I31/G3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1)&gt;0,SUM(G31)&gt;0),K31/G31,&quot;-&quot;)" table:style-name="ce18">
            <text:p>-</text:p>
          </table:table-cell>
          <table:table-cell office:value-type="float" office:value="117186.69" table:formula="msoxl:=IF(SUM(I31,K31)=0,&quot;-&quot;,SUM(I31,K31))" table:style-name="ce17">
            <text:p>117,187<text:s/></text:p>
          </table:table-cell>
          <table:table-cell office:value-type="percentage" office:value="1" table:formula="msoxl:=IF(AND(SUM(M31)&gt;0,SUM(G31)&gt;0),M31/G3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1)&gt;0,SUM(M31,O31,Q31)&gt;0),O31/SUM(M31,O31,Q31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1)&gt;0,SUM(M31,O31,Q31)&gt;0),Q31/SUM(M31,O31,Q31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北門</text:p>
          </table:table-cell>
          <table:table-cell office:value-type="string" table:style-name="ce10">
            <text:p>Peimen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34)&gt;0,SUM(G34)&gt;0),C34/G34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4)&gt;0,SUM(G34)&gt;0),E34/G34,&quot;-&quot;)" table:style-name="ce18">
            <text:p>-</text:p>
          </table:table-cell>
          <table:table-cell office:value-type="string" office:string-value="-" table:formula="msoxl:=IF(SUM(C34,E34)=0,&quot;-&quot;,SUM(C34,E34))" table:style-name="ce17">
            <text:p>-</text:p>
          </table:table-cell>
          <table:table-cell office:value-type="string" office:string-value="-" table:formula="msoxl:=IF(SUM(G34)&gt;0,G34/G34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34)&gt;0,SUM(G34)&gt;0),I34/G34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4)&gt;0,SUM(G34)&gt;0),K34/G34,&quot;-&quot;)" table:style-name="ce18">
            <text:p>-</text:p>
          </table:table-cell>
          <table:table-cell office:value-type="string" office:string-value="-" table:formula="msoxl:=IF(SUM(I34,K34)=0,&quot;-&quot;,SUM(I34,K34))" table:style-name="ce17">
            <text:p>-</text:p>
          </table:table-cell>
          <table:table-cell office:value-type="string" office:string-value="-" table:formula="msoxl:=IF(AND(SUM(M34)&gt;0,SUM(G34)&gt;0),M34/G34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4)&gt;0,SUM(M34,O34,Q34)&gt;0),O34/SUM(M34,O34,Q34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4)&gt;0,SUM(M34,O34,Q34)&gt;0),Q34/SUM(M34,O34,Q34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青山港</text:p>
          </table:table-cell>
          <table:table-cell office:value-type="string" table:style-name="ce10">
            <text:p>Chinshankang</text:p>
          </table:table-cell>
          <table:table-cell office:value-type="float" office:value="117534" table:style-name="ce16">
            <text:p>117,534<text:s/></text:p>
          </table:table-cell>
          <table:table-cell office:value-type="percentage" office:value="0.67091360561691926" table:formula="msoxl:=IF(AND(SUM(C35)&gt;0,SUM(G35)&gt;0),C35/G35,&quot;-&quot;)" table:style-name="ce18">
            <text:p>67.09%</text:p>
          </table:table-cell>
          <table:table-cell office:value-type="float" office:value="57651" table:style-name="ce16">
            <text:p>57,651<text:s/></text:p>
          </table:table-cell>
          <table:table-cell office:value-type="percentage" office:value="0.32908639438308074" table:formula="msoxl:=IF(AND(SUM(E35)&gt;0,SUM(G35)&gt;0),E35/G35,&quot;-&quot;)" table:style-name="ce18">
            <text:p>32.91%</text:p>
          </table:table-cell>
          <table:table-cell office:value-type="float" office:value="175185" table:formula="msoxl:=IF(SUM(C35,E35)=0,&quot;-&quot;,SUM(C35,E35))" table:style-name="ce17">
            <text:p>175,185<text:s/></text:p>
          </table:table-cell>
          <table:table-cell office:value-type="percentage" office:value="1" table:formula="msoxl:=IF(SUM(G35)&gt;0,G35/G35,&quot;-&quot;)" table:style-name="ce18">
            <text:p>100.00%</text:p>
          </table:table-cell>
          <table:table-cell office:value-type="float" office:value="175185" table:style-name="ce16">
            <text:p>175,185<text:s/></text:p>
          </table:table-cell>
          <table:table-cell office:value-type="percentage" office:value="1" table:formula="msoxl:=IF(AND(SUM(I35)&gt;0,SUM(G35)&gt;0),I35/G3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5)&gt;0,SUM(G35)&gt;0),K35/G35,&quot;-&quot;)" table:style-name="ce18">
            <text:p>-</text:p>
          </table:table-cell>
          <table:table-cell office:value-type="float" office:value="175185" table:formula="msoxl:=IF(SUM(I35,K35)=0,&quot;-&quot;,SUM(I35,K35))" table:style-name="ce17">
            <text:p>175,185<text:s/></text:p>
          </table:table-cell>
          <table:table-cell office:value-type="percentage" office:value="1" table:formula="msoxl:=IF(AND(SUM(M35)&gt;0,SUM(G35)&gt;0),M35/G3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5)&gt;0,SUM(M35,O35,Q35)&gt;0),O35/SUM(M35,O35,Q35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5)&gt;0,SUM(M35,O35,Q35)&gt;0),Q35/SUM(M35,O35,Q3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將軍港</text:p>
          </table:table-cell>
          <table:table-cell office:value-type="string" table:style-name="ce10">
            <text:p>Chiangchuingkang</text:p>
          </table:table-cell>
          <table:table-cell office:value-type="float" office:value="317675" table:style-name="ce16">
            <text:p>317,675<text:s/></text:p>
          </table:table-cell>
          <table:table-cell office:value-type="percentage" office:value="1" table:formula="msoxl:=IF(AND(SUM(C36)&gt;0,SUM(G36)&gt;0),C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6)&gt;0,SUM(G36)&gt;0),E36/G36,&quot;-&quot;)" table:style-name="ce18">
            <text:p>-</text:p>
          </table:table-cell>
          <table:table-cell office:value-type="float" office:value="317675" table:formula="msoxl:=IF(SUM(C36,E36)=0,&quot;-&quot;,SUM(C36,E36))" table:style-name="ce17">
            <text:p>317,675<text:s/></text:p>
          </table:table-cell>
          <table:table-cell office:value-type="percentage" office:value="1" table:formula="msoxl:=IF(SUM(G36)&gt;0,G36/G36,&quot;-&quot;)" table:style-name="ce18">
            <text:p>100.00%</text:p>
          </table:table-cell>
          <table:table-cell office:value-type="float" office:value="317675" table:style-name="ce16">
            <text:p>317,675<text:s/></text:p>
          </table:table-cell>
          <table:table-cell office:value-type="percentage" office:value="1" table:formula="msoxl:=IF(AND(SUM(I36)&gt;0,SUM(G36)&gt;0),I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6)&gt;0,SUM(G36)&gt;0),K36/G36,&quot;-&quot;)" table:style-name="ce18">
            <text:p>-</text:p>
          </table:table-cell>
          <table:table-cell office:value-type="float" office:value="317675" table:formula="msoxl:=IF(SUM(I36,K36)=0,&quot;-&quot;,SUM(I36,K36))" table:style-name="ce17">
            <text:p>317,675<text:s/></text:p>
          </table:table-cell>
          <table:table-cell office:value-type="percentage" office:value="1" table:formula="msoxl:=IF(AND(SUM(M36)&gt;0,SUM(G36)&gt;0),M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6)&gt;0,SUM(M36,O36,Q36)&gt;0),O36/SUM(M36,O36,Q36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6)&gt;0,SUM(M36,O36,Q36)&gt;0),Q36/SUM(M36,O36,Q3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七股</text:p>
          </table:table-cell>
          <table:table-cell office:value-type="string" table:style-name="ce10">
            <text:p>Chinku</text:p>
          </table:table-cell>
          <table:table-cell office:value-type="float" office:value="50476" table:style-name="ce16">
            <text:p>50,476<text:s/></text:p>
          </table:table-cell>
          <table:table-cell office:value-type="percentage" office:value="1" table:formula="msoxl:=IF(AND(SUM(C37)&gt;0,SUM(G37)&gt;0),C37/G3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7)&gt;0,SUM(G37)&gt;0),E37/G37,&quot;-&quot;)" table:style-name="ce18">
            <text:p>-</text:p>
          </table:table-cell>
          <table:table-cell office:value-type="float" office:value="50476" table:formula="msoxl:=IF(SUM(C37,E37)=0,&quot;-&quot;,SUM(C37,E37))" table:style-name="ce17">
            <text:p>50,476<text:s/></text:p>
          </table:table-cell>
          <table:table-cell office:value-type="percentage" office:value="1" table:formula="msoxl:=IF(SUM(G37)&gt;0,G37/G37,&quot;-&quot;)" table:style-name="ce18">
            <text:p>100.00%</text:p>
          </table:table-cell>
          <table:table-cell office:value-type="float" office:value="50476" table:style-name="ce16">
            <text:p>50,476<text:s/></text:p>
          </table:table-cell>
          <table:table-cell office:value-type="percentage" office:value="1" table:formula="msoxl:=IF(AND(SUM(I37)&gt;0,SUM(G37)&gt;0),I37/G3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7)&gt;0,SUM(G37)&gt;0),K37/G37,&quot;-&quot;)" table:style-name="ce18">
            <text:p>-</text:p>
          </table:table-cell>
          <table:table-cell office:value-type="float" office:value="50476" table:formula="msoxl:=IF(SUM(I37,K37)=0,&quot;-&quot;,SUM(I37,K37))" table:style-name="ce17">
            <text:p>50,476<text:s/></text:p>
          </table:table-cell>
          <table:table-cell office:value-type="percentage" office:value="1" table:formula="msoxl:=IF(AND(SUM(M37)&gt;0,SUM(G37)&gt;0),M37/G37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7)&gt;0,SUM(M37,O37,Q37)&gt;0),O37/SUM(M37,O37,Q37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7)&gt;0,SUM(M37,O37,Q37)&gt;0),Q37/SUM(M37,O37,Q37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興達港</text:p>
          </table:table-cell>
          <table:table-cell office:value-type="string" table:style-name="ce10">
            <text:p>Shindarkang</text:p>
          </table:table-cell>
          <table:table-cell office:value-type="float" office:value="2775835" table:style-name="ce16">
            <text:p>2,775,835<text:s/></text:p>
          </table:table-cell>
          <table:table-cell office:value-type="percentage" office:value="0.59999982707910893" table:formula="msoxl:=IF(AND(SUM(C38)&gt;0,SUM(G38)&gt;0),C38/G38,&quot;-&quot;)" table:style-name="ce18">
            <text:p>60.00%</text:p>
          </table:table-cell>
          <table:table-cell office:value-type="float" office:value="1850558" table:style-name="ce16">
            <text:p>1,850,558<text:s/></text:p>
          </table:table-cell>
          <table:table-cell office:value-type="percentage" office:value="0.40000017292089107" table:formula="msoxl:=IF(AND(SUM(E38)&gt;0,SUM(G38)&gt;0),E38/G38,&quot;-&quot;)" table:style-name="ce18">
            <text:p>40.00%</text:p>
          </table:table-cell>
          <table:table-cell office:value-type="float" office:value="4626393" table:formula="msoxl:=IF(SUM(C38,E38)=0,&quot;-&quot;,SUM(C38,E38))" table:style-name="ce17">
            <text:p>4,626,393<text:s/></text:p>
          </table:table-cell>
          <table:table-cell office:value-type="percentage" office:value="1" table:formula="msoxl:=IF(SUM(G38)&gt;0,G38/G38,&quot;-&quot;)" table:style-name="ce18">
            <text:p>100.00%</text:p>
          </table:table-cell>
          <table:table-cell office:value-type="float" office:value="2775835" table:style-name="ce16">
            <text:p>2,775,835<text:s/></text:p>
          </table:table-cell>
          <table:table-cell office:value-type="percentage" office:value="0.59999982707910893" table:formula="msoxl:=IF(AND(SUM(I38)&gt;0,SUM(G38)&gt;0),I38/G38,&quot;-&quot;)" table:style-name="ce18">
            <text:p>6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8)&gt;0,SUM(G38)&gt;0),K38/G38,&quot;-&quot;)" table:style-name="ce18">
            <text:p>-</text:p>
          </table:table-cell>
          <table:table-cell office:value-type="float" office:value="2775835" table:formula="msoxl:=IF(SUM(I38,K38)=0,&quot;-&quot;,SUM(I38,K38))" table:style-name="ce17">
            <text:p>2,775,835<text:s/></text:p>
          </table:table-cell>
          <table:table-cell office:value-type="percentage" office:value="0.59999982707910893" table:formula="msoxl:=IF(AND(SUM(M38)&gt;0,SUM(G38)&gt;0),M38/G38,&quot;-&quot;)" table:style-name="ce18">
            <text:p>60.00%</text:p>
          </table:table-cell>
          <table:table-cell office:value-type="float" office:value="1850558" table:style-name="ce16">
            <text:p>1,850,558<text:s/></text:p>
          </table:table-cell>
          <table:table-cell office:value-type="percentage" office:value="0.40000017292089107" table:formula="msoxl:=IF(AND(SUM(O38)&gt;0,SUM(M38,O38,Q38)&gt;0),O38/SUM(M38,O38,Q38),&quot;-&quot;)" table:style-name="ce18">
            <text:p>4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8)&gt;0,SUM(M38,O38,Q38)&gt;0),Q38/SUM(M38,O38,Q38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2">
            <text:p><text:s text:c="7"/></text:p>
          </table:table-cell>
          <table:table-cell table:style-name="ce12"/>
          <table:table-cell table:number-columns-repeated="6" table:style-name="ce3"/>
          <table:table-cell table:style-name="ce25"/>
          <table:table-cell table:style-name="ce24"/>
          <table:table-cell table:style-name="ce25"/>
          <table:table-cell table:style-name="ce24"/>
          <table:table-cell table:style-name="ce26"/>
          <table:table-cell table:style-name="ce24"/>
          <table:table-cell table:number-columns-repeated="4" table:style-name="ce3"/>
          <table:table-cell table:number-columns-repeated="16366" table:style-name="ce4"/>
        </table:table-row>
        <table:table-row table:number-rows-repeated="1048537" table:style-name="ro2">
          <table:table-cell table:number-columns-repeated="16384"/>
        </table:table-row>
      </table:table>
      <table:table table:name="魚貨供銷情形2(續完)" table:style-name="ta1">
        <table:table-column table:style-name="co1" table:default-cell-style-name="ce2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38" table:default-cell-style-name="ce1"/>
        <table:table-row table:style-name="ro1">
          <table:table-cell office:value-type="string" table:style-name="ce27">
            <text:p><text:s text:c="3"/>21‧魚貨供銷情形(續完)<text:s text:c="21"/></text:p>
          </table:table-cell>
          <table:table-cell table:number-columns-repeated="7" table:style-name="ce27"/>
          <table:table-cell office:value-type="string" table:style-name="ce27">
            <text:p>21‧Supply and Sale of Fishes(End)</text:p>
          </table:table-cell>
          <table:table-cell table:number-columns-repeated="9" table:style-name="ce27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table:style-name="ce19"/>
          <table:table-cell table:number-columns-repeated="7" table:style-name="ce4"/>
          <table:table-cell office:value-type="string" table:style-name="ce5">
            <text:p>單位:公斤</text:p>
          </table:table-cell>
          <table:table-cell table:number-columns-repeated="5" table:style-name="ce4"/>
          <table:table-cell office:value-type="string" table:style-name="ce5">
            <text:p>Unit:K.G.</text:p>
          </table:table-cell>
          <table:table-cell table:number-columns-repeated="16369" table:style-name="ce4"/>
        </table:table-row>
        <table:table-row table:style-name="ro3">
          <table:table-cell table:style-name="ce20"/>
          <table:table-cell table:style-name="ce7"/>
          <table:table-cell office:value-type="string" table:number-columns-spanned="4" table:number-rows-spanned="1" table:style-name="ce39">
            <text:p>供應量</text:p>
          </table:table-cell>
          <table:covered-table-cell table:number-columns-repeated="3"/>
          <table:table-cell table:style-name="ce8"/>
          <table:table-cell table:style-name="ce7"/>
          <table:table-cell office:value-type="string" table:number-columns-spanned="7" table:number-rows-spanned="1" table:style-name="ce30">
            <text:p>銷售量</text:p>
          </table:table-cell>
          <table:covered-table-cell table:number-columns-repeated="6"/>
          <table:table-cell table:number-columns-repeated="2" table:style-name="ce8"/>
          <table:table-cell table:style-name="ce7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4" table:number-rows-spanned="1" table:style-name="ce40">
            <text:p>Supply</text:p>
          </table:table-cell>
          <table:covered-table-cell table:number-columns-repeated="3"/>
          <table:table-cell table:style-name="ce5"/>
          <table:table-cell table:style-name="ce10"/>
          <table:table-cell office:value-type="string" table:number-columns-spanned="7" table:number-rows-spanned="1" table:style-name="ce34">
            <text:p>Selling For</text:p>
          </table:table-cell>
          <table:covered-table-cell table:number-columns-repeated="6"/>
          <table:table-cell table:number-columns-repeated="2" table:style-name="ce11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table:style-name="ce6"/>
          <table:table-cell table:style-name="ce10"/>
          <table:table-cell table:style-name="ce9"/>
          <table:table-cell table:style-name="ce10"/>
          <table:table-cell office:value-type="string" table:number-columns-spanned="2" table:number-rows-spanned="1" table:style-name="ce38">
            <text:p>合計</text:p>
          </table:table-cell>
          <table:covered-table-cell/>
          <table:table-cell office:value-type="string" table:number-columns-spanned="6" table:number-rows-spanned="1" table:style-name="ce39">
            <text:p>當地銷貨</text:p>
          </table:table-cell>
          <table:covered-table-cell table:number-columns-repeated="5"/>
          <table:table-cell table:style-name="ce6"/>
          <table:table-cell table:style-name="ce7"/>
          <table:table-cell table:style-name="ce6"/>
          <table:table-cell table:style-name="ce7"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市場別</text:p>
          </table:table-cell>
          <table:covered-table-cell/>
          <table:table-cell office:value-type="string" table:number-columns-spanned="2" table:number-rows-spanned="1" table:style-name="ce41">
            <text:p>當地供應</text:p>
          </table:table-cell>
          <table:covered-table-cell/>
          <table:table-cell office:value-type="string" table:number-columns-spanned="2" table:number-rows-spanned="1" table:style-name="ce41">
            <text:p>其他地區供應</text:p>
          </table:table-cell>
          <table:covered-table-cell/>
          <table:table-cell table:style-name="ce5"/>
          <table:table-cell table:style-name="ce10"/>
          <table:table-cell office:value-type="string" table:number-columns-spanned="6" table:number-rows-spanned="1" table:style-name="ce40">
            <text:p>Local</text:p>
          </table:table-cell>
          <table:covered-table-cell table:number-columns-repeated="5"/>
          <table:table-cell office:value-type="string" table:number-columns-spanned="2" table:number-rows-spanned="1" table:style-name="ce41">
            <text:p>其他鄉鎮市</text:p>
          </table:table-cell>
          <table:covered-table-cell/>
          <table:table-cell office:value-type="string" table:number-columns-spanned="2" table:number-rows-spanned="1" table:style-name="ce41">
            <text:p>外銷</text:p>
          </table:table-cell>
          <table:covered-table-cell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number-columns-spanned="2" table:number-rows-spanned="1" table:style-name="ce41">
            <text:p>Local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39">
            <text:p>直接銷售</text:p>
          </table:table-cell>
          <table:covered-table-cell/>
          <table:table-cell office:value-type="string" table:number-columns-spanned="2" table:number-rows-spanned="1" table:style-name="ce39">
            <text:p>加工業用</text:p>
          </table:table-cell>
          <table:covered-table-cell/>
          <table:table-cell office:value-type="string" table:number-columns-spanned="2" table:number-rows-spanned="1" table:style-name="ce39">
            <text:p>小計</text:p>
          </table:table-cell>
          <table:covered-table-cell/>
          <table:table-cell office:value-type="string" table:number-columns-spanned="2" table:number-rows-spanned="1" table:style-name="ce41">
            <text:p>Other Towns</text:p>
          </table:table-cell>
          <table:covered-table-cell/>
          <table:table-cell office:value-type="string" table:number-columns-spanned="2" table:number-rows-spanned="1" table:style-name="ce41">
            <text:p>Export</text:p>
          </table:table-cell>
          <table:covered-table-cell/>
          <table:table-cell table:number-columns-repeated="16366" table:style-name="ce4"/>
        </table:table-row>
        <table:table-row table:style-name="ro3">
          <table:table-cell office:value-type="string" table:number-columns-spanned="2" table:number-rows-spanned="1" table:style-name="ce41">
            <text:p>Market</text:p>
          </table:table-cell>
          <table:covered-table-cell/>
          <table:table-cell table:style-name="ce13"/>
          <table:table-cell table:style-name="ce10"/>
          <table:table-cell table:style-name="ce9"/>
          <table:table-cell table:style-name="ce10"/>
          <table:table-cell table:style-name="ce5"/>
          <table:table-cell table:style-name="ce10"/>
          <table:table-cell office:value-type="string" table:number-columns-spanned="2" table:number-rows-spanned="1" table:style-name="ce40">
            <text:p>Direct</text:p>
          </table:table-cell>
          <table:covered-table-cell/>
          <table:table-cell office:value-type="string" table:number-columns-spanned="2" table:number-rows-spanned="1" table:style-name="ce40">
            <text:p>Processing</text:p>
          </table:table-cell>
          <table:covered-table-cell/>
          <table:table-cell office:value-type="string" table:number-columns-spanned="2" table:number-rows-spanned="1" table:style-name="ce40">
            <text:p>Sub Total</text:p>
          </table:table-cell>
          <table:covered-table-cell/>
          <table:table-cell table:style-name="ce13"/>
          <table:table-cell table:style-name="ce12"/>
          <table:table-cell table:style-name="ce13"/>
          <table:table-cell table:style-name="ce12"/>
          <table:table-cell table:number-columns-repeated="16366" table:style-name="ce4"/>
        </table:table-row>
        <table:table-row table:style-name="ro3">
          <table:table-cell table:style-name="ce21"/>
          <table:table-cell table:style-name="ce10"/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office:value-type="string" table:style-name="ce14">
            <text:p>數量</text:p>
          </table:table-cell>
          <table:table-cell office:value-type="string" table:style-name="ce14">
            <text:p>百分比</text:p>
          </table:table-cell>
          <table:table-cell table:number-columns-repeated="16366" table:style-name="ce4"/>
        </table:table-row>
        <table:table-row table:style-name="ro3">
          <table:table-cell table:style-name="ce22"/>
          <table:table-cell table:style-name="ce12"/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Quantity</text:p>
          </table:table-cell>
          <table:table-cell office:value-type="string" table:style-name="ce15">
            <text:p>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16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永安</text:p>
          </table:table-cell>
          <table:table-cell office:value-type="string" table:style-name="ce10">
            <text:p>Yenan</text:p>
          </table:table-cell>
          <table:table-cell office:value-type="float" office:value="21045" table:style-name="ce16">
            <text:p>21,045<text:s/></text:p>
          </table:table-cell>
          <table:table-cell office:value-type="percentage" office:value="1" table:formula="msoxl:=IF(AND(SUM(C13)&gt;0,SUM(G13)&gt;0),C13/G1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3)&gt;0,SUM(G13)&gt;0),E13/G13,&quot;-&quot;)" table:style-name="ce18">
            <text:p>-</text:p>
          </table:table-cell>
          <table:table-cell office:value-type="float" office:value="21045" table:formula="msoxl:=IF(SUM(C13,E13)=0,&quot;-&quot;,SUM(C13,E13))" table:style-name="ce17">
            <text:p>21,045<text:s/></text:p>
          </table:table-cell>
          <table:table-cell office:value-type="percentage" office:value="1" table:formula="msoxl:=IF(SUM(G13)&gt;0,G13/G13,&quot;-&quot;)" table:style-name="ce18">
            <text:p>100.00%</text:p>
          </table:table-cell>
          <table:table-cell office:value-type="float" office:value="21045" table:style-name="ce16">
            <text:p>21,045<text:s/></text:p>
          </table:table-cell>
          <table:table-cell office:value-type="percentage" office:value="1" table:formula="msoxl:=IF(AND(SUM(I13)&gt;0,SUM(G13)&gt;0),I13/G1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3)&gt;0,SUM(G13)&gt;0),K13/G13,&quot;-&quot;)" table:style-name="ce18">
            <text:p>-</text:p>
          </table:table-cell>
          <table:table-cell office:value-type="float" office:value="21045" table:formula="msoxl:=IF(SUM(I13,K13)=0,&quot;-&quot;,SUM(I13,K13))" table:style-name="ce17">
            <text:p>21,045<text:s/></text:p>
          </table:table-cell>
          <table:table-cell office:value-type="percentage" office:value="1" table:formula="msoxl:=IF(AND(SUM(M13)&gt;0,SUM(G13)&gt;0),M13/G13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13)&gt;0,SUM(M13,O13,Q13)&gt;0),O13/SUM(M13,O13,Q13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3)&gt;0,SUM(M13,O13,Q13)&gt;0),Q13/SUM(M13,O13,Q13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梓官(蚵子寮)</text:p>
          </table:table-cell>
          <table:table-cell office:value-type="string" table:style-name="ce10">
            <text:p>Tzekwang(Kertzeliao)</text:p>
          </table:table-cell>
          <table:table-cell office:value-type="float" office:value="3209067" table:style-name="ce16">
            <text:p>3,209,067<text:s/></text:p>
          </table:table-cell>
          <table:table-cell office:value-type="percentage" office:value="0.95000007400905573" table:formula="msoxl:=IF(AND(SUM(C14)&gt;0,SUM(G14)&gt;0),C14/G14,&quot;-&quot;)" table:style-name="ce18">
            <text:p>95.00%</text:p>
          </table:table-cell>
          <table:table-cell office:value-type="float" office:value="168898" table:style-name="ce16">
            <text:p>168,898<text:s/></text:p>
          </table:table-cell>
          <table:table-cell office:value-type="percentage" office:value="4.9999925990944251E-2" table:formula="msoxl:=IF(AND(SUM(E14)&gt;0,SUM(G14)&gt;0),E14/G14,&quot;-&quot;)" table:style-name="ce18">
            <text:p>5.00%</text:p>
          </table:table-cell>
          <table:table-cell office:value-type="float" office:value="3377965" table:formula="msoxl:=IF(SUM(C14,E14)=0,&quot;-&quot;,SUM(C14,E14))" table:style-name="ce17">
            <text:p>3,377,965<text:s/></text:p>
          </table:table-cell>
          <table:table-cell office:value-type="percentage" office:value="1" table:formula="msoxl:=IF(SUM(G14)&gt;0,G14/G14,&quot;-&quot;)" table:style-name="ce18">
            <text:p>100.00%</text:p>
          </table:table-cell>
          <table:table-cell office:value-type="float" office:value="844491" table:style-name="ce16">
            <text:p>844,491<text:s/></text:p>
          </table:table-cell>
          <table:table-cell office:value-type="percentage" office:value="0.24999992599094426" table:formula="msoxl:=IF(AND(SUM(I14)&gt;0,SUM(G14)&gt;0),I14/G14,&quot;-&quot;)" table:style-name="ce18">
            <text:p>25.00%</text:p>
          </table:table-cell>
          <table:table-cell office:value-type="float" office:value="168898" table:style-name="ce16">
            <text:p>168,898<text:s/></text:p>
          </table:table-cell>
          <table:table-cell office:value-type="percentage" office:value="4.9999925990944251E-2" table:formula="msoxl:=IF(AND(SUM(K14)&gt;0,SUM(G14)&gt;0),K14/G14,&quot;-&quot;)" table:style-name="ce18">
            <text:p>5.00%</text:p>
          </table:table-cell>
          <table:table-cell office:value-type="float" office:value="1013389" table:formula="msoxl:=IF(SUM(I14,K14)=0,&quot;-&quot;,SUM(I14,K14))" table:style-name="ce17">
            <text:p>1,013,389<text:s/></text:p>
          </table:table-cell>
          <table:table-cell office:value-type="percentage" office:value="0.2999998519818885" table:formula="msoxl:=IF(AND(SUM(M14)&gt;0,SUM(G14)&gt;0),M14/G14,&quot;-&quot;)" table:style-name="ce18">
            <text:p>30.00%</text:p>
          </table:table-cell>
          <table:table-cell office:value-type="float" office:value="2364576" table:style-name="ce16">
            <text:p>2,364,576<text:s/></text:p>
          </table:table-cell>
          <table:table-cell office:value-type="percentage" office:value="0.7000001480181115" table:formula="msoxl:=IF(AND(SUM(O14)&gt;0,SUM(M14,O14,Q14)&gt;0),O14/SUM(M14,O14,Q14),&quot;-&quot;)" table:style-name="ce18">
            <text:p>7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4)&gt;0,SUM(M14,O14,Q14)&gt;0),Q14/SUM(M14,O14,Q14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彌陀(南寮)</text:p>
          </table:table-cell>
          <table:table-cell office:value-type="string" table:style-name="ce10">
            <text:p>Mitwo(Nanliao)</text:p>
          </table:table-cell>
          <table:table-cell office:value-type="float" office:value="604312" table:style-name="ce16">
            <text:p>604,312<text:s/></text:p>
          </table:table-cell>
          <table:table-cell office:value-type="percentage" office:value="0.85000035163969589" table:formula="msoxl:=IF(AND(SUM(C15)&gt;0,SUM(G15)&gt;0),C15/G15,&quot;-&quot;)" table:style-name="ce18">
            <text:p>85.00%</text:p>
          </table:table-cell>
          <table:table-cell office:value-type="float" office:value="106643" table:style-name="ce16">
            <text:p>106,643<text:s/></text:p>
          </table:table-cell>
          <table:table-cell office:value-type="percentage" office:value="0.14999964836030411" table:formula="msoxl:=IF(AND(SUM(E15)&gt;0,SUM(G15)&gt;0),E15/G15,&quot;-&quot;)" table:style-name="ce18">
            <text:p>15.00%</text:p>
          </table:table-cell>
          <table:table-cell office:value-type="float" office:value="710955" table:formula="msoxl:=IF(SUM(C15,E15)=0,&quot;-&quot;,SUM(C15,E15))" table:style-name="ce17">
            <text:p>710,955<text:s/></text:p>
          </table:table-cell>
          <table:table-cell office:value-type="percentage" office:value="1" table:formula="msoxl:=IF(SUM(G15)&gt;0,G15/G15,&quot;-&quot;)" table:style-name="ce18">
            <text:p>100.00%</text:p>
          </table:table-cell>
          <table:table-cell office:value-type="float" office:value="106643" table:style-name="ce16">
            <text:p>106,643<text:s/></text:p>
          </table:table-cell>
          <table:table-cell office:value-type="percentage" office:value="0.14999964836030411" table:formula="msoxl:=IF(AND(SUM(I15)&gt;0,SUM(G15)&gt;0),I15/G15,&quot;-&quot;)" table:style-name="ce18">
            <text:p>1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15)&gt;0,SUM(G15)&gt;0),K15/G15,&quot;-&quot;)" table:style-name="ce18">
            <text:p>-</text:p>
          </table:table-cell>
          <table:table-cell office:value-type="float" office:value="106643" table:formula="msoxl:=IF(SUM(I15,K15)=0,&quot;-&quot;,SUM(I15,K15))" table:style-name="ce17">
            <text:p>106,643<text:s/></text:p>
          </table:table-cell>
          <table:table-cell office:value-type="percentage" office:value="0.14999964836030411" table:formula="msoxl:=IF(AND(SUM(M15)&gt;0,SUM(G15)&gt;0),M15/G15,&quot;-&quot;)" table:style-name="ce18">
            <text:p>15.00%</text:p>
          </table:table-cell>
          <table:table-cell office:value-type="float" office:value="604312" table:style-name="ce16">
            <text:p>604,312<text:s/></text:p>
          </table:table-cell>
          <table:table-cell office:value-type="percentage" office:value="0.85000035163969589" table:formula="msoxl:=IF(AND(SUM(O15)&gt;0,SUM(M15,O15,Q15)&gt;0),O15/SUM(M15,O15,Q15),&quot;-&quot;)" table:style-name="ce18">
            <text:p>8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5)&gt;0,SUM(M15,O15,Q15)&gt;0),Q15/SUM(M15,O15,Q1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林園(中芸)</text:p>
          </table:table-cell>
          <table:table-cell office:value-type="string" table:style-name="ce10">
            <text:p>Linyuan(Chungun)</text:p>
          </table:table-cell>
          <table:table-cell office:value-type="float" office:value="3613176.79" table:style-name="ce16">
            <text:p>3,613,177<text:s/></text:p>
          </table:table-cell>
          <table:table-cell office:value-type="percentage" office:value="1" table:formula="msoxl:=IF(AND(SUM(C16)&gt;0,SUM(G16)&gt;0),C16/G1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16)&gt;0,SUM(G16)&gt;0),E16/G16,&quot;-&quot;)" table:style-name="ce18">
            <text:p>-</text:p>
          </table:table-cell>
          <table:table-cell office:value-type="float" office:value="3613176.79" table:formula="msoxl:=IF(SUM(C16,E16)=0,&quot;-&quot;,SUM(C16,E16))" table:style-name="ce17">
            <text:p>3,613,177<text:s/></text:p>
          </table:table-cell>
          <table:table-cell office:value-type="percentage" office:value="1" table:formula="msoxl:=IF(SUM(G16)&gt;0,G16/G16,&quot;-&quot;)" table:style-name="ce18">
            <text:p>100.00%</text:p>
          </table:table-cell>
          <table:table-cell office:value-type="float" office:value="722635.4" table:style-name="ce16">
            <text:p>722,635<text:s/></text:p>
          </table:table-cell>
          <table:table-cell office:value-type="percentage" office:value="0.20000001162411984" table:formula="msoxl:=IF(AND(SUM(I16)&gt;0,SUM(G16)&gt;0),I16/G16,&quot;-&quot;)" table:style-name="ce18">
            <text:p>20.00%</text:p>
          </table:table-cell>
          <table:table-cell office:value-type="float" office:value="1625929.5" table:style-name="ce16">
            <text:p>1,625,930<text:s/></text:p>
          </table:table-cell>
          <table:table-cell office:value-type="percentage" office:value="0.44999998463955593" table:formula="msoxl:=IF(AND(SUM(K16)&gt;0,SUM(G16)&gt;0),K16/G16,&quot;-&quot;)" table:style-name="ce18">
            <text:p>45.00%</text:p>
          </table:table-cell>
          <table:table-cell office:value-type="float" office:value="2348564.9" table:formula="msoxl:=IF(SUM(I16,K16)=0,&quot;-&quot;,SUM(I16,K16))" table:style-name="ce17">
            <text:p>2,348,565<text:s/></text:p>
          </table:table-cell>
          <table:table-cell office:value-type="percentage" office:value="0.64999999626367577" table:formula="msoxl:=IF(AND(SUM(M16)&gt;0,SUM(G16)&gt;0),M16/G16,&quot;-&quot;)" table:style-name="ce18">
            <text:p>65.00%</text:p>
          </table:table-cell>
          <table:table-cell office:value-type="float" office:value="1264611.8899999999" table:style-name="ce16">
            <text:p>1,264,612<text:s/></text:p>
          </table:table-cell>
          <table:table-cell office:value-type="percentage" office:value="0.35000000373632423" table:formula="msoxl:=IF(AND(SUM(O16)&gt;0,SUM(M16,O16,Q16)&gt;0),O16/SUM(M16,O16,Q16),&quot;-&quot;)" table:style-name="ce18">
            <text:p>3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16)&gt;0,SUM(M16,O16,Q16)&gt;0),Q16/SUM(M16,O16,Q1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東港</text:p>
          </table:table-cell>
          <table:table-cell office:value-type="string" table:style-name="ce10">
            <text:p>Tungkang</text:p>
          </table:table-cell>
          <table:table-cell office:value-type="float" office:value="20080440" table:style-name="ce16">
            <text:p>20,080,440<text:s/></text:p>
          </table:table-cell>
          <table:table-cell office:value-type="percentage" office:value="0.54" table:formula="msoxl:=IF(AND(SUM(C17)&gt;0,SUM(G17)&gt;0),C17/G17,&quot;-&quot;)" table:style-name="ce18">
            <text:p>54.00%</text:p>
          </table:table-cell>
          <table:table-cell office:value-type="float" office:value="17105560" table:style-name="ce16">
            <text:p>17,105,560<text:s/></text:p>
          </table:table-cell>
          <table:table-cell office:value-type="percentage" office:value="0.46" table:formula="msoxl:=IF(AND(SUM(E17)&gt;0,SUM(G17)&gt;0),E17/G17,&quot;-&quot;)" table:style-name="ce18">
            <text:p>46.00%</text:p>
          </table:table-cell>
          <table:table-cell office:value-type="float" office:value="37186000" table:formula="msoxl:=IF(SUM(C17,E17)=0,&quot;-&quot;,SUM(C17,E17))" table:style-name="ce17">
            <text:p>37,186,000<text:s/></text:p>
          </table:table-cell>
          <table:table-cell office:value-type="percentage" office:value="1" table:formula="msoxl:=IF(SUM(G17)&gt;0,G17/G17,&quot;-&quot;)" table:style-name="ce18">
            <text:p>100.00%</text:p>
          </table:table-cell>
          <table:table-cell office:value-type="float" office:value="5206040" table:style-name="ce16">
            <text:p>5,206,040<text:s/></text:p>
          </table:table-cell>
          <table:table-cell office:value-type="percentage" office:value="0.14000000000000001" table:formula="msoxl:=IF(AND(SUM(I17)&gt;0,SUM(G17)&gt;0),I17/G17,&quot;-&quot;)" table:style-name="ce18">
            <text:p>14.00%</text:p>
          </table:table-cell>
          <table:table-cell office:value-type="float" office:value="10040220" table:style-name="ce16">
            <text:p>10,040,220<text:s/></text:p>
          </table:table-cell>
          <table:table-cell office:value-type="percentage" office:value="0.27" table:formula="msoxl:=IF(AND(SUM(K17)&gt;0,SUM(G17)&gt;0),K17/G17,&quot;-&quot;)" table:style-name="ce18">
            <text:p>27.00%</text:p>
          </table:table-cell>
          <table:table-cell office:value-type="float" office:value="15246260" table:formula="msoxl:=IF(SUM(I17,K17)=0,&quot;-&quot;,SUM(I17,K17))" table:style-name="ce17">
            <text:p>15,246,260<text:s/></text:p>
          </table:table-cell>
          <table:table-cell office:value-type="percentage" office:value="0.41" table:formula="msoxl:=IF(AND(SUM(M17)&gt;0,SUM(G17)&gt;0),M17/G17,&quot;-&quot;)" table:style-name="ce18">
            <text:p>41.00%</text:p>
          </table:table-cell>
          <table:table-cell office:value-type="float" office:value="11155800" table:style-name="ce16">
            <text:p>11,155,800<text:s/></text:p>
          </table:table-cell>
          <table:table-cell office:value-type="percentage" office:value="0.3" table:formula="msoxl:=IF(AND(SUM(O17)&gt;0,SUM(M17,O17,Q17)&gt;0),O17/SUM(M17,O17,Q17),&quot;-&quot;)" table:style-name="ce18">
            <text:p>30.00%</text:p>
          </table:table-cell>
          <table:table-cell office:value-type="float" office:value="10783940" table:style-name="ce16">
            <text:p>10,783,940<text:s/></text:p>
          </table:table-cell>
          <table:table-cell office:value-type="percentage" office:value="0.28999999999999998" table:formula="msoxl:=IF(AND(SUM(Q17)&gt;0,SUM(M17,O17,Q17)&gt;0),Q17/SUM(M17,O17,Q17),&quot;-&quot;)" table:style-name="ce18">
            <text:p>29.00%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林邊</text:p>
          </table:table-cell>
          <table:table-cell office:value-type="string" table:style-name="ce10">
            <text:p>Linbein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0)&gt;0,SUM(G20)&gt;0),C20/G20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0)&gt;0,SUM(G20)&gt;0),E20/G20,&quot;-&quot;)" table:style-name="ce18">
            <text:p>-</text:p>
          </table:table-cell>
          <table:table-cell office:value-type="string" office:string-value="-" table:formula="msoxl:=IF(SUM(C20,E20)=0,&quot;-&quot;,SUM(C20,E20))" table:style-name="ce17">
            <text:p>-</text:p>
          </table:table-cell>
          <table:table-cell office:value-type="string" office:string-value="-" table:formula="msoxl:=IF(SUM(G20)&gt;0,G20/G20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0)&gt;0,SUM(G20)&gt;0),I20/G20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0)&gt;0,SUM(G20)&gt;0),K20/G20,&quot;-&quot;)" table:style-name="ce18">
            <text:p>-</text:p>
          </table:table-cell>
          <table:table-cell office:value-type="string" office:string-value="-" table:formula="msoxl:=IF(SUM(I20,K20)=0,&quot;-&quot;,SUM(I20,K20))" table:style-name="ce17">
            <text:p>-</text:p>
          </table:table-cell>
          <table:table-cell office:value-type="string" office:string-value="-" table:formula="msoxl:=IF(AND(SUM(M20)&gt;0,SUM(G20)&gt;0),M20/G20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0)&gt;0,SUM(M20,O20,Q20)&gt;0),O20/SUM(M20,O20,Q20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0)&gt;0,SUM(M20,O20,Q20)&gt;0),Q20/SUM(M20,O20,Q20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枋寮</text:p>
          </table:table-cell>
          <table:table-cell office:value-type="string" table:style-name="ce10">
            <text:p>Fanliao</text:p>
          </table:table-cell>
          <table:table-cell office:value-type="float" office:value="238960" table:style-name="ce16">
            <text:p>238,960<text:s/></text:p>
          </table:table-cell>
          <table:table-cell office:value-type="percentage" office:value="1" table:formula="msoxl:=IF(AND(SUM(C21)&gt;0,SUM(G21)&gt;0),C21/G2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1)&gt;0,SUM(G21)&gt;0),E21/G21,&quot;-&quot;)" table:style-name="ce18">
            <text:p>-</text:p>
          </table:table-cell>
          <table:table-cell office:value-type="float" office:value="238960" table:formula="msoxl:=IF(SUM(C21,E21)=0,&quot;-&quot;,SUM(C21,E21))" table:style-name="ce17">
            <text:p>238,960<text:s/></text:p>
          </table:table-cell>
          <table:table-cell office:value-type="percentage" office:value="1" table:formula="msoxl:=IF(SUM(G21)&gt;0,G21/G21,&quot;-&quot;)" table:style-name="ce18">
            <text:p>100.00%</text:p>
          </table:table-cell>
          <table:table-cell office:value-type="float" office:value="136480" table:style-name="ce16">
            <text:p>136,480<text:s/></text:p>
          </table:table-cell>
          <table:table-cell office:value-type="percentage" office:value="0.57114161365918981" table:formula="msoxl:=IF(AND(SUM(I21)&gt;0,SUM(G21)&gt;0),I21/G21,&quot;-&quot;)" table:style-name="ce18">
            <text:p>57.11%</text:p>
          </table:table-cell>
          <table:table-cell office:value-type="float" office:value="102480" table:style-name="ce16">
            <text:p>102,480<text:s/></text:p>
          </table:table-cell>
          <table:table-cell office:value-type="percentage" office:value="0.42885838634081019" table:formula="msoxl:=IF(AND(SUM(K21)&gt;0,SUM(G21)&gt;0),K21/G21,&quot;-&quot;)" table:style-name="ce18">
            <text:p>42.89%</text:p>
          </table:table-cell>
          <table:table-cell office:value-type="float" office:value="238960" table:formula="msoxl:=IF(SUM(I21,K21)=0,&quot;-&quot;,SUM(I21,K21))" table:style-name="ce17">
            <text:p>238,960<text:s/></text:p>
          </table:table-cell>
          <table:table-cell office:value-type="percentage" office:value="1" table:formula="msoxl:=IF(AND(SUM(M21)&gt;0,SUM(G21)&gt;0),M21/G21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1)&gt;0,SUM(M21,O21,Q21)&gt;0),O21/SUM(M21,O21,Q21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1)&gt;0,SUM(M21,O21,Q21)&gt;0),Q21/SUM(M21,O21,Q21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恆春</text:p>
          </table:table-cell>
          <table:table-cell office:value-type="string" table:style-name="ce10">
            <text:p>Henegchun</text:p>
          </table:table-cell>
          <table:table-cell office:value-type="float" office:value="32320" table:style-name="ce16">
            <text:p>32,320<text:s/></text:p>
          </table:table-cell>
          <table:table-cell office:value-type="percentage" office:value="1" table:formula="msoxl:=IF(AND(SUM(C22)&gt;0,SUM(G22)&gt;0),C22/G22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2)&gt;0,SUM(G22)&gt;0),E22/G22,&quot;-&quot;)" table:style-name="ce18">
            <text:p>-</text:p>
          </table:table-cell>
          <table:table-cell office:value-type="float" office:value="32320" table:formula="msoxl:=IF(SUM(C22,E22)=0,&quot;-&quot;,SUM(C22,E22))" table:style-name="ce17">
            <text:p>32,320<text:s/></text:p>
          </table:table-cell>
          <table:table-cell office:value-type="percentage" office:value="1" table:formula="msoxl:=IF(SUM(G22)&gt;0,G22/G22,&quot;-&quot;)" table:style-name="ce18">
            <text:p>100.00%</text:p>
          </table:table-cell>
          <table:table-cell office:value-type="float" office:value="25856" table:style-name="ce16">
            <text:p>25,856<text:s/></text:p>
          </table:table-cell>
          <table:table-cell office:value-type="percentage" office:value="0.8" table:formula="msoxl:=IF(AND(SUM(I22)&gt;0,SUM(G22)&gt;0),I22/G22,&quot;-&quot;)" table:style-name="ce18">
            <text:p>80.00%</text:p>
          </table:table-cell>
          <table:table-cell office:value-type="float" office:value="4848" table:style-name="ce16">
            <text:p>4,848<text:s/></text:p>
          </table:table-cell>
          <table:table-cell office:value-type="percentage" office:value="0.15" table:formula="msoxl:=IF(AND(SUM(K22)&gt;0,SUM(G22)&gt;0),K22/G22,&quot;-&quot;)" table:style-name="ce18">
            <text:p>15.00%</text:p>
          </table:table-cell>
          <table:table-cell office:value-type="float" office:value="30704" table:formula="msoxl:=IF(SUM(I22,K22)=0,&quot;-&quot;,SUM(I22,K22))" table:style-name="ce17">
            <text:p>30,704<text:s/></text:p>
          </table:table-cell>
          <table:table-cell office:value-type="percentage" office:value="0.95" table:formula="msoxl:=IF(AND(SUM(M22)&gt;0,SUM(G22)&gt;0),M22/G22,&quot;-&quot;)" table:style-name="ce18">
            <text:p>95.00%</text:p>
          </table:table-cell>
          <table:table-cell office:value-type="float" office:value="1616" table:style-name="ce16">
            <text:p>1,616<text:s/></text:p>
          </table:table-cell>
          <table:table-cell office:value-type="percentage" office:value="0.05" table:formula="msoxl:=IF(AND(SUM(O22)&gt;0,SUM(M22,O22,Q22)&gt;0),O22/SUM(M22,O22,Q22),&quot;-&quot;)" table:style-name="ce18">
            <text:p>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2)&gt;0,SUM(M22,O22,Q22)&gt;0),Q22/SUM(M22,O22,Q22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台東</text:p>
          </table:table-cell>
          <table:table-cell office:value-type="string" table:style-name="ce10">
            <text:p>Taitung</text:p>
          </table:table-cell>
          <table:table-cell office:value-type="float" office:value="218400" table:style-name="ce16">
            <text:p>218,400<text:s/></text:p>
          </table:table-cell>
          <table:table-cell office:value-type="percentage" office:value="0.7" table:formula="msoxl:=IF(AND(SUM(C23)&gt;0,SUM(G23)&gt;0),C23/G23,&quot;-&quot;)" table:style-name="ce18">
            <text:p>70.00%</text:p>
          </table:table-cell>
          <table:table-cell office:value-type="float" office:value="93600" table:style-name="ce16">
            <text:p>93,600<text:s/></text:p>
          </table:table-cell>
          <table:table-cell office:value-type="percentage" office:value="0.3" table:formula="msoxl:=IF(AND(SUM(E23)&gt;0,SUM(G23)&gt;0),E23/G23,&quot;-&quot;)" table:style-name="ce18">
            <text:p>30.00%</text:p>
          </table:table-cell>
          <table:table-cell office:value-type="float" office:value="312000" table:formula="msoxl:=IF(SUM(C23,E23)=0,&quot;-&quot;,SUM(C23,E23))" table:style-name="ce17">
            <text:p>312,000<text:s/></text:p>
          </table:table-cell>
          <table:table-cell office:value-type="percentage" office:value="1" table:formula="msoxl:=IF(SUM(G23)&gt;0,G23/G23,&quot;-&quot;)" table:style-name="ce18">
            <text:p>100.00%</text:p>
          </table:table-cell>
          <table:table-cell office:value-type="float" office:value="265200" table:style-name="ce16">
            <text:p>265,200<text:s/></text:p>
          </table:table-cell>
          <table:table-cell office:value-type="percentage" office:value="0.85" table:formula="msoxl:=IF(AND(SUM(I23)&gt;0,SUM(G23)&gt;0),I23/G23,&quot;-&quot;)" table:style-name="ce18">
            <text:p>8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3)&gt;0,SUM(G23)&gt;0),K23/G23,&quot;-&quot;)" table:style-name="ce18">
            <text:p>-</text:p>
          </table:table-cell>
          <table:table-cell office:value-type="float" office:value="265200" table:formula="msoxl:=IF(SUM(I23,K23)=0,&quot;-&quot;,SUM(I23,K23))" table:style-name="ce17">
            <text:p>265,200<text:s/></text:p>
          </table:table-cell>
          <table:table-cell office:value-type="percentage" office:value="0.85" table:formula="msoxl:=IF(AND(SUM(M23)&gt;0,SUM(G23)&gt;0),M23/G23,&quot;-&quot;)" table:style-name="ce18">
            <text:p>85.00%</text:p>
          </table:table-cell>
          <table:table-cell office:value-type="float" office:value="46800" table:style-name="ce16">
            <text:p>46,800<text:s/></text:p>
          </table:table-cell>
          <table:table-cell office:value-type="percentage" office:value="0.15" table:formula="msoxl:=IF(AND(SUM(O23)&gt;0,SUM(M23,O23,Q23)&gt;0),O23/SUM(M23,O23,Q23),&quot;-&quot;)" table:style-name="ce18">
            <text:p>15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3)&gt;0,SUM(M23,O23,Q23)&gt;0),Q23/SUM(M23,O23,Q23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新港</text:p>
          </table:table-cell>
          <table:table-cell office:value-type="string" table:style-name="ce10">
            <text:p>Shinkang</text:p>
          </table:table-cell>
          <table:table-cell office:value-type="float" office:value="3291605.29" table:style-name="ce16">
            <text:p>3,291,605<text:s/></text:p>
          </table:table-cell>
          <table:table-cell office:value-type="percentage" office:value="0.86000000710656299" table:formula="msoxl:=IF(AND(SUM(C24)&gt;0,SUM(G24)&gt;0),C24/G24,&quot;-&quot;)" table:style-name="ce18">
            <text:p>86.00%</text:p>
          </table:table-cell>
          <table:table-cell office:value-type="float" office:value="535842.68999999994" table:style-name="ce16">
            <text:p>535,843<text:s/></text:p>
          </table:table-cell>
          <table:table-cell office:value-type="percentage" office:value="0.13999999289343704" table:formula="msoxl:=IF(AND(SUM(E24)&gt;0,SUM(G24)&gt;0),E24/G24,&quot;-&quot;)" table:style-name="ce18">
            <text:p>14.00%</text:p>
          </table:table-cell>
          <table:table-cell office:value-type="float" office:value="3827447.98" table:formula="msoxl:=IF(SUM(C24,E24)=0,&quot;-&quot;,SUM(C24,E24))" table:style-name="ce17">
            <text:p>3,827,448<text:s/></text:p>
          </table:table-cell>
          <table:table-cell office:value-type="percentage" office:value="1" table:formula="msoxl:=IF(SUM(G24)&gt;0,G24/G24,&quot;-&quot;)" table:style-name="ce18">
            <text:p>100.00%</text:p>
          </table:table-cell>
          <table:table-cell office:value-type="float" office:value="574117.18999999994" table:style-name="ce16">
            <text:p>574,117<text:s/></text:p>
          </table:table-cell>
          <table:table-cell office:value-type="percentage" office:value="0.1499999981711051" table:formula="msoxl:=IF(AND(SUM(I24)&gt;0,SUM(G24)&gt;0),I24/G24,&quot;-&quot;)" table:style-name="ce18">
            <text:p>15.00%</text:p>
          </table:table-cell>
          <table:table-cell office:value-type="float" office:value="382744.79" table:style-name="ce16">
            <text:p>382,745<text:s/></text:p>
          </table:table-cell>
          <table:table-cell office:value-type="percentage" office:value="9.9999997909834423E-2" table:formula="msoxl:=IF(AND(SUM(K24)&gt;0,SUM(G24)&gt;0),K24/G24,&quot;-&quot;)" table:style-name="ce18">
            <text:p>10.00%</text:p>
          </table:table-cell>
          <table:table-cell office:value-type="float" office:value="956861.98" table:formula="msoxl:=IF(SUM(I24,K24)=0,&quot;-&quot;,SUM(I24,K24))" table:style-name="ce17">
            <text:p>956,862<text:s/></text:p>
          </table:table-cell>
          <table:table-cell office:value-type="percentage" office:value="0.24999999608093953" table:formula="msoxl:=IF(AND(SUM(M24)&gt;0,SUM(G24)&gt;0),M24/G24,&quot;-&quot;)" table:style-name="ce18">
            <text:p>25.00%</text:p>
          </table:table-cell>
          <table:table-cell office:value-type="float" office:value="1416155.8" table:style-name="ce16">
            <text:p>1,416,156<text:s/></text:p>
          </table:table-cell>
          <table:table-cell office:value-type="percentage" office:value="0.37000001335093263" table:formula="msoxl:=IF(AND(SUM(O24)&gt;0,SUM(M24,O24,Q24)&gt;0),O24/SUM(M24,O24,Q24),&quot;-&quot;)" table:style-name="ce18">
            <text:p>37.00%</text:p>
          </table:table-cell>
          <table:table-cell office:value-type="float" office:value="1454430.19" table:style-name="ce16">
            <text:p>1,454,430<text:s/></text:p>
          </table:table-cell>
          <table:table-cell office:value-type="percentage" office:value="0.37999998991495104" table:formula="msoxl:=IF(AND(SUM(Q24)&gt;0,SUM(M24,O24,Q24)&gt;0),Q24/SUM(M24,O24,Q24),&quot;-&quot;)" table:style-name="ce18">
            <text:p>38.00%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綠島</text:p>
          </table:table-cell>
          <table:table-cell office:value-type="string" table:style-name="ce10">
            <text:p>Luetao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C27)&gt;0,SUM(G27)&gt;0),C27/G27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7)&gt;0,SUM(G27)&gt;0),E27/G27,&quot;-&quot;)" table:style-name="ce18">
            <text:p>-</text:p>
          </table:table-cell>
          <table:table-cell office:value-type="string" office:string-value="-" table:formula="msoxl:=IF(SUM(C27,E27)=0,&quot;-&quot;,SUM(C27,E27))" table:style-name="ce17">
            <text:p>-</text:p>
          </table:table-cell>
          <table:table-cell office:value-type="string" office:string-value="-" table:formula="msoxl:=IF(SUM(G27)&gt;0,G27/G27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I27)&gt;0,SUM(G27)&gt;0),I27/G27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27)&gt;0,SUM(G27)&gt;0),K27/G27,&quot;-&quot;)" table:style-name="ce18">
            <text:p>-</text:p>
          </table:table-cell>
          <table:table-cell office:value-type="string" office:string-value="-" table:formula="msoxl:=IF(SUM(I27,K27)=0,&quot;-&quot;,SUM(I27,K27))" table:style-name="ce17">
            <text:p>-</text:p>
          </table:table-cell>
          <table:table-cell office:value-type="string" office:string-value="-" table:formula="msoxl:=IF(AND(SUM(M27)&gt;0,SUM(G27)&gt;0),M27/G27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27)&gt;0,SUM(M27,O27,Q27)&gt;0),O27/SUM(M27,O27,Q27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7)&gt;0,SUM(M27,O27,Q27)&gt;0),Q27/SUM(M27,O27,Q27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花蓮</text:p>
          </table:table-cell>
          <table:table-cell office:value-type="string" table:style-name="ce10">
            <text:p>Hualien</text:p>
          </table:table-cell>
          <table:table-cell office:value-type="float" office:value="846021.69" table:style-name="ce16">
            <text:p>846,022<text:s/></text:p>
          </table:table-cell>
          <table:table-cell office:value-type="percentage" office:value="0.89418614125438767" table:formula="msoxl:=IF(AND(SUM(C28)&gt;0,SUM(G28)&gt;0),C28/G28,&quot;-&quot;)" table:style-name="ce18">
            <text:p>89.42%</text:p>
          </table:table-cell>
          <table:table-cell office:value-type="float" office:value="100114.3" table:style-name="ce16">
            <text:p>100,114<text:s/></text:p>
          </table:table-cell>
          <table:table-cell office:value-type="percentage" office:value="0.10581385874561225" table:formula="msoxl:=IF(AND(SUM(E28)&gt;0,SUM(G28)&gt;0),E28/G28,&quot;-&quot;)" table:style-name="ce18">
            <text:p>10.58%</text:p>
          </table:table-cell>
          <table:table-cell office:value-type="float" office:value="946135.99" table:formula="msoxl:=IF(SUM(C28,E28)=0,&quot;-&quot;,SUM(C28,E28))" table:style-name="ce17">
            <text:p>946,136<text:s/></text:p>
          </table:table-cell>
          <table:table-cell office:value-type="percentage" office:value="1" table:formula="msoxl:=IF(SUM(G28)&gt;0,G28/G28,&quot;-&quot;)" table:style-name="ce18">
            <text:p>100.00%</text:p>
          </table:table-cell>
          <table:table-cell office:value-type="float" office:value="760476" table:style-name="ce16">
            <text:p>760,476<text:s/></text:p>
          </table:table-cell>
          <table:table-cell office:value-type="percentage" office:value="0.80377029099167874" table:formula="msoxl:=IF(AND(SUM(I28)&gt;0,SUM(G28)&gt;0),I28/G28,&quot;-&quot;)" table:style-name="ce18">
            <text:p>80.38%</text:p>
          </table:table-cell>
          <table:table-cell office:value-type="float" office:value="1817" table:style-name="ce16">
            <text:p>1,817<text:s/></text:p>
          </table:table-cell>
          <table:table-cell office:value-type="percentage" office:value="1.9204427473475563E-3" table:formula="msoxl:=IF(AND(SUM(K28)&gt;0,SUM(G28)&gt;0),K28/G28,&quot;-&quot;)" table:style-name="ce18">
            <text:p>0.19%</text:p>
          </table:table-cell>
          <table:table-cell office:value-type="float" office:value="762293" table:formula="msoxl:=IF(SUM(I28,K28)=0,&quot;-&quot;,SUM(I28,K28))" table:style-name="ce17">
            <text:p>762,293<text:s/></text:p>
          </table:table-cell>
          <table:table-cell office:value-type="percentage" office:value="0.80569073373902622" table:formula="msoxl:=IF(AND(SUM(M28)&gt;0,SUM(G28)&gt;0),M28/G28,&quot;-&quot;)" table:style-name="ce18">
            <text:p>80.57%</text:p>
          </table:table-cell>
          <table:table-cell office:value-type="float" office:value="181831" table:style-name="ce16">
            <text:p>181,831<text:s/></text:p>
          </table:table-cell>
          <table:table-cell office:value-type="percentage" office:value="0.19218273060109753" table:formula="msoxl:=IF(AND(SUM(O28)&gt;0,SUM(M28,O28,Q28)&gt;0),O28/SUM(M28,O28,Q28),&quot;-&quot;)" table:style-name="ce18">
            <text:p>19.22%</text:p>
          </table:table-cell>
          <table:table-cell office:value-type="float" office:value="2012" table:style-name="ce16">
            <text:p>2,012<text:s/></text:p>
          </table:table-cell>
          <table:table-cell office:value-type="percentage" office:value="2.1265441754673747E-3" table:formula="msoxl:=IF(AND(SUM(Q28)&gt;0,SUM(M28,O28,Q28)&gt;0),Q28/SUM(M28,O28,Q28),&quot;-&quot;)" table:style-name="ce18">
            <text:p>0.21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澎湖(馬公)</text:p>
          </table:table-cell>
          <table:table-cell office:value-type="string" table:style-name="ce10">
            <text:p>Penghu(Markwang)</text:p>
          </table:table-cell>
          <table:table-cell office:value-type="float" office:value="2276318" table:style-name="ce16">
            <text:p>2,276,318<text:s/></text:p>
          </table:table-cell>
          <table:table-cell office:value-type="percentage" office:value="1" table:formula="msoxl:=IF(AND(SUM(C29)&gt;0,SUM(G29)&gt;0),C29/G29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29)&gt;0,SUM(G29)&gt;0),E29/G29,&quot;-&quot;)" table:style-name="ce18">
            <text:p>-</text:p>
          </table:table-cell>
          <table:table-cell office:value-type="float" office:value="2276318" table:formula="msoxl:=IF(SUM(C29,E29)=0,&quot;-&quot;,SUM(C29,E29))" table:style-name="ce17">
            <text:p>2,276,318<text:s/></text:p>
          </table:table-cell>
          <table:table-cell office:value-type="percentage" office:value="1" table:formula="msoxl:=IF(SUM(G29)&gt;0,G29/G29,&quot;-&quot;)" table:style-name="ce18">
            <text:p>100.00%</text:p>
          </table:table-cell>
          <table:table-cell office:value-type="float" office:value="455264" table:style-name="ce16">
            <text:p>455,264<text:s/></text:p>
          </table:table-cell>
          <table:table-cell office:value-type="percentage" office:value="0.20000017572237272" table:formula="msoxl:=IF(AND(SUM(I29)&gt;0,SUM(G29)&gt;0),I29/G29,&quot;-&quot;)" table:style-name="ce18">
            <text:p>20.00%</text:p>
          </table:table-cell>
          <table:table-cell office:value-type="float" office:value="227632" table:style-name="ce16">
            <text:p>227,632<text:s/></text:p>
          </table:table-cell>
          <table:table-cell office:value-type="percentage" office:value="0.10000008786118636" table:formula="msoxl:=IF(AND(SUM(K29)&gt;0,SUM(G29)&gt;0),K29/G29,&quot;-&quot;)" table:style-name="ce18">
            <text:p>10.00%</text:p>
          </table:table-cell>
          <table:table-cell office:value-type="float" office:value="682896" table:formula="msoxl:=IF(SUM(I29,K29)=0,&quot;-&quot;,SUM(I29,K29))" table:style-name="ce17">
            <text:p>682,896<text:s/></text:p>
          </table:table-cell>
          <table:table-cell office:value-type="percentage" office:value="0.30000026358355908" table:formula="msoxl:=IF(AND(SUM(M29)&gt;0,SUM(G29)&gt;0),M29/G29,&quot;-&quot;)" table:style-name="ce18">
            <text:p>30.00%</text:p>
          </table:table-cell>
          <table:table-cell office:value-type="float" office:value="1593422" table:style-name="ce16">
            <text:p>1,593,422<text:s/></text:p>
          </table:table-cell>
          <table:table-cell office:value-type="percentage" office:value="0.69999973641644098" table:formula="msoxl:=IF(AND(SUM(O29)&gt;0,SUM(M29,O29,Q29)&gt;0),O29/SUM(M29,O29,Q29),&quot;-&quot;)" table:style-name="ce18">
            <text:p>7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29)&gt;0,SUM(M29,O29,Q29)&gt;0),Q29/SUM(M29,O29,Q29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基隆</text:p>
          </table:table-cell>
          <table:table-cell office:value-type="string" table:style-name="ce10">
            <text:p>Keelung</text:p>
          </table:table-cell>
          <table:table-cell office:value-type="float" office:value="3473554" table:style-name="ce16">
            <text:p>3,473,554<text:s/></text:p>
          </table:table-cell>
          <table:table-cell office:value-type="percentage" office:value="1" table:formula="msoxl:=IF(AND(SUM(C30)&gt;0,SUM(G30)&gt;0),C30/G30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0)&gt;0,SUM(G30)&gt;0),E30/G30,&quot;-&quot;)" table:style-name="ce18">
            <text:p>-</text:p>
          </table:table-cell>
          <table:table-cell office:value-type="float" office:value="3473554" table:formula="msoxl:=IF(SUM(C30,E30)=0,&quot;-&quot;,SUM(C30,E30))" table:style-name="ce17">
            <text:p>3,473,554<text:s/></text:p>
          </table:table-cell>
          <table:table-cell office:value-type="percentage" office:value="1" table:formula="msoxl:=IF(SUM(G30)&gt;0,G30/G30,&quot;-&quot;)" table:style-name="ce18">
            <text:p>100.00%</text:p>
          </table:table-cell>
          <table:table-cell office:value-type="float" office:value="219204.5" table:style-name="ce16">
            <text:p>219,205<text:s/></text:p>
          </table:table-cell>
          <table:table-cell office:value-type="percentage" office:value="6.3106691302337606E-2" table:formula="msoxl:=IF(AND(SUM(I30)&gt;0,SUM(G30)&gt;0),I30/G30,&quot;-&quot;)" table:style-name="ce18">
            <text:p>6.31%</text:p>
          </table:table-cell>
          <table:table-cell office:value-type="float" office:value="3242038.5" table:style-name="ce16">
            <text:p>3,242,039<text:s/></text:p>
          </table:table-cell>
          <table:table-cell office:value-type="percentage" office:value="0.93334910008596383" table:formula="msoxl:=IF(AND(SUM(K30)&gt;0,SUM(G30)&gt;0),K30/G30,&quot;-&quot;)" table:style-name="ce18">
            <text:p>93.33%</text:p>
          </table:table-cell>
          <table:table-cell office:value-type="float" office:value="3461243" table:formula="msoxl:=IF(SUM(I30,K30)=0,&quot;-&quot;,SUM(I30,K30))" table:style-name="ce17">
            <text:p>3,461,243<text:s/></text:p>
          </table:table-cell>
          <table:table-cell office:value-type="percentage" office:value="0.99645579138830143" table:formula="msoxl:=IF(AND(SUM(M30)&gt;0,SUM(G30)&gt;0),M30/G30,&quot;-&quot;)" table:style-name="ce18">
            <text:p>99.65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0)&gt;0,SUM(M30,O30,Q30)&gt;0),O30/SUM(M30,O30,Q30),&quot;-&quot;)" table:style-name="ce18">
            <text:p>-</text:p>
          </table:table-cell>
          <table:table-cell office:value-type="float" office:value="12311" table:style-name="ce16">
            <text:p>12,311<text:s/></text:p>
          </table:table-cell>
          <table:table-cell office:value-type="percentage" office:value="3.5442086116985656E-3" table:formula="msoxl:=IF(AND(SUM(Q30)&gt;0,SUM(M30,O30,Q30)&gt;0),Q30/SUM(M30,O30,Q30),&quot;-&quot;)" table:style-name="ce18">
            <text:p>0.35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台南</text:p>
          </table:table-cell>
          <table:table-cell office:value-type="string" table:style-name="ce10">
            <text:p>Tainan</text:p>
          </table:table-cell>
          <table:table-cell office:value-type="float" office:value="1308423" table:style-name="ce16">
            <text:p>1,308,423<text:s/></text:p>
          </table:table-cell>
          <table:table-cell office:value-type="percentage" office:value="0.20519994881069556" table:formula="msoxl:=IF(AND(SUM(C31)&gt;0,SUM(G31)&gt;0),C31/G31,&quot;-&quot;)" table:style-name="ce18">
            <text:p>20.52%</text:p>
          </table:table-cell>
          <table:table-cell office:value-type="float" office:value="5067909" table:style-name="ce16">
            <text:p>5,067,909<text:s/></text:p>
          </table:table-cell>
          <table:table-cell office:value-type="percentage" office:value="0.79480005118930441" table:formula="msoxl:=IF(AND(SUM(E31)&gt;0,SUM(G31)&gt;0),E31/G31,&quot;-&quot;)" table:style-name="ce18">
            <text:p>79.48%</text:p>
          </table:table-cell>
          <table:table-cell office:value-type="float" office:value="6376332" table:formula="msoxl:=IF(SUM(C31,E31)=0,&quot;-&quot;,SUM(C31,E31))" table:style-name="ce17">
            <text:p>6,376,332<text:s/></text:p>
          </table:table-cell>
          <table:table-cell office:value-type="percentage" office:value="1" table:formula="msoxl:=IF(SUM(G31)&gt;0,G31/G31,&quot;-&quot;)" table:style-name="ce18">
            <text:p>100.00%</text:p>
          </table:table-cell>
          <table:table-cell office:value-type="float" office:value="4285533" table:style-name="ce16">
            <text:p>4,285,533<text:s/></text:p>
          </table:table-cell>
          <table:table-cell office:value-type="percentage" office:value="0.67210004121491795" table:formula="msoxl:=IF(AND(SUM(I31)&gt;0,SUM(G31)&gt;0),I31/G31,&quot;-&quot;)" table:style-name="ce18">
            <text:p>67.21%</text:p>
          </table:table-cell>
          <table:table-cell office:value-type="float" office:value="245489" table:style-name="ce16">
            <text:p>245,489<text:s/></text:p>
          </table:table-cell>
          <table:table-cell office:value-type="percentage" office:value="3.8500034188934953E-2" table:formula="msoxl:=IF(AND(SUM(K31)&gt;0,SUM(G31)&gt;0),K31/G31,&quot;-&quot;)" table:style-name="ce18">
            <text:p>3.85%</text:p>
          </table:table-cell>
          <table:table-cell office:value-type="float" office:value="4531022" table:formula="msoxl:=IF(SUM(I31,K31)=0,&quot;-&quot;,SUM(I31,K31))" table:style-name="ce17">
            <text:p>4,531,022<text:s/></text:p>
          </table:table-cell>
          <table:table-cell office:value-type="percentage" office:value="0.71060007540385284" table:formula="msoxl:=IF(AND(SUM(M31)&gt;0,SUM(G31)&gt;0),M31/G31,&quot;-&quot;)" table:style-name="ce18">
            <text:p>71.06%</text:p>
          </table:table-cell>
          <table:table-cell office:value-type="float" office:value="1845310" table:style-name="ce16">
            <text:p>1,845,310<text:s/></text:p>
          </table:table-cell>
          <table:table-cell office:value-type="percentage" office:value="0.28939992459614711" table:formula="msoxl:=IF(AND(SUM(O31)&gt;0,SUM(M31,O31,Q31)&gt;0),O31/SUM(M31,O31,Q31),&quot;-&quot;)" table:style-name="ce18">
            <text:p>28.94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1)&gt;0,SUM(M31,O31,Q31)&gt;0),Q31/SUM(M31,O31,Q31),&quot;-&quot;)" table:style-name="ce18">
            <text:p>-</text:p>
          </table:table-cell>
          <table:table-cell table:number-columns-repeated="16366" table:style-name="ce4"/>
        </table:table-row>
        <table:table-row table:number-rows-repeated="2" table:style-name="ro3">
          <table:table-cell office:value-type="string" table:style-name="ce21">
            <text:p><text:s text:c="7"/></text:p>
          </table:table-cell>
          <table:table-cell table:style-name="ce10"/>
          <table:table-cell table:number-columns-repeated="6" table:style-name="ce2"/>
          <table:table-cell table:style-name="ce16"/>
          <table:table-cell table:style-name="ce18"/>
          <table:table-cell table:style-name="ce16"/>
          <table:table-cell table:style-name="ce18"/>
          <table:table-cell table:style-name="ce17"/>
          <table:table-cell table:style-name="ce18"/>
          <table:table-cell table:number-columns-repeated="4" table:style-name="ce2"/>
          <table:table-cell table:number-columns-repeated="16366" table:style-name="ce4"/>
        </table:table-row>
        <table:table-row table:style-name="ro3">
          <table:table-cell office:value-type="string" table:style-name="ce21">
            <text:p>高雄</text:p>
          </table:table-cell>
          <table:table-cell office:value-type="string" table:style-name="ce10">
            <text:p>Kaohsiung</text:p>
          </table:table-cell>
          <table:table-cell office:value-type="float" office:value="208695341" table:style-name="ce16">
            <text:p>208,695,341<text:s/></text:p>
          </table:table-cell>
          <table:table-cell office:value-type="percentage" office:value="0.95200000072986779" table:formula="msoxl:=IF(AND(SUM(C34)&gt;0,SUM(G34)&gt;0),C34/G34,&quot;-&quot;)" table:style-name="ce18">
            <text:p>95.20%</text:p>
          </table:table-cell>
          <table:table-cell office:value-type="float" office:value="10522454" table:style-name="ce16">
            <text:p>10,522,454<text:s/></text:p>
          </table:table-cell>
          <table:table-cell office:value-type="percentage" office:value="4.7999999270132244E-2" table:formula="msoxl:=IF(AND(SUM(E34)&gt;0,SUM(G34)&gt;0),E34/G34,&quot;-&quot;)" table:style-name="ce18">
            <text:p>4.80%</text:p>
          </table:table-cell>
          <table:table-cell office:value-type="float" office:value="219217795" table:formula="msoxl:=IF(SUM(C34,E34)=0,&quot;-&quot;,SUM(C34,E34))" table:style-name="ce17">
            <text:p>219,217,795<text:s/></text:p>
          </table:table-cell>
          <table:table-cell office:value-type="percentage" office:value="1" table:formula="msoxl:=IF(SUM(G34)&gt;0,G34/G34,&quot;-&quot;)" table:style-name="ce18">
            <text:p>100.00%</text:p>
          </table:table-cell>
          <table:table-cell office:value-type="float" office:value="146875922" table:style-name="ce16">
            <text:p>146,875,922<text:s/></text:p>
          </table:table-cell>
          <table:table-cell office:value-type="percentage" office:value="0.6699999970349122" table:formula="msoxl:=IF(AND(SUM(I34)&gt;0,SUM(G34)&gt;0),I34/G34,&quot;-&quot;)" table:style-name="ce18">
            <text:p>67.00%</text:p>
          </table:table-cell>
          <table:table-cell office:value-type="float" office:value="7258794" table:style-name="ce16">
            <text:p>7,258,794<text:s/></text:p>
          </table:table-cell>
          <table:table-cell office:value-type="percentage" office:value="3.311224802712754E-2" table:formula="msoxl:=IF(AND(SUM(K34)&gt;0,SUM(G34)&gt;0),K34/G34,&quot;-&quot;)" table:style-name="ce18">
            <text:p>3.31%</text:p>
          </table:table-cell>
          <table:table-cell office:value-type="float" office:value="154134716" table:formula="msoxl:=IF(SUM(I34,K34)=0,&quot;-&quot;,SUM(I34,K34))" table:style-name="ce17">
            <text:p>154,134,716<text:s/></text:p>
          </table:table-cell>
          <table:table-cell office:value-type="percentage" office:value="0.70311224506203973" table:formula="msoxl:=IF(AND(SUM(M34)&gt;0,SUM(G34)&gt;0),M34/G34,&quot;-&quot;)" table:style-name="ce18">
            <text:p>70.31%</text:p>
          </table:table-cell>
          <table:table-cell office:value-type="float" office:value="7891840" table:style-name="ce16">
            <text:p>7,891,840<text:s/></text:p>
          </table:table-cell>
          <table:table-cell office:value-type="percentage" office:value="3.599999717176245E-2" table:formula="msoxl:=IF(AND(SUM(O34)&gt;0,SUM(M34,O34,Q34)&gt;0),O34/SUM(M34,O34,Q34),&quot;-&quot;)" table:style-name="ce18">
            <text:p>3.60%</text:p>
          </table:table-cell>
          <table:table-cell office:value-type="float" office:value="57191239" table:style-name="ce16">
            <text:p>57,191,239<text:s/></text:p>
          </table:table-cell>
          <table:table-cell office:value-type="percentage" office:value="0.26088775776619777" table:formula="msoxl:=IF(AND(SUM(Q34)&gt;0,SUM(M34,O34,Q34)&gt;0),Q34/SUM(M34,O34,Q34),&quot;-&quot;)" table:style-name="ce18">
            <text:p>26.09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小港</text:p>
          </table:table-cell>
          <table:table-cell office:value-type="string" table:style-name="ce10">
            <text:p>Hsiaokang</text:p>
          </table:table-cell>
          <table:table-cell office:value-type="float" office:value="7363000" table:style-name="ce16">
            <text:p>7,363,000<text:s/></text:p>
          </table:table-cell>
          <table:table-cell office:value-type="percentage" office:value="1" table:formula="msoxl:=IF(AND(SUM(C35)&gt;0,SUM(G35)&gt;0),C35/G3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5)&gt;0,SUM(G35)&gt;0),E35/G35,&quot;-&quot;)" table:style-name="ce18">
            <text:p>-</text:p>
          </table:table-cell>
          <table:table-cell office:value-type="float" office:value="7363000" table:formula="msoxl:=IF(SUM(C35,E35)=0,&quot;-&quot;,SUM(C35,E35))" table:style-name="ce17">
            <text:p>7,363,000<text:s/></text:p>
          </table:table-cell>
          <table:table-cell office:value-type="percentage" office:value="1" table:formula="msoxl:=IF(SUM(G35)&gt;0,G35/G35,&quot;-&quot;)" table:style-name="ce18">
            <text:p>100.00%</text:p>
          </table:table-cell>
          <table:table-cell office:value-type="float" office:value="7363000" table:style-name="ce16">
            <text:p>7,363,000<text:s/></text:p>
          </table:table-cell>
          <table:table-cell office:value-type="percentage" office:value="1" table:formula="msoxl:=IF(AND(SUM(I35)&gt;0,SUM(G35)&gt;0),I35/G3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5)&gt;0,SUM(G35)&gt;0),K35/G35,&quot;-&quot;)" table:style-name="ce18">
            <text:p>-</text:p>
          </table:table-cell>
          <table:table-cell office:value-type="float" office:value="7363000" table:formula="msoxl:=IF(SUM(I35,K35)=0,&quot;-&quot;,SUM(I35,K35))" table:style-name="ce17">
            <text:p>7,363,000<text:s/></text:p>
          </table:table-cell>
          <table:table-cell office:value-type="percentage" office:value="1" table:formula="msoxl:=IF(AND(SUM(M35)&gt;0,SUM(G35)&gt;0),M35/G35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5)&gt;0,SUM(M35,O35,Q35)&gt;0),O35/SUM(M35,O35,Q35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5)&gt;0,SUM(M35,O35,Q35)&gt;0),Q35/SUM(M35,O35,Q35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金門</text:p>
          </table:table-cell>
          <table:table-cell office:value-type="string" table:style-name="ce10">
            <text:p>Kinmen</text:p>
          </table:table-cell>
          <table:table-cell office:value-type="float" office:value="232000" table:style-name="ce16">
            <text:p>232,000<text:s/></text:p>
          </table:table-cell>
          <table:table-cell office:value-type="percentage" office:value="1" table:formula="msoxl:=IF(AND(SUM(C36)&gt;0,SUM(G36)&gt;0),C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E36)&gt;0,SUM(G36)&gt;0),E36/G36,&quot;-&quot;)" table:style-name="ce18">
            <text:p>-</text:p>
          </table:table-cell>
          <table:table-cell office:value-type="float" office:value="232000" table:formula="msoxl:=IF(SUM(C36,E36)=0,&quot;-&quot;,SUM(C36,E36))" table:style-name="ce17">
            <text:p>232,000<text:s/></text:p>
          </table:table-cell>
          <table:table-cell office:value-type="percentage" office:value="1" table:formula="msoxl:=IF(SUM(G36)&gt;0,G36/G36,&quot;-&quot;)" table:style-name="ce18">
            <text:p>100.00%</text:p>
          </table:table-cell>
          <table:table-cell office:value-type="float" office:value="232000" table:style-name="ce16">
            <text:p>232,000<text:s/></text:p>
          </table:table-cell>
          <table:table-cell office:value-type="percentage" office:value="1" table:formula="msoxl:=IF(AND(SUM(I36)&gt;0,SUM(G36)&gt;0),I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K36)&gt;0,SUM(G36)&gt;0),K36/G36,&quot;-&quot;)" table:style-name="ce18">
            <text:p>-</text:p>
          </table:table-cell>
          <table:table-cell office:value-type="float" office:value="232000" table:formula="msoxl:=IF(SUM(I36,K36)=0,&quot;-&quot;,SUM(I36,K36))" table:style-name="ce17">
            <text:p>232,000<text:s/></text:p>
          </table:table-cell>
          <table:table-cell office:value-type="percentage" office:value="1" table:formula="msoxl:=IF(AND(SUM(M36)&gt;0,SUM(G36)&gt;0),M36/G36,&quot;-&quot;)" table:style-name="ce18">
            <text:p>100.00%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O36)&gt;0,SUM(M36,O36,Q36)&gt;0),O36/SUM(M36,O36,Q36),&quot;-&quot;)" table:style-name="ce18">
            <text:p>-</text:p>
          </table:table-cell>
          <table:table-cell office:value-type="string" table:style-name="ce16">
            <text:p>-</text:p>
          </table:table-cell>
          <table:table-cell office:value-type="string" office:string-value="-" table:formula="msoxl:=IF(AND(SUM(Q36)&gt;0,SUM(M36,O36,Q36)&gt;0),Q36/SUM(M36,O36,Q36),&quot;-&quot;)" table:style-name="ce18">
            <text:p>-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生產地小計</text:p>
          </table:table-cell>
          <table:table-cell office:value-type="string" table:style-name="ce10">
            <text:p>Total</text:p>
          </table:table-cell>
          <table:table-cell office:value-type="float" office:value="349153317.26999998" table:formula="msoxl:=IF(SUM('魚貨供銷情形1(續)'!C12:C39)+SUM('魚貨供銷情形2(續完)'!C12:C36)=0,&quot;-&quot;,SUM('魚貨供銷情形1(續)'!C12:C39)+SUM('魚貨供銷情形2(續完)'!C12:C36))" table:style-name="ce17">
            <text:p>349,153,317<text:s/></text:p>
          </table:table-cell>
          <table:table-cell office:value-type="percentage" office:value="0.90609738169413678" table:formula="msoxl:=IF(AND(SUM(C37)&gt;0,SUM(G37)&gt;0),C37/G37,&quot;-&quot;)" table:style-name="ce18">
            <text:p>90.61%</text:p>
          </table:table-cell>
          <table:table-cell office:value-type="float" office:value="36184201.990000002" table:formula="msoxl:=IF(SUM('魚貨供銷情形1(續)'!E12:E39)+SUM('魚貨供銷情形2(續完)'!E12:E36)=0,&quot;-&quot;,SUM('魚貨供銷情形1(續)'!E12:E39)+SUM('魚貨供銷情形2(續完)'!E12:E36))" table:style-name="ce17">
            <text:p>36,184,202<text:s/></text:p>
          </table:table-cell>
          <table:table-cell office:value-type="percentage" office:value="9.3902618305863231E-2" table:formula="msoxl:=IF(AND(SUM(E37)&gt;0,SUM(G37)&gt;0),E37/G37,&quot;-&quot;)" table:style-name="ce18">
            <text:p>9.39%</text:p>
          </table:table-cell>
          <table:table-cell office:value-type="float" office:value="385337519.25999999" table:formula="msoxl:=IF(SUM(C37,E37)=0,&quot;-&quot;,SUM(C37,E37))" table:style-name="ce17">
            <text:p>385,337,519<text:s/></text:p>
          </table:table-cell>
          <table:table-cell office:value-type="percentage" office:value="1" table:formula="msoxl:=IF(SUM(G37)&gt;0,G37/G37,&quot;-&quot;)" table:style-name="ce18">
            <text:p>100.00%</text:p>
          </table:table-cell>
          <table:table-cell office:value-type="float" office:value="189140194.59" table:formula="msoxl:=IF(SUM('魚貨供銷情形1(續)'!I12:I39)+SUM('魚貨供銷情形2(續完)'!I12:I36)=0,&quot;-&quot;,SUM('魚貨供銷情形1(續)'!I12:I39)+SUM('魚貨供銷情形2(續完)'!I12:I36))" table:style-name="ce17">
            <text:p>189,140,195<text:s/></text:p>
          </table:table-cell>
          <table:table-cell office:value-type="percentage" office:value="0.49084292376518063" table:formula="msoxl:=IF(AND(SUM(I37)&gt;0,SUM(G37)&gt;0),I37/G37,&quot;-&quot;)" table:style-name="ce18">
            <text:p>49.08%</text:p>
          </table:table-cell>
          <table:table-cell office:value-type="float" office:value="46116180.789999999" table:formula="msoxl:=IF(SUM('魚貨供銷情形1(續)'!K12:K39)+SUM('魚貨供銷情形2(續完)'!K12:K36)=0,&quot;-&quot;,SUM('魚貨供銷情形1(續)'!K12:K39)+SUM('魚貨供銷情形2(續完)'!K12:K36))" table:style-name="ce17">
            <text:p>46,116,181<text:s/></text:p>
          </table:table-cell>
          <table:table-cell office:value-type="percentage" office:value="0.11967736979923796" table:formula="msoxl:=IF(AND(SUM(K37)&gt;0,SUM(G37)&gt;0),K37/G37,&quot;-&quot;)" table:style-name="ce18">
            <text:p>11.97%</text:p>
          </table:table-cell>
          <table:table-cell office:value-type="float" office:value="235256375.38" table:formula="msoxl:=IF(SUM(I37,K37)=0,&quot;-&quot;,SUM(I37,K37))" table:style-name="ce17">
            <text:p>235,256,375<text:s/></text:p>
          </table:table-cell>
          <table:table-cell office:value-type="percentage" office:value="0.61052029356441861" table:formula="msoxl:=IF(AND(SUM(M37)&gt;0,SUM(G37)&gt;0),M37/G37,&quot;-&quot;)" table:style-name="ce18">
            <text:p>61.05%</text:p>
          </table:table-cell>
          <table:table-cell office:value-type="float" office:value="34036643.689999998" table:formula="msoxl:=IF(SUM('魚貨供銷情形1(續)'!O12:O39)+SUM('魚貨供銷情形2(續完)'!O12:O36)=0,&quot;-&quot;,SUM('魚貨供銷情形1(續)'!O12:O39)+SUM('魚貨供銷情形2(續完)'!O12:O36))" table:style-name="ce17">
            <text:p>34,036,644<text:s/></text:p>
          </table:table-cell>
          <table:table-cell office:value-type="percentage" office:value="8.8329430664742373E-2" table:formula="msoxl:=IF(AND(SUM(O37)&gt;0,SUM(M37,O37,Q37)&gt;0),O37/SUM(M37,O37,Q37),&quot;-&quot;)" table:style-name="ce18">
            <text:p>8.83%</text:p>
          </table:table-cell>
          <table:table-cell office:value-type="float" office:value="116044500.19" table:formula="msoxl:=IF(SUM('魚貨供銷情形1(續)'!Q12:Q39)+SUM('魚貨供銷情形2(續完)'!Q12:Q36)=0,&quot;-&quot;,SUM('魚貨供銷情形1(續)'!Q12:Q39)+SUM('魚貨供銷情形2(續完)'!Q12:Q36))" table:style-name="ce17">
            <text:p>116,044,500<text:s/></text:p>
          </table:table-cell>
          <table:table-cell office:value-type="percentage" office:value="0.30115027577083903" table:formula="msoxl:=IF(AND(SUM(Q37)&gt;0,SUM(M37,O37,Q37)&gt;0),Q37/SUM(M37,O37,Q37),&quot;-&quot;)" table:style-name="ce18">
            <text:p>30.12%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21">
            <text:p><text:s text:c="7"/></text:p>
          </table:table-cell>
          <table:table-cell office:value-type="string" table:style-name="ce10">
            <text:p><text:s text:c="7"/></text:p>
          </table:table-cell>
          <table:table-cell table:number-columns-repeated="16" table:style-name="ce2"/>
          <table:table-cell table:number-columns-repeated="16366" table:style-name="ce4"/>
        </table:table-row>
        <table:table-row table:style-name="ro3">
          <table:table-cell office:value-type="string" table:style-name="ce22">
            <text:p><text:s text:c="7"/></text:p>
          </table:table-cell>
          <table:table-cell office:value-type="string" table:style-name="ce12">
            <text:p><text:s text:c="7"/></text:p>
          </table:table-cell>
          <table:table-cell table:number-columns-repeated="16" table:style-name="ce3"/>
          <table:table-cell table:number-columns-repeated="16366" table:style-name="ce4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511811023622047in" fo:margin-right="0.511811023622047in" style:print-orientation="landscape" style:print-page-order="ttb" style:first-page-number="continue" style:scale-to="9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44:31Z</meta:creation-date>
    <dc:date>2017-09-25T06:44:31Z</dc:date>
    <meta:print-date>2017-09-25T06:44:19Z</meta:print-date>
  </office:meta>
</office:document-meta>
</file>